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955cm"/>
    </style:style>
    <style:style style:name="co2" style:family="table-column">
      <style:table-column-properties fo:break-before="auto" style:column-width="7.724cm"/>
    </style:style>
    <style:style style:name="co3" style:family="table-column">
      <style:table-column-properties fo:break-before="auto" style:column-width="8.045cm"/>
    </style:style>
    <style:style style:name="co4" style:family="table-column">
      <style:table-column-properties fo:break-before="auto" style:column-width="7.675cm"/>
    </style:style>
    <style:style style:name="co5" style:family="table-column">
      <style:table-column-properties fo:break-before="auto" style:column-width="5.644cm"/>
    </style:style>
    <style:style style:name="co6" style:family="table-column">
      <style:table-column-properties fo:break-before="auto" style:column-width="7.798cm"/>
    </style:style>
    <style:style style:name="co7" style:family="table-column">
      <style:table-column-properties fo:break-before="auto" style:column-width="8.64cm"/>
    </style:style>
    <style:style style:name="ro1" style:family="table-row">
      <style:table-row-properties style:row-height="0.452cm" fo:break-before="auto" style:use-optimal-row-height="true"/>
    </style:style>
    <style:style style:name="ro2" style:family="table-row">
      <style:table-row-properties style:row-height="1.339cm" fo:break-before="auto" style:use-optimal-row-height="true"/>
    </style:style>
    <style:style style:name="ro3" style:family="table-row">
      <style:table-row-properties style:row-height="0.908cm" fo:break-before="auto" style:use-optimal-row-height="true"/>
    </style:style>
    <style:style style:name="ro4" style:family="table-row">
      <style:table-row-properties style:row-height="0.478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1.7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fo:margin-left="0cm"/>
      <style:text-properties fo:font-style="italic" style:text-underline-style="none" fo:font-weight="bold" style:font-style-asian="italic" style:font-weight-asian="bold" style:font-style-complex="italic" style:font-weight-complex="bold"/>
    </style:style>
    <style:style style:name="ce2" style:family="table-cell" style:parent-style-name="Default">
      <style:table-cell-properties fo:wrap-option="wrap"/>
    </style:style>
    <style:style style:name="ce3" style:family="table-cell" style:parent-style-name="Default">
      <style:table-cell-properties fo:background-color="#81d41a" fo:wrap-option="wrap"/>
    </style:style>
    <style:style style:name="ce4" style:family="table-cell" style:parent-style-name="Default">
      <style:table-cell-properties fo:background-color="#333333" fo:wrap-option="wrap"/>
    </style:style>
    <style:style style:name="ce5" style:family="table-cell" style:parent-style-name="Default">
      <style:table-cell-properties style:text-align-source="fix" style:repeat-content="false"/>
      <style:paragraph-properties fo:text-align="start" fo:margin-left="0cm"/>
      <style:text-properties fo:font-style="italic" style:text-underline-style="none" fo:font-weight="bold" style:font-style-asian="italic" style:font-weight-asian="bold" style:font-style-complex="italic" style:font-weight-complex="bold"/>
    </style:style>
    <style:style style:name="ce6" style:family="table-cell" style:parent-style-name="Default">
      <style:table-cell-properties fo:background-color="#81d41a"/>
    </style:style>
    <style:style style:name="ce7" style:family="table-cell" style:parent-style-name="Default">
      <style:table-cell-properties fo:background-color="#333333"/>
    </style:style>
  </office:automatic-styles>
  <office:body>
    <office:spreadsheet>
      <table:calculation-settings table:automatic-find-labels="false" table:use-regular-expressions="false" table:use-wildcards="true"/>
      <table:table table:name="test_hindi" table:style-name="ta1">
        <table:table-column table:style-name="co1" table:default-cell-style-name="ce2"/>
        <table:table-column table:style-name="co2" table:default-cell-style-name="ce2"/>
        <table:table-column table:style-name="co3" table:default-cell-style-name="ce2"/>
        <table:table-column table:style-name="co4" table:default-cell-style-name="Default"/>
        <table:table-column table:style-name="co5" table:default-cell-style-name="Default"/>
        <table:table-column table:style-name="co6" table:default-cell-style-name="Default"/>
        <table:table-column table:style-name="co7" table:number-columns-repeated="16378" table:default-cell-style-name="Default"/>
        <table:table-row table:style-name="ro1">
          <table:table-cell table:style-name="ce1" office:value-type="string" calcext:value-type="string">
            <text:p>og_transcript</text:p>
          </table:table-cell>
          <table:table-cell table:style-name="ce1" office:value-type="string" calcext:value-type="string">
            <text:p>ms_asr_transcription</text:p>
          </table:table-cell>
          <table:table-cell table:style-name="ce1" office:value-type="string" calcext:value-type="string">
            <text:p>corrected_transcription</text:p>
          </table:table-cell>
          <table:table-cell table:style-name="ce5" office:value-type="string" calcext:value-type="string">
            <text:p>differnces_og_ms</text:p>
          </table:table-cell>
          <table:table-cell table:style-name="ce5" office:value-type="string" calcext:value-type="string">
            <text:p>differnces_og_corr</text:p>
          </table:table-cell>
          <table:table-cell table:style-name="ce5" office:value-type="string" calcext:value-type="string">
            <text:p>differnces_ms_corr</text:p>
          </table:table-cell>
          <table:table-cell table:style-name="ce5" table:number-columns-repeated="16378"/>
        </table:table-row>
        <table:table-row table:style-name="ro2">
          <table:table-cell office:value-type="string" calcext:value-type="string">
            <text:p>मेरे बेटे के होंठ में छेद हो गया था और वह सूज गया है और उसके होंठ के अंदर की त्वचा भूरे रंग की है और संक्रमित दिखती है।</text:p>
          </table:table-cell>
          <table:table-cell office:value-type="string" calcext:value-type="string">
            <text:p>मेरे बेटे के होम्स में छेद हो गया था और वो सूझ गया है और उसके होठ के अंदर की त्वचा भूरे रंग की है और संक्रमित दिखती है।</text:p>
          </table:table-cell>
          <table:table-cell office:value-type="string" calcext:value-type="string">
            <text:p>मेरे बेटे के होम्स में छेद हो गया था और उसके हो</text:p>
          </table:table-cell>
          <table:table-cell office:value-type="string" calcext:value-type="string">
            <text:p>[[3, 'होम्स', 'होंठ'], [10, 'वो', 'वह'], [11, 'सूझ', 'सूज'], [16, 'होठ', 'होंठ']]</text:p>
          </table:table-cell>
          <table:table-cell office:value-type="string" calcext:value-type="string">
            <text:p>[[3, 'होम्स', 'होंठ'], [10, 'उसके', 'वह'], [11, 'हो', 'सूज']]</text:p>
          </table:table-cell>
          <table:table-cell office:value-type="string" calcext:value-type="string">
            <text:p>[[10, 'उसके', 'वो'], [11, 'हो', 'सूझ']]</text:p>
          </table:table-cell>
          <table:table-cell table:number-columns-repeated="16378"/>
        </table:table-row>
        <table:table-row table:style-name="ro3">
          <table:table-cell office:value-type="string" calcext:value-type="string">
            <text:p>मेरी पीठ के निचले हिस्से की मांसपेशियाँ दर्द कर रही हैं</text:p>
          </table:table-cell>
          <table:table-cell office:value-type="string" calcext:value-type="string">
            <text:p>मेरी पीठ के निचले हिस्से की मांसपेशियां दर्द कर रही हैं।</text:p>
          </table:table-cell>
          <table:table-cell office:value-type="string" calcext:value-type="string">
            <text:p>मेरी पीठ के निचले हिस्से की मांसपेशियां दर्द कर</text:p>
          </table:table-cell>
          <table:table-cell table:number-columns-repeated="2" office:value-type="string" calcext:value-type="string">
            <text:p>[[6, 'मांसपेशियां', 'मांसपेशियाँ']]</text:p>
          </table:table-cell>
          <table:table-cell office:value-type="string" calcext:value-type="string">
            <text:p>[]</text:p>
          </table:table-cell>
          <table:table-cell table:number-columns-repeated="16378"/>
        </table:table-row>
        <table:table-row table:style-name="ro4">
          <table:table-cell office:value-type="string" calcext:value-type="string">
            <text:p>मेरी पीठ की मांसपेशियों में दर्द है</text:p>
          </table:table-cell>
          <table:table-cell office:value-type="string" calcext:value-type="string">
            <text:p>मेरी पीठ के मांसपेशियों में दर्द है।</text:p>
          </table:table-cell>
          <table:table-cell office:value-type="string" calcext:value-type="string">
            <text:p>मेरी पीठ के मांसपेशियों में दर्द है</text:p>
          </table:table-cell>
          <table:table-cell table:number-columns-repeated="2" office:value-type="string" calcext:value-type="string">
            <text:p>[[2, 'के', 'की']]</text:p>
          </table:table-cell>
          <table:table-cell office:value-type="string" calcext:value-type="string">
            <text:p>[]</text:p>
          </table:table-cell>
          <table:table-cell table:number-columns-repeated="16378"/>
        </table:table-row>
        <table:table-row table:style-name="ro4">
          <table:table-cell office:value-type="string" calcext:value-type="string">
            <text:p>मेरे बाएं पैर की मांसपेशियों में दर्द है</text:p>
          </table:table-cell>
          <table:table-cell office:value-type="string" calcext:value-type="string">
            <text:p>मेरे भाई पै की मांसपेशियों में दर्द है।</text:p>
          </table:table-cell>
          <table:table-cell office:value-type="string" calcext:value-type="string">
            <text:p>मेरे भाई पै की मांसपेशियों में दर्द है</text:p>
          </table:table-cell>
          <table:table-cell table:number-columns-repeated="2" office:value-type="string" calcext:value-type="string">
            <text:p>[[1, 'भाई', 'बाएं'], [2, 'पै', 'पैर']]</text:p>
          </table:table-cell>
          <table:table-cell office:value-type="string" calcext:value-type="string">
            <text:p>[]</text:p>
          </table:table-cell>
          <table:table-cell table:number-columns-repeated="16378"/>
        </table:table-row>
        <table:table-row table:style-name="ro2">
          <table:table-cell office:value-type="string" calcext:value-type="string">
            <text:p>फुटबॉल खेलने के कारण मेरी उंगली कट गई है और मुझे दर्द निवारक क्रीम लगानी पड़ती है लेकिन इससे कोई फायदा नहीं होता</text:p>
          </table:table-cell>
          <table:table-cell office:value-type="string" calcext:value-type="string">
            <text:p>फुटबॉल खेलने के कारण मेरी उगली कट गई है और मुझे दर्द निवारक क्रीम न गानी पड़ती है, लेकिन इससे कोई फायदा नहीं होता।</text:p>
          </table:table-cell>
          <table:table-cell office:value-type="string" calcext:value-type="string">
            <text:p>फुटबॉल खेलने के कारण मेरी उगली कट गई है</text:p>
          </table:table-cell>
          <table:table-cell office:value-type="string" calcext:value-type="string">
            <text:p>[[5, 'उगली', 'उंगली'], [14, 'न', 'लगानी'], [15, 'गानी', 'पड़ती'], [16, 'पड़ती', 'है'], [17, 'है', 'लेकिन'], [18, 'लेकिन', 'इससे'], [19, 'इससे', 'कोई'], [20, 'कोई', 'फायदा'], [21, 'फायदा', 'नहीं'], [22, 'नहीं', 'होता']]</text:p>
          </table:table-cell>
          <table:table-cell office:value-type="string" calcext:value-type="string">
            <text:p>[[5, 'उगली', 'उंगली']]</text:p>
          </table:table-cell>
          <table:table-cell office:value-type="string" calcext:value-type="string">
            <text:p>[]</text:p>
          </table:table-cell>
          <table:table-cell table:number-columns-repeated="16378"/>
        </table:table-row>
        <table:table-row table:style-name="ro3">
          <table:table-cell office:value-type="string" calcext:value-type="string">
            <text:p>मेरे चेहरे पर मुहांसे और त्वचा में खुजली जैसी अन्य समस्याएं हैं</text:p>
          </table:table-cell>
          <table:table-cell office:value-type="string" calcext:value-type="string">
            <text:p>मेरे चेहरे पर मुहर से औरतों चा में खुजली जैसी अन्य समस्याएं हैं।</text:p>
          </table:table-cell>
          <table:table-cell office:value-type="string" calcext:value-type="string">
            <text:p>मेरे चेहरे पर मुहर से औरतों चा में खुजली जै</text:p>
          </table:table-cell>
          <table:table-cell office:value-type="string" calcext:value-type="string">
            <text:p>[[3, 'मुहर', 'मुहांसे'], [4, 'से', 'और'], [5, 'औरतों', 'त्वचा'], [6, 'चा', 'में'], [7, 'में', 'खुजली'], [8, 'खुजली', 'जैसी'], [9, 'जैसी', 'अन्य'], [10, 'अन्य', 'समस्याएं'], [11, 'समस्याएं', 'हैं']]</text:p>
          </table:table-cell>
          <table:table-cell office:value-type="string" calcext:value-type="string">
            <text:p>[[3, 'मुहर', 'मुहांसे'], [4, 'से', 'और'], [5, 'औरतों', 'त्वचा'], [6, 'चा', 'में'], [7, 'में', 'खुजली'], [8, 'खुजली', 'जैसी'], [9, 'जै', 'अन्य']]</text:p>
          </table:table-cell>
          <table:table-cell office:value-type="string" calcext:value-type="string">
            <text:p>[[9, 'जै', 'जैसी']]</text:p>
          </table:table-cell>
          <table:table-cell table:number-columns-repeated="16378"/>
        </table:table-row>
        <table:table-row table:style-name="ro4">
          <table:table-cell office:value-type="string" calcext:value-type="string">
            <text:p>मेरी बांह पर एक अजीब सा दाने हो गया है</text:p>
          </table:table-cell>
          <table:table-cell office:value-type="string" calcext:value-type="string">
            <text:p>मेरी बाहों पर एक अजीब सा दाने हो गया है।</text:p>
          </table:table-cell>
          <table:table-cell office:value-type="string" calcext:value-type="string">
            <text:p>मेरी बाहों पर एक अजीब सा दाने हो गया है</text:p>
          </table:table-cell>
          <table:table-cell table:number-columns-repeated="2" office:value-type="string" calcext:value-type="string">
            <text:p>[[1, 'बाहों', 'बांह']]</text:p>
          </table:table-cell>
          <table:table-cell office:value-type="string" calcext:value-type="string">
            <text:p>[]</text:p>
          </table:table-cell>
          <table:table-cell table:number-columns-repeated="16378"/>
        </table:table-row>
        <table:table-row table:style-name="ro4">
          <table:table-cell office:value-type="string" calcext:value-type="string">
            <text:p>मेरे पेट के निचले हिस्से में तेज दर्द हो रहा है.</text:p>
          </table:table-cell>
          <table:table-cell office:value-type="string" calcext:value-type="string">
            <text:p>मेरे पेट के निचले हिस्से में तेज दर्द हो रहा है'।</text:p>
          </table:table-cell>
          <table:table-cell office:value-type="string" calcext:value-type="string">
            <text:p>मेरे पेट के निचले हिस्से में तेज दर्द हो </text:p>
          </table:table-cell>
          <table:table-cell office:value-type="string" calcext:value-type="string">
            <text:p>[[10, "है'", 'है']]</text:p>
          </table:table-cell>
          <table:table-cell table:number-columns-repeated="2" office:value-type="string" calcext:value-type="string">
            <text:p>[]</text:p>
          </table:table-cell>
          <table:table-cell table:number-columns-repeated="16378"/>
        </table:table-row>
        <table:table-row table:style-name="ro3">
          <table:table-cell office:value-type="string" calcext:value-type="string">
            <text:p>जब मैं बहुत अधिक चलता हूं तो मेरे घुटनों में दर्द होता है</text:p>
          </table:table-cell>
          <table:table-cell office:value-type="string" calcext:value-type="string">
            <text:p>जब मैं बहुत अधिक चलता हूँ तो मेरे घुटनों में दर्द होता है।</text:p>
          </table:table-cell>
          <table:table-cell office:value-type="string" calcext:value-type="string">
            <text:p>जब मैं बहुत अधिक चलता हूं तो मेरे घुटनों में दर्</text:p>
          </table:table-cell>
          <table:table-cell office:value-type="string" calcext:value-type="string">
            <text:p>[[5, 'हूँ', 'हूं']]</text:p>
          </table:table-cell>
          <table:table-cell office:value-type="string" calcext:value-type="string">
            <text:p>[[10, 'दर्', 'दर्द']]</text:p>
          </table:table-cell>
          <table:table-cell office:value-type="string" calcext:value-type="string">
            <text:p>[[5, 'हूं', 'हूँ'], [10, 'दर्', 'दर्द']]</text:p>
          </table:table-cell>
          <table:table-cell table:number-columns-repeated="16378"/>
        </table:table-row>
        <table:table-row table:style-name="ro3">
          <table:table-cell office:value-type="string" calcext:value-type="string">
            <text:p>डॉ। मुझे अपनी पसली के पिंजरे के अंदर एक अजीब और तेज़ दर्द महसूस होता है</text:p>
          </table:table-cell>
          <table:table-cell office:value-type="string" calcext:value-type="string">
            <text:p>डा। मुझे अपनी पसंदी के पिजरे के अंदर एक अजीत और तेस दर्द महसूस होता है।</text:p>
          </table:table-cell>
          <table:table-cell office:value-type="string" calcext:value-type="string">
            <text:p>मुझे अपनी पसंदी के पिजरे के अंदर एक अजीत </text:p>
          </table:table-cell>
          <table:table-cell office:value-type="string" calcext:value-type="string">
            <text:p>[[0, 'डा', 'डॉ'], [3, 'पसंदी', 'पसली'], [5, 'पिजरे', 'पिंजरे'], [9, 'अजीत', 'अजीब'], [11, 'तेस', 'तेज़']]</text:p>
          </table:table-cell>
          <table:table-cell office:value-type="string" calcext:value-type="string">
            <text:p>[[0, 'मुझे', 'डॉ'], [1, 'अपनी', 'मुझे'], [2, 'पसंदी', 'अपनी'], [3, 'के', 'पसली'], [4, 'पिजरे', 'के'], [5, 'के', 'पिंजरे'], [6, 'अंदर', 'के'], [7, 'एक', 'अंदर'], [8, 'अजीत', 'एक']]</text:p>
          </table:table-cell>
          <table:table-cell office:value-type="string" calcext:value-type="string">
            <text:p>[[0, 'मुझे', 'डा'], [1, 'अपनी', 'मुझे'], [2, 'पसंदी', 'अपनी'], [3, 'के', 'पसंदी'], [4, 'पिजरे', 'के'], [5, 'के', 'पिजरे'], [6, 'अंदर', 'के'], [7, 'एक', 'अंदर'], [8, 'अजीत', 'एक']]</text:p>
          </table:table-cell>
          <table:table-cell table:number-columns-repeated="16378"/>
        </table:table-row>
        <table:table-row table:style-name="ro4">
          <table:table-cell office:value-type="string" calcext:value-type="string">
            <text:p>रोओ मत</text:p>
          </table:table-cell>
          <table:table-cell office:value-type="string" calcext:value-type="string">
            <text:p>रोमा।</text:p>
          </table:table-cell>
          <table:table-cell office:value-type="string" calcext:value-type="string">
            <text:p>रोमा</text:p>
          </table:table-cell>
          <table:table-cell table:number-columns-repeated="2" office:value-type="string" calcext:value-type="string">
            <text:p>[[0, 'रोमा', 'रोओ']]</text:p>
          </table:table-cell>
          <table:table-cell office:value-type="string" calcext:value-type="string">
            <text:p>[]</text:p>
          </table:table-cell>
          <table:table-cell table:number-columns-repeated="16378"/>
        </table:table-row>
        <table:table-row table:style-name="ro2">
          <table:table-cell office:value-type="string" calcext:value-type="string">
            <text:p>दर्जनों सीढ़ियाँ चढ़ने के बाद मेरी साँसें फूल जाती थीं लेकिन अब जब मैं नीचे बैठता हूँ तो भी मुझे साँस लेने में कठिनाई होती है।</text:p>
          </table:table-cell>
          <table:table-cell office:value-type="string" calcext:value-type="string">
            <text:p>दर्जनो सीढ़िया चढ़ने के बाद मेरी सांसे फूल जाती थीं लेकिन अब जब मैं नीचे बैठता हूँ तो भी मुझे सांस लेने में कठिनाई होती है।</text:p>
          </table:table-cell>
          <table:table-cell office:value-type="string" calcext:value-type="string">
            <text:p>मुझे सांस लेने में कठिनाई होती है।</text:p>
          </table:table-cell>
          <table:table-cell office:value-type="string" calcext:value-type="string">
            <text:p>[[0, 'दर्जनो', 'दर्जनों'], [1, 'सीढ़िया', 'सीढ़ियाँ'], [6, 'सांसे', 'साँसें'], [20, 'सांस', 'साँस']]</text:p>
          </table:table-cell>
          <table:table-cell office:value-type="string" calcext:value-type="string">
            <text:p>[[0, 'मुझे', 'दर्जनों'], [1, 'सांस', 'सीढ़ियाँ'], [2, 'लेने', 'चढ़ने'], [3, 'में', 'के'], [4, 'कठिनाई', 'बाद'], [5, 'होती', 'मेरी'], [6, 'है', 'साँसें']]</text:p>
          </table:table-cell>
          <table:table-cell office:value-type="string" calcext:value-type="string">
            <text:p>[[0, 'मुझे', 'दर्जनो'], [1, 'सांस', 'सीढ़िया'], [2, 'लेने', 'चढ़ने'], [3, 'में', 'के'], [4, 'कठिनाई', 'बाद'], [5, 'होती', 'मेरी'], [6, 'है', 'सांसे']]</text:p>
          </table:table-cell>
          <table:table-cell table:number-columns-repeated="16378"/>
        </table:table-row>
        <table:table-row table:style-name="ro3">
          <table:table-cell office:value-type="string" calcext:value-type="string">
            <text:p>मुझे लगता है कि दौड़ने या कोई भी प्रयास करने के बाद मेरे लिए सांस लेना मुश्किल हो जाता है</text:p>
          </table:table-cell>
          <table:table-cell office:value-type="string" calcext:value-type="string">
            <text:p>मुझे लगता है कि दौर में या कोई भी प्रयास करने के बाद मेरे लिए सांस लेना मुश्किल हो जाता है।</text:p>
          </table:table-cell>
          <table:table-cell office:value-type="string" calcext:value-type="string">
            <text:p>मुझे लगता है कि दौर में या कोई भी प्रयास करने के</text:p>
          </table:table-cell>
          <table:table-cell office:value-type="string" calcext:value-type="string">
            <text:p>[[4, 'दौर', 'दौड़ने'], [5, 'में', 'या'], [6, 'या', 'कोई'], [7, 'कोई', 'भी'], [8, 'भी', 'प्रयास'], [9, 'प्रयास', 'करने'], [10, 'करने', 'के'], [11, 'के', 'बाद'], [12, 'बाद', 'मेरे'], [13, 'मेरे', 'लिए'], [14, 'लिए', 'सांस'], [15, 'सांस', 'लेना'], [16, 'लेना', 'मुश्किल'], [17, 'मुश्किल', 'हो'], [18, 'हो', 'जाता'], [19, 'जाता', 'है']]</text:p>
          </table:table-cell>
          <table:table-cell office:value-type="string" calcext:value-type="string">
            <text:p>[[4, 'दौर', 'दौड़ने'], [5, 'में', 'या'], [6, 'या', 'कोई'], [7, 'कोई', 'भी'], [8, 'भी', 'प्रयास'], [9, 'प्रयास', 'करने'], [10, 'करने', 'के'], [11, 'के', 'बाद']]</text:p>
          </table:table-cell>
          <table:table-cell office:value-type="string" calcext:value-type="string">
            <text:p>[]</text:p>
          </table:table-cell>
          <table:table-cell table:number-columns-repeated="16378"/>
        </table:table-row>
        <table:table-row table:style-name="ro2">
          <table:table-cell office:value-type="string" calcext:value-type="string">
            <text:p>मैं काफी समय तक एक किताब पढ़ता हूं और जब मैं पढ़ना समाप्त करता हूं तो मुझे सिर में दर्द होने लगता है</text:p>
          </table:table-cell>
          <table:table-cell office:value-type="string" calcext:value-type="string">
            <text:p>मैं काशी समय तक एक किताब पढ़ता हूँ।</text:p>
          </table:table-cell>
          <table:table-cell office:value-type="string" calcext:value-type="string">
            <text:p>मैं काशी समय तक एक किताब पढ़ता हूं</text:p>
          </table:table-cell>
          <table:table-cell office:value-type="string" calcext:value-type="string">
            <text:p>[[1, 'काशी', 'काफी'], [7, 'हूँ', 'हूं']]</text:p>
          </table:table-cell>
          <table:table-cell office:value-type="string" calcext:value-type="string">
            <text:p>[[1, 'काशी', 'काफी']]</text:p>
          </table:table-cell>
          <table:table-cell office:value-type="string" calcext:value-type="string">
            <text:p>[[7, 'हूं', 'हूँ']]</text:p>
          </table:table-cell>
          <table:table-cell table:number-columns-repeated="16378"/>
        </table:table-row>
        <table:table-row table:style-name="ro4">
          <table:table-cell office:value-type="string" calcext:value-type="string">
            <text:p>मुझे सर्दी के कारण नींद नहीं आती</text:p>
          </table:table-cell>
          <table:table-cell office:value-type="string" calcext:value-type="string">
            <text:p>मुझे सर्दी के कारण नींद नहीं आती।</text:p>
          </table:table-cell>
          <table:table-cell office:value-type="string" calcext:value-type="string">
            <text:p>मुझे सर्दी के कारण नींद नहीं आती</text:p>
          </table:table-cell>
          <table:table-cell table:number-columns-repeated="3" office:value-type="string" calcext:value-type="string">
            <text:p>[]</text:p>
          </table:table-cell>
          <table:table-cell table:number-columns-repeated="16378"/>
        </table:table-row>
        <table:table-row table:style-name="ro4">
          <table:table-cell office:value-type="string" calcext:value-type="string">
            <text:p>मेरे संक्रमित घाव के कारण बुखार है</text:p>
          </table:table-cell>
          <table:table-cell office:value-type="string" calcext:value-type="string">
            <text:p>मेरे संक्रमित घाव के कारण बुखार है।</text:p>
          </table:table-cell>
          <table:table-cell office:value-type="string" calcext:value-type="string">
            <text:p>मेरे संक्रमित घाव के कारण बुखार है</text:p>
          </table:table-cell>
          <table:table-cell table:number-columns-repeated="3" office:value-type="string" calcext:value-type="string">
            <text:p>[]</text:p>
          </table:table-cell>
          <table:table-cell table:number-columns-repeated="16378"/>
        </table:table-row>
        <table:table-row table:style-name="ro4">
          <table:table-cell office:value-type="string" calcext:value-type="string">
            <text:p>मेरे बहुत सारे बाल झड़ जाते हैं</text:p>
          </table:table-cell>
          <table:table-cell office:value-type="string" calcext:value-type="string">
            <text:p>मेरे बहुत सारे बाल झड़ जाते हैं।</text:p>
          </table:table-cell>
          <table:table-cell office:value-type="string" calcext:value-type="string">
            <text:p>मेरे बहुत सारे बाल झड़ जाते हैं</text:p>
          </table:table-cell>
          <table:table-cell table:number-columns-repeated="3" office:value-type="string" calcext:value-type="string">
            <text:p>[]</text:p>
          </table:table-cell>
          <table:table-cell table:number-columns-repeated="16378"/>
        </table:table-row>
        <table:table-row table:style-name="ro4">
          <table:table-cell office:value-type="string" calcext:value-type="string">
            <text:p>गंभीर दस्त के बाद मुझे चक्कर आ रहा है</text:p>
          </table:table-cell>
          <table:table-cell office:value-type="string" calcext:value-type="string">
            <text:p>गंभीर दस्त के बाद मुझे चक्कर आ रहा है।</text:p>
          </table:table-cell>
          <table:table-cell office:value-type="string" calcext:value-type="string">
            <text:p>मेरे चक्कर आ रहा है</text:p>
          </table:table-cell>
          <table:table-cell office:value-type="string" calcext:value-type="string">
            <text:p>[]</text:p>
          </table:table-cell>
          <table:table-cell table:number-columns-repeated="2" office:value-type="string" calcext:value-type="string">
            <text:p>[[0, 'मेरे', 'गंभीर'], [1, 'चक्कर', 'दस्त'], [2, 'आ', 'के'], [3, 'रहा', 'बाद'], [4, 'है', 'मुझे']]</text:p>
          </table:table-cell>
          <table:table-cell table:number-columns-repeated="16378"/>
        </table:table-row>
        <table:table-row table:style-name="ro4">
          <table:table-cell table:style-name="ce3" office:value-type="string" calcext:value-type="string">
            <text:p>मुझे अपनी पीठ में दर्द महसूस हो रहा है</text:p>
          </table:table-cell>
          <table:table-cell table:style-name="ce3" office:value-type="string" calcext:value-type="string">
            <text:p>मुझे अपनी पीक में दर्द महसूस हो रहा है'।</text:p>
          </table:table-cell>
          <table:table-cell table:style-name="ce3" office:value-type="string" calcext:value-type="string">
            <text:p>मुझे अपनी पीठ में दर्द महसूस हो रहा है</text:p>
          </table:table-cell>
          <table:table-cell table:style-name="ce6" office:value-type="string" calcext:value-type="string">
            <text:p>[[2, 'पीक', 'पीठ'], [8, "है'", 'है']]</text:p>
          </table:table-cell>
          <table:table-cell table:style-name="ce6" office:value-type="string" calcext:value-type="string">
            <text:p>[]</text:p>
          </table:table-cell>
          <table:table-cell table:style-name="ce6" office:value-type="string" calcext:value-type="string">
            <text:p>[[2, 'पीठ', 'पीक'], [8, 'है', "है'"]]</text:p>
          </table:table-cell>
          <table:table-cell table:number-columns-repeated="16378"/>
        </table:table-row>
        <table:table-row table:style-name="ro4">
          <table:table-cell office:value-type="string" calcext:value-type="string">
            <text:p>त्वचा में घाव फटना या खुलना</text:p>
          </table:table-cell>
          <table:table-cell office:value-type="string" calcext:value-type="string">
            <text:p>त्वचा में घाव फटना या खोना।</text:p>
          </table:table-cell>
          <table:table-cell office:value-type="string" calcext:value-type="string">
            <text:p>मुँहा में घाव फटना या खोना</text:p>
          </table:table-cell>
          <table:table-cell office:value-type="string" calcext:value-type="string">
            <text:p>[[5, 'खोना', 'खुलना']]</text:p>
          </table:table-cell>
          <table:table-cell office:value-type="string" calcext:value-type="string">
            <text:p>[[0, 'मुँहा', 'त्वचा'], [5, 'खोना', 'खुलना']]</text:p>
          </table:table-cell>
          <table:table-cell office:value-type="string" calcext:value-type="string">
            <text:p>[[0, 'मुँहा', 'त्वचा']]</text:p>
          </table:table-cell>
          <table:table-cell table:number-columns-repeated="16378"/>
        </table:table-row>
        <table:table-row table:style-name="ro3">
          <table:table-cell office:value-type="string" calcext:value-type="string">
            <text:p>जब भी मैं कुछ करने की कोशिश करता हूं तो मेरा सिर दर्द करने लगता है।</text:p>
          </table:table-cell>
          <table:table-cell office:value-type="string" calcext:value-type="string">
            <text:p>जब भी मैं कुछ करने की कोशिश करता हूँ तो मेरा सिर दर्द करने लगता है।</text:p>
          </table:table-cell>
          <table:table-cell office:value-type="string" calcext:value-type="string">
            <text:p>जब भी मैं कुछ करने की कोशिश करता हूं तो मे</text:p>
          </table:table-cell>
          <table:table-cell office:value-type="string" calcext:value-type="string">
            <text:p>[[8, 'हूँ', 'हूं']]</text:p>
          </table:table-cell>
          <table:table-cell office:value-type="string" calcext:value-type="string">
            <text:p>[[10, 'मे', 'मेरा']]</text:p>
          </table:table-cell>
          <table:table-cell office:value-type="string" calcext:value-type="string">
            <text:p>[[8, 'हूं', 'हूँ'], [10, 'मे', 'मेरा']]</text:p>
          </table:table-cell>
          <table:table-cell table:number-columns-repeated="16378"/>
        </table:table-row>
        <table:table-row table:style-name="ro4">
          <table:table-cell office:value-type="string" calcext:value-type="string">
            <text:p>मेरी त्वचा पर काले धब्बे हैं</text:p>
          </table:table-cell>
          <table:table-cell office:value-type="string" calcext:value-type="string">
            <text:p>मेरी त्वचा पर काले धब्बे हैं।</text:p>
          </table:table-cell>
          <table:table-cell office:value-type="string" calcext:value-type="string">
            <text:p>मेरी त्वचा पर काले धब्बे हैं</text:p>
          </table:table-cell>
          <table:table-cell table:number-columns-repeated="3" office:value-type="string" calcext:value-type="string">
            <text:p>[]</text:p>
          </table:table-cell>
          <table:table-cell table:number-columns-repeated="16378"/>
        </table:table-row>
        <table:table-row table:style-name="ro4">
          <table:table-cell table:style-name="ce3" office:value-type="string" calcext:value-type="string">
            <text:p>मेरे पेट में तेज दर्द महसूस हो रहा है</text:p>
          </table:table-cell>
          <table:table-cell table:style-name="ce3" office:value-type="string" calcext:value-type="string">
            <text:p>मेरे पेट में तेज दर्द महसूस हो रहा है'।</text:p>
          </table:table-cell>
          <table:table-cell table:style-name="ce3" office:value-type="string" calcext:value-type="string">
            <text:p>मेरे पेट में तेज दर्द महसूस हो रहा है</text:p>
          </table:table-cell>
          <table:table-cell table:style-name="ce6" office:value-type="string" calcext:value-type="string">
            <text:p>[[8, "है'", 'है']]</text:p>
          </table:table-cell>
          <table:table-cell table:style-name="ce6" office:value-type="string" calcext:value-type="string">
            <text:p>[]</text:p>
          </table:table-cell>
          <table:table-cell table:style-name="ce6" office:value-type="string" calcext:value-type="string">
            <text:p>[[8, 'है', "है'"]]</text:p>
          </table:table-cell>
          <table:table-cell table:number-columns-repeated="16378"/>
        </table:table-row>
        <table:table-row table:style-name="ro3">
          <table:table-cell office:value-type="string" calcext:value-type="string">
            <text:p>मैं कुछ नहीं कर सकता मुझे अपने शरीर में कमजोरी महसूस होती है</text:p>
          </table:table-cell>
          <table:table-cell office:value-type="string" calcext:value-type="string">
            <text:p>मैं कुछ नहीं कर सकता मुझे अपने शरीर में कमजोरी महसूस होती है।</text:p>
          </table:table-cell>
          <table:table-cell office:value-type="string" calcext:value-type="string">
            <text:p>मैं कुछ नहीं कर सकता मुझे अपने शरीर में कमजोरी</text:p>
          </table:table-cell>
          <table:table-cell table:number-columns-repeated="3" office:value-type="string" calcext:value-type="string">
            <text:p>[]</text:p>
          </table:table-cell>
          <table:table-cell table:number-columns-repeated="16378"/>
        </table:table-row>
        <table:table-row table:style-name="ro4">
          <table:table-cell office:value-type="string" calcext:value-type="string">
            <text:p>मेरी आंखें धुंधली हैं</text:p>
          </table:table-cell>
          <table:table-cell office:value-type="string" calcext:value-type="string">
            <text:p>मेरी आँखें धंधली है।</text:p>
          </table:table-cell>
          <table:table-cell office:value-type="string" calcext:value-type="string">
            <text:p>मेरी आंखें धंधली है</text:p>
          </table:table-cell>
          <table:table-cell office:value-type="string" calcext:value-type="string">
            <text:p>[[1, 'आँखें', 'आंखें'], [2, 'धंधली', 'धुंधली'], [3, 'है', 'हैं']]</text:p>
          </table:table-cell>
          <table:table-cell office:value-type="string" calcext:value-type="string">
            <text:p>[[2, 'धंधली', 'धुंधली'], [3, 'है', 'हैं']]</text:p>
          </table:table-cell>
          <table:table-cell office:value-type="string" calcext:value-type="string">
            <text:p>[[1, 'आंखें', 'आँखें']]</text:p>
          </table:table-cell>
          <table:table-cell table:number-columns-repeated="16378"/>
        </table:table-row>
        <table:table-row table:style-name="ro3">
          <table:table-cell office:value-type="string" calcext:value-type="string">
            <text:p>जब मैं 70 वर्ष का हुआ तब से मुझे पीठ में दर्द रहता है।</text:p>
          </table:table-cell>
          <table:table-cell office:value-type="string" calcext:value-type="string">
            <text:p>जब मैं तो वर्ष का हुआ, तब से मुझे पीक में दर्द रहता है।</text:p>
          </table:table-cell>
          <table:table-cell office:value-type="string" calcext:value-type="string">
            <text:p>जब मैं तो वर्ष का हुआ तब से मुझे पीठ में दर्</text:p>
          </table:table-cell>
          <table:table-cell office:value-type="string" calcext:value-type="string">
            <text:p>[[2, 'तो', '70'], [9, 'पीक', 'पीठ']]</text:p>
          </table:table-cell>
          <table:table-cell office:value-type="string" calcext:value-type="string">
            <text:p>[[2, 'तो', '70'], [11, 'दर्', 'दर्द']]</text:p>
          </table:table-cell>
          <table:table-cell office:value-type="string" calcext:value-type="string">
            <text:p>[[9, 'पीठ', 'पीक'], [11, 'दर्', 'दर्द']]</text:p>
          </table:table-cell>
          <table:table-cell table:number-columns-repeated="16378"/>
        </table:table-row>
        <table:table-row table:style-name="ro2">
          <table:table-cell office:value-type="string" calcext:value-type="string">
            <text:p>मैंने अधिक स्पष्ट देखने के लिए अपना चश्मा लगाने की कोशिश की लेकिन कोई बदलाव नहीं मिला</text:p>
          </table:table-cell>
          <table:table-cell office:value-type="string" calcext:value-type="string">
            <text:p>मैंने एक अधिक स्पष्ट देखने के लिए अपना चश्मा लराने की कोशिश की लेकिन कोई बदलाव नहीं मिला।</text:p>
          </table:table-cell>
          <table:table-cell office:value-type="string" calcext:value-type="string">
            <text:p>मैंने एक अधिक स्पष्ट देखने के लिए अपना चश्मा लर</text:p>
          </table:table-cell>
          <table:table-cell office:value-type="string" calcext:value-type="string">
            <text:p>[[1, 'एक', 'अधिक'], [2, 'अधिक', 'स्पष्ट'], [3, 'स्पष्ट', 'देखने'], [4, 'देखने', 'के'], [5, 'के', 'लिए'], [6, 'लिए', 'अपना'], [7, 'अपना', 'चश्मा'], [8, 'चश्मा', 'लगाने'], [9, 'लराने', 'की'], [10, 'की', 'कोशिश'], [11, 'कोशिश', 'की'], [12, 'की', 'लेकिन'], [13, 'लेकिन', 'कोई'], [14, 'कोई', 'बदलाव'], [15, 'बदलाव', 'नहीं'], [16, 'नहीं', 'मिला']]</text:p>
          </table:table-cell>
          <table:table-cell office:value-type="string" calcext:value-type="string">
            <text:p>[[1, 'एक', 'अधिक'], [2, 'अधिक', 'स्पष्ट'], [3, 'स्पष्ट', 'देखने'], [4, 'देखने', 'के'], [5, 'के', 'लिए'], [6, 'लिए', 'अपना'], [7, 'अपना', 'चश्मा'], [8, 'चश्मा', 'लगाने'], [9, 'लर', 'की']]</text:p>
          </table:table-cell>
          <table:table-cell office:value-type="string" calcext:value-type="string">
            <text:p>[[9, 'लर', 'लराने']]</text:p>
          </table:table-cell>
          <table:table-cell table:number-columns-repeated="16378"/>
        </table:table-row>
        <table:table-row table:style-name="ro2">
          <table:table-cell office:value-type="string" calcext:value-type="string">
            <text:p>जब मैं मुहांसों को छूता हूं तो मुझे गहरी झुनझुनी महसूस होती है और उसके बाद बुरी अनुभूति होती है</text:p>
          </table:table-cell>
          <table:table-cell office:value-type="string" calcext:value-type="string">
            <text:p>जब मैं महानसों को छूता हूँ तो मुझे गहरी झुनझुनी महसूस होती है और उसके बाद बुरी अनुती होती है।</text:p>
          </table:table-cell>
          <table:table-cell office:value-type="string" calcext:value-type="string">
            <text:p>जब मैं महानसों को छूता हूं तो मुझे गहरी</text:p>
          </table:table-cell>
          <table:table-cell office:value-type="string" calcext:value-type="string">
            <text:p>[[2, 'महानसों', 'मुहांसों'], [5, 'हूँ', 'हूं'], [17, 'अनुती', 'अनुभूति']]</text:p>
          </table:table-cell>
          <table:table-cell office:value-type="string" calcext:value-type="string">
            <text:p>[[2, 'महानसों', 'मुहांसों']]</text:p>
          </table:table-cell>
          <table:table-cell office:value-type="string" calcext:value-type="string">
            <text:p>[[5, 'हूं', 'हूँ']]</text:p>
          </table:table-cell>
          <table:table-cell table:number-columns-repeated="16378"/>
        </table:table-row>
        <table:table-row table:style-name="ro4">
          <table:table-cell office:value-type="string" calcext:value-type="string">
            <text:p>गर्म होने पर मेरे मुँहासे और भी बदतर हो जाते हैं</text:p>
          </table:table-cell>
          <table:table-cell office:value-type="string" calcext:value-type="string">
            <text:p>कर्म होने पर मेरे मुहासे और भी बदतर हो जाते हैं।</text:p>
          </table:table-cell>
          <table:table-cell office:value-type="string" calcext:value-type="string">
            <text:p>मेरे मुहासे और भी बदतर हो जाते हैं</text:p>
          </table:table-cell>
          <table:table-cell office:value-type="string" calcext:value-type="string">
            <text:p>[[0, 'कर्म', 'गर्म'], [4, 'मुहासे', 'मुँहासे']]</text:p>
          </table:table-cell>
          <table:table-cell office:value-type="string" calcext:value-type="string">
            <text:p>[[0, 'मेरे', 'गर्म'], [1, 'मुहासे', 'होने'], [2, 'और', 'पर'], [3, 'भी', 'मेरे'], [4, 'बदतर', 'मुँहासे'], [5, 'हो', 'और'], [6, 'जाते', 'भी'], [7, 'हैं', 'बदतर']]</text:p>
          </table:table-cell>
          <table:table-cell office:value-type="string" calcext:value-type="string">
            <text:p>[[0, 'मेरे', 'कर्म'], [1, 'मुहासे', 'होने'], [2, 'और', 'पर'], [3, 'भी', 'मेरे'], [4, 'बदतर', 'मुहासे'], [5, 'हो', 'और'], [6, 'जाते', 'भी'], [7, 'हैं', 'बदतर']]</text:p>
          </table:table-cell>
          <table:table-cell table:number-columns-repeated="16378"/>
        </table:table-row>
        <table:table-row table:style-name="ro3">
          <table:table-cell office:value-type="string" calcext:value-type="string">
            <text:p>कभी-कभी मुझे अपनी छाती पर एक पंजे जैसा महसूस होता है जिससे मेरी सांसें थम जाती हैं।</text:p>
          </table:table-cell>
          <table:table-cell office:value-type="string" calcext:value-type="string">
            <text:p>तभी कभी मुझे अपनी छाती पर एक पंजे जैसा महसूस होता है, जिससे मेरी सांसे थम जाती है।</text:p>
          </table:table-cell>
          <table:table-cell office:value-type="string" calcext:value-type="string">
            <text:p>मुझे अपनी छाती पर एक पंजे जैसा महसूस होता</text:p>
          </table:table-cell>
          <table:table-cell office:value-type="string" calcext:value-type="string">
            <text:p>[[0, 'तभी', 'कभी-कभी'], [1, 'कभी', 'मुझे'], [2, 'मुझे', 'अपनी'], [3, 'अपनी', 'छाती'], [4, 'छाती', 'पर'], [5, 'पर', 'एक'], [6, 'एक', 'पंजे'], [7, 'पंजे', 'जैसा'], [8, 'जैसा', 'महसूस'], [9, 'महसूस', 'होता'], [10, 'होता', 'है'], [11, 'है', 'जिससे'], [12, 'जिससे', 'मेरी'], [13, 'मेरी', 'सांसें'], [14, 'सांसे', 'थम'], [15, 'थम', 'जाती'], [16, 'जाती', 'हैं']]</text:p>
          </table:table-cell>
          <table:table-cell office:value-type="string" calcext:value-type="string">
            <text:p>[[0, 'मुझे', 'कभी-कभी'], [1, 'अपनी', 'मुझे'], [2, 'छाती', 'अपनी'], [3, 'पर', 'छाती'], [4, 'एक', 'पर'], [5, 'पंजे', 'एक'], [6, 'जैसा', 'पंजे'], [7, 'महसूस', 'जैसा'], [8, 'होता', 'महसूस']]</text:p>
          </table:table-cell>
          <table:table-cell office:value-type="string" calcext:value-type="string">
            <text:p>[[0, 'मुझे', 'तभी'], [1, 'अपनी', 'कभी'], [2, 'छाती', 'मुझे'], [3, 'पर', 'अपनी'], [4, 'एक', 'छाती'], [5, 'पंजे', 'पर'], [6, 'जैसा', 'एक'], [7, 'महसूस', 'पंजे'], [8, 'होता', 'जैसा']]</text:p>
          </table:table-cell>
          <table:table-cell table:number-columns-repeated="16378"/>
        </table:table-row>
        <table:table-row table:style-name="ro3">
          <table:table-cell office:value-type="string" calcext:value-type="string">
            <text:p>जब मैं जिम में था तब से मेरे पेट की मांसपेशियों में बहुत दर्द हो रहा है</text:p>
          </table:table-cell>
          <table:table-cell office:value-type="string" calcext:value-type="string">
            <text:p>जब मैं जिम में था, तब से मेरे पेट की मांसपेशियों में बहुत दर्द हो रहा है'।</text:p>
          </table:table-cell>
          <table:table-cell office:value-type="string" calcext:value-type="string">
            <text:p>जब मैं जिम में था तब से मेरे पेट की मांसपेश</text:p>
          </table:table-cell>
          <table:table-cell office:value-type="string" calcext:value-type="string">
            <text:p>[[16, "है'", 'है']]</text:p>
          </table:table-cell>
          <table:table-cell table:number-columns-repeated="2" office:value-type="string" calcext:value-type="string">
            <text:p>[[10, 'मांसपेश', 'मांसपेशियों']]</text:p>
          </table:table-cell>
          <table:table-cell table:number-columns-repeated="16378"/>
        </table:table-row>
        <table:table-row table:style-name="ro3">
          <table:table-cell office:value-type="string" calcext:value-type="string">
            <text:p>जब मैं जिम में लिफ्ट ले रहा था तो मेरी पीठ में चोट लग गई</text:p>
          </table:table-cell>
          <table:table-cell office:value-type="string" calcext:value-type="string">
            <text:p>जब मैं जिम में लिप्त ले रहा था तो मेरी पीठ में चोकर गई।</text:p>
          </table:table-cell>
          <table:table-cell office:value-type="string" calcext:value-type="string">
            <text:p>जब मैं जिम में लिप्त ले रहा था तो मेरी पीठ में</text:p>
          </table:table-cell>
          <table:table-cell office:value-type="string" calcext:value-type="string">
            <text:p>[[4, 'लिप्त', 'लिफ्ट'], [12, 'चोकर', 'चोट'], [13, 'गई', 'लग']]</text:p>
          </table:table-cell>
          <table:table-cell office:value-type="string" calcext:value-type="string">
            <text:p>[[4, 'लिप्त', 'लिफ्ट']]</text:p>
          </table:table-cell>
          <table:table-cell office:value-type="string" calcext:value-type="string">
            <text:p>[]</text:p>
          </table:table-cell>
          <table:table-cell table:number-columns-repeated="16378"/>
        </table:table-row>
        <table:table-row table:style-name="ro4">
          <table:table-cell office:value-type="string" calcext:value-type="string">
            <text:p>मेरे टखने में दर्द हो रहा है</text:p>
          </table:table-cell>
          <table:table-cell office:value-type="string" calcext:value-type="string">
            <text:p>मेरे तकने में दर्द हो रहा है'।</text:p>
          </table:table-cell>
          <table:table-cell office:value-type="string" calcext:value-type="string">
            <text:p>मेरे तकने में दर्द हो रहा है</text:p>
          </table:table-cell>
          <table:table-cell office:value-type="string" calcext:value-type="string">
            <text:p>[[1, 'तकने', 'टखने'], [6, "है'", 'है']]</text:p>
          </table:table-cell>
          <table:table-cell office:value-type="string" calcext:value-type="string">
            <text:p>[[1, 'तकने', 'टखने']]</text:p>
          </table:table-cell>
          <table:table-cell office:value-type="string" calcext:value-type="string">
            <text:p>[[6, 'है', "है'"]]</text:p>
          </table:table-cell>
          <table:table-cell table:number-columns-repeated="16378"/>
        </table:table-row>
        <table:table-row table:style-name="ro4">
          <table:table-cell office:value-type="string" calcext:value-type="string">
            <text:p>मुझे लगता है मेरा घाव संक्रमित हो गया है</text:p>
          </table:table-cell>
          <table:table-cell office:value-type="string" calcext:value-type="string">
            <text:p>मुझे लगता है मेरा घाव संक्रमित हो गया है।</text:p>
          </table:table-cell>
          <table:table-cell office:value-type="string" calcext:value-type="string">
            <text:p>मुझे लगता है मेरा घाव संक्रमित हो गया है</text:p>
          </table:table-cell>
          <table:table-cell table:number-columns-repeated="3" office:value-type="string" calcext:value-type="string">
            <text:p>[]</text:p>
          </table:table-cell>
          <table:table-cell table:number-columns-repeated="16378"/>
        </table:table-row>
        <table:table-row table:style-name="ro4">
          <table:table-cell table:style-name="ce3" office:value-type="string" calcext:value-type="string">
            <text:p>मुझे घुटने में दर्द महसूस हो रहा है</text:p>
          </table:table-cell>
          <table:table-cell table:style-name="ce3" office:value-type="string" calcext:value-type="string">
            <text:p>मुझे घुटने में दर्द महसूस हो रहा है'।</text:p>
          </table:table-cell>
          <table:table-cell table:style-name="ce3" office:value-type="string" calcext:value-type="string">
            <text:p>मुझे घुटने में दर्द महसूस हो रहा है</text:p>
          </table:table-cell>
          <table:table-cell table:style-name="ce6" office:value-type="string" calcext:value-type="string">
            <text:p>[[7, "है'", 'है']]</text:p>
          </table:table-cell>
          <table:table-cell table:style-name="ce6" office:value-type="string" calcext:value-type="string">
            <text:p>[]</text:p>
          </table:table-cell>
          <table:table-cell table:style-name="ce6" office:value-type="string" calcext:value-type="string">
            <text:p>[[7, 'है', "है'"]]</text:p>
          </table:table-cell>
          <table:table-cell table:number-columns-repeated="16378"/>
        </table:table-row>
        <table:table-row table:style-name="ro4">
          <table:table-cell office:value-type="string" calcext:value-type="string">
            <text:p>मैं दर्द के कारण अपना कंधा नहीं हिला सकता</text:p>
          </table:table-cell>
          <table:table-cell office:value-type="string" calcext:value-type="string">
            <text:p>मैं दर्द के कारण अपना कंधा नहीं हिला सकता।</text:p>
          </table:table-cell>
          <table:table-cell office:value-type="string" calcext:value-type="string">
            <text:p>मैं दर्द के कारण अपना कंधा नहीं हिला सकता</text:p>
          </table:table-cell>
          <table:table-cell table:number-columns-repeated="3" office:value-type="string" calcext:value-type="string">
            <text:p>[]</text:p>
          </table:table-cell>
          <table:table-cell table:number-columns-repeated="16378"/>
        </table:table-row>
        <table:table-row table:style-name="ro3">
          <table:table-cell office:value-type="string" calcext:value-type="string">
            <text:p>जब मैं सुबह उठता हूं तो मुझे चक्कर आ जाता है</text:p>
          </table:table-cell>
          <table:table-cell office:value-type="string" calcext:value-type="string">
            <text:p>जब मैं सुबह उठता हूँ तो मुझे चक्कर आ जाता है।</text:p>
          </table:table-cell>
          <table:table-cell office:value-type="string" calcext:value-type="string">
            <text:p>जब मैं सुबह उठता हूं तो मुझे चक्कर आ जा</text:p>
          </table:table-cell>
          <table:table-cell office:value-type="string" calcext:value-type="string">
            <text:p>[[4, 'हूँ', 'हूं']]</text:p>
          </table:table-cell>
          <table:table-cell office:value-type="string" calcext:value-type="string">
            <text:p>[[9, 'जा', 'जाता']]</text:p>
          </table:table-cell>
          <table:table-cell office:value-type="string" calcext:value-type="string">
            <text:p>[[4, 'हूं', 'हूँ'], [9, 'जा', 'जाता']]</text:p>
          </table:table-cell>
          <table:table-cell table:number-columns-repeated="16378"/>
        </table:table-row>
        <table:table-row table:style-name="ro4">
          <table:table-cell office:value-type="string" calcext:value-type="string">
            <text:p>मेरे बाल भारी मात्रा में झड़ रहे हैं</text:p>
          </table:table-cell>
          <table:table-cell office:value-type="string" calcext:value-type="string">
            <text:p>मेरे बाल भारी मात्रा में झड़ रहे हैं।</text:p>
          </table:table-cell>
          <table:table-cell office:value-type="string" calcext:value-type="string">
            <text:p>मेरे बाल भारी मात्रा में झड़ रहे हैं</text:p>
          </table:table-cell>
          <table:table-cell table:number-columns-repeated="3" office:value-type="string" calcext:value-type="string">
            <text:p>[]</text:p>
          </table:table-cell>
          <table:table-cell table:number-columns-repeated="16378"/>
        </table:table-row>
        <table:table-row table:style-name="ro4">
          <table:table-cell office:value-type="string" calcext:value-type="string">
            <text:p>मेरी गर्दन में तेज़ दर्द है</text:p>
          </table:table-cell>
          <table:table-cell office:value-type="string" calcext:value-type="string">
            <text:p>मेरी गर्दन में तेज दर्द है।</text:p>
          </table:table-cell>
          <table:table-cell office:value-type="string" calcext:value-type="string">
            <text:p>मेरी गर्दन में तेज दर्द है</text:p>
          </table:table-cell>
          <table:table-cell table:number-columns-repeated="2" office:value-type="string" calcext:value-type="string">
            <text:p>[[3, 'तेज', 'तेज़']]</text:p>
          </table:table-cell>
          <table:table-cell office:value-type="string" calcext:value-type="string">
            <text:p>[]</text:p>
          </table:table-cell>
          <table:table-cell table:number-columns-repeated="16378"/>
        </table:table-row>
        <table:table-row table:style-name="ro3">
          <table:table-cell office:value-type="string" calcext:value-type="string">
            <text:p>मांसपेशियों में दर्द है मुझे नहीं पता कि इसका कारण क्या है</text:p>
          </table:table-cell>
          <table:table-cell office:value-type="string" calcext:value-type="string">
            <text:p>माँसपेशियों में दर्द है। मुझे नहीं था ताकि इसका कारण क्या है?</text:p>
          </table:table-cell>
          <table:table-cell office:value-type="string" calcext:value-type="string">
            <text:p>मुझे नहीं था ताकि इसका कारण क्या है?</text:p>
          </table:table-cell>
          <table:table-cell office:value-type="string" calcext:value-type="string">
            <text:p>[[0, 'माँसपेशियों', 'मांसपेशियों'], [6, 'था', 'पता'], [7, 'ताकि', 'कि'], [11, 'है?', 'है']]</text:p>
          </table:table-cell>
          <table:table-cell office:value-type="string" calcext:value-type="string">
            <text:p>[[0, 'मुझे', 'मांसपेशियों'], [1, 'नहीं', 'में'], [2, 'था', 'दर्द'], [3, 'ताकि', 'है'], [4, 'इसका', 'मुझे'], [5, 'कारण', 'नहीं'], [6, 'क्या', 'पता'], [7, 'है?', 'कि']]</text:p>
          </table:table-cell>
          <table:table-cell office:value-type="string" calcext:value-type="string">
            <text:p>[[0, 'मुझे', 'माँसपेशियों'], [1, 'नहीं', 'में'], [2, 'था', 'दर्द'], [3, 'ताकि', 'है'], [4, 'इसका', 'मुझे'], [5, 'कारण', 'नहीं'], [6, 'क्या', 'था'], [7, 'है?', 'ताकि']]</text:p>
          </table:table-cell>
          <table:table-cell table:number-columns-repeated="16378"/>
        </table:table-row>
        <table:table-row table:style-name="ro3">
          <table:table-cell office:value-type="string" calcext:value-type="string">
            <text:p>मुझे श्वास-प्रश्वास में समस्या है क्योंकि मुझे ब्रोन्कियल अस्थमा है</text:p>
          </table:table-cell>
          <table:table-cell office:value-type="string" calcext:value-type="string">
            <text:p>मुझे श्वास पर श्वास में समस्या है क्योंकि मुझे ब्रोकेल अस्थमा है।</text:p>
          </table:table-cell>
          <table:table-cell office:value-type="string" calcext:value-type="string">
            <text:p>मुझे ब्रोकेल अस्थमा है।</text:p>
          </table:table-cell>
          <table:table-cell office:value-type="string" calcext:value-type="string">
            <text:p>[[1, 'श्वास', 'श्वास-प्रश्वास'], [2, 'पर', 'में'], [3, 'श्वास', 'समस्या'], [4, 'में', 'है'], [5, 'समस्या', 'क्योंकि'], [6, 'है', 'मुझे'], [7, 'क्योंकि', 'ब्रोन्कियल'], [8, 'मुझे', 'अस्थमा'], [9, 'ब्रोकेल', 'है']]</text:p>
          </table:table-cell>
          <table:table-cell office:value-type="string" calcext:value-type="string">
            <text:p>[[1, 'ब्रोकेल', 'श्वास-प्रश्वास'], [2, 'अस्थमा', 'में'], [3, 'है', 'समस्या']]</text:p>
          </table:table-cell>
          <table:table-cell office:value-type="string" calcext:value-type="string">
            <text:p>[[1, 'ब्रोकेल', 'श्वास'], [2, 'अस्थमा', 'पर'], [3, 'है', 'श्वास']]</text:p>
          </table:table-cell>
          <table:table-cell table:number-columns-repeated="16378"/>
        </table:table-row>
        <table:table-row table:style-name="ro3">
          <table:table-cell office:value-type="string" calcext:value-type="string">
            <text:p>जब भी मैं प्रयास करता हूं मुझे चक्कर आ जाता है।</text:p>
          </table:table-cell>
          <table:table-cell office:value-type="string" calcext:value-type="string">
            <text:p>जब भी मैं प्रयास करता हूँ, मुझे चक्कर आ जाता है।</text:p>
          </table:table-cell>
          <table:table-cell office:value-type="string" calcext:value-type="string">
            <text:p>जब भी मैं प्रयास करता हूं मुझे चक्कर आ जा</text:p>
          </table:table-cell>
          <table:table-cell office:value-type="string" calcext:value-type="string">
            <text:p>[[5, 'हूँ', 'हूं']]</text:p>
          </table:table-cell>
          <table:table-cell office:value-type="string" calcext:value-type="string">
            <text:p>[[9, 'जा', 'जाता']]</text:p>
          </table:table-cell>
          <table:table-cell office:value-type="string" calcext:value-type="string">
            <text:p>[[5, 'हूं', 'हूँ'], [9, 'जा', 'जाता']]</text:p>
          </table:table-cell>
          <table:table-cell table:number-columns-repeated="16378"/>
        </table:table-row>
        <table:table-row table:style-name="ro4">
          <table:table-cell office:value-type="string" calcext:value-type="string">
            <text:p>मेरी गर्दन के अंदर बहुत तेज़ दर्द है</text:p>
          </table:table-cell>
          <table:table-cell office:value-type="string" calcext:value-type="string">
            <text:p>मेरी गर्दन के अंदर बहुत तेज़ दर्द है।</text:p>
          </table:table-cell>
          <table:table-cell office:value-type="string" calcext:value-type="string">
            <text:p>मेरी गर्दन के अंदर बहुत तेज़ दर्द है</text:p>
          </table:table-cell>
          <table:table-cell table:number-columns-repeated="3" office:value-type="string" calcext:value-type="string">
            <text:p>[]</text:p>
          </table:table-cell>
          <table:table-cell table:number-columns-repeated="16378"/>
        </table:table-row>
        <table:table-row table:style-name="ro4">
          <table:table-cell office:value-type="string" calcext:value-type="string">
            <text:p>मुझे अंदरुनी दर्द है</text:p>
          </table:table-cell>
          <table:table-cell office:value-type="string" calcext:value-type="string">
            <text:p>मुझे अंदरूनी दर्द है।</text:p>
          </table:table-cell>
          <table:table-cell office:value-type="string" calcext:value-type="string">
            <text:p>मुझे अंदरूनी दर्द है</text:p>
          </table:table-cell>
          <table:table-cell table:number-columns-repeated="2" office:value-type="string" calcext:value-type="string">
            <text:p>[[1, 'अंदरूनी', 'अंदरुनी']]</text:p>
          </table:table-cell>
          <table:table-cell office:value-type="string" calcext:value-type="string">
            <text:p>[]</text:p>
          </table:table-cell>
          <table:table-cell table:number-columns-repeated="16378"/>
        </table:table-row>
        <table:table-row table:style-name="ro3">
          <table:table-cell office:value-type="string" calcext:value-type="string">
            <text:p>बालों के रोम और वसामय ग्रंथियों की पुरानी बीमारी।</text:p>
          </table:table-cell>
          <table:table-cell office:value-type="string" calcext:value-type="string">
            <text:p>बलों के रोम और व समय ग्रंथियों की पुरानी बिमारी।</text:p>
          </table:table-cell>
          <table:table-cell office:value-type="string" calcext:value-type="string">
            <text:p>मुँहानों के रोम और व समय ग्रंथियों की पुरा</text:p>
          </table:table-cell>
          <table:table-cell office:value-type="string" calcext:value-type="string">
            <text:p>[[0, 'बलों', 'बालों'], [4, 'व', 'वसामय'], [5, 'समय', 'ग्रंथियों'], [6, 'ग्रंथियों', 'की'], [7, 'की', 'पुरानी'], [8, 'पुरानी', 'बीमारी']]</text:p>
          </table:table-cell>
          <table:table-cell office:value-type="string" calcext:value-type="string">
            <text:p>[[0, 'मुँहानों', 'बालों'], [4, 'व', 'वसामय'], [5, 'समय', 'ग्रंथियों'], [6, 'ग्रंथियों', 'की'], [7, 'की', 'पुरानी'], [8, 'पुरा', 'बीमारी']]</text:p>
          </table:table-cell>
          <table:table-cell office:value-type="string" calcext:value-type="string">
            <text:p>[[0, 'मुँहानों', 'बलों'], [8, 'पुरा', 'पुरानी']]</text:p>
          </table:table-cell>
          <table:table-cell table:number-columns-repeated="16378"/>
        </table:table-row>
        <table:table-row table:style-name="ro3">
          <table:table-cell office:value-type="string" calcext:value-type="string">
            <text:p>अपनी प्रेमिका से रिश्ता टूटने के बाद मुझे बहुत बड़ा भावनात्मक दर्द महसूस हो रहा है।</text:p>
          </table:table-cell>
          <table:table-cell office:value-type="string" calcext:value-type="string">
            <text:p>अपनी प्रेमिका से रिश्ता टूटने के बाद मुझे बहुत बड़ा भावनात्मक दर्द महसूस हो रहा है'।</text:p>
          </table:table-cell>
          <table:table-cell office:value-type="string" calcext:value-type="string">
            <text:p>मेरी प्रेमिका से रिश्ता टूटने के बाद मुझे बहु</text:p>
          </table:table-cell>
          <table:table-cell office:value-type="string" calcext:value-type="string">
            <text:p>[[15, "है'", 'है']]</text:p>
          </table:table-cell>
          <table:table-cell table:number-columns-repeated="2" office:value-type="string" calcext:value-type="string">
            <text:p>[[0, 'मेरी', 'अपनी'], [8, 'बहु', 'बहुत']]</text:p>
          </table:table-cell>
          <table:table-cell table:number-columns-repeated="16378"/>
        </table:table-row>
        <table:table-row table:style-name="ro3">
          <table:table-cell office:value-type="string" calcext:value-type="string">
            <text:p>जब मैं बहुत जल्दी खड़ा हो जाता हूं तो मुझे चक्कर आने लगता है और सिर चकराने लगता है</text:p>
          </table:table-cell>
          <table:table-cell office:value-type="string" calcext:value-type="string">
            <text:p>जब मैं बहुत जल्दी खड़ा हो जाता हूँ तो मुझे चक्कर आने लगता है और सिर चखाने लगता है।</text:p>
          </table:table-cell>
          <table:table-cell office:value-type="string" calcext:value-type="string">
            <text:p>जब मैं बहुत जल्दी खड़ा हो जाता हूं तो मुझे</text:p>
          </table:table-cell>
          <table:table-cell office:value-type="string" calcext:value-type="string">
            <text:p>[[7, 'हूँ', 'हूं'], [16, 'चखाने', 'चकराने']]</text:p>
          </table:table-cell>
          <table:table-cell office:value-type="string" calcext:value-type="string">
            <text:p>[]</text:p>
          </table:table-cell>
          <table:table-cell office:value-type="string" calcext:value-type="string">
            <text:p>[[7, 'हूं', 'हूँ']]</text:p>
          </table:table-cell>
          <table:table-cell table:number-columns-repeated="16378"/>
        </table:table-row>
        <table:table-row table:style-name="ro2">
          <table:table-cell office:value-type="string" calcext:value-type="string">
            <text:p>मुझे अक्सर सीने में तेज दर्द होता है और मैं यह नहीं बता सकता कि मैं क्या कर रहा हूं जिससे यह दर्द हो रहा है।</text:p>
          </table:table-cell>
          <table:table-cell office:value-type="string" calcext:value-type="string">
            <text:p>मुझे अक्सर सीने में तेज दर्द होता है और मैं ये नहीं बता सकता कि मैं क्या कर रहा हूँ जिससे यह दर्द हो रहा है'।</text:p>
          </table:table-cell>
          <table:table-cell office:value-type="string" calcext:value-type="string">
            <text:p>मुझे अक्सर सीने में तेज दर्द होता है और मै</text:p>
          </table:table-cell>
          <table:table-cell office:value-type="string" calcext:value-type="string">
            <text:p>[[10, 'ये', 'यह'], [19, 'हूँ', 'हूं'], [25, "है'", 'है']]</text:p>
          </table:table-cell>
          <table:table-cell table:number-columns-repeated="2" office:value-type="string" calcext:value-type="string">
            <text:p>[[9, 'मै', 'मैं']]</text:p>
          </table:table-cell>
          <table:table-cell table:number-columns-repeated="16378"/>
        </table:table-row>
        <table:table-row table:style-name="ro3">
          <table:table-cell table:style-name="ce3" office:value-type="string" calcext:value-type="string">
            <text:p>मुझे ऐसा महसूस हो रहा है जैसे मेरा पूरा शरीर शिकायत कर रहा है</text:p>
          </table:table-cell>
          <table:table-cell table:style-name="ce3" office:value-type="string" calcext:value-type="string">
            <text:p>मुझे ऐसा महसूस हो रहा है' जैसे मेरा पूरा शरीर शिकायत कर रहा है।</text:p>
          </table:table-cell>
          <table:table-cell table:style-name="ce3" office:value-type="string" calcext:value-type="string">
            <text:p>मुझे ऐसा महसूस हो रहा है जैसे मेरा पूरा</text:p>
          </table:table-cell>
          <table:table-cell table:style-name="ce6" office:value-type="string" calcext:value-type="string">
            <text:p>[[5, "है'", 'है']]</text:p>
          </table:table-cell>
          <table:table-cell table:style-name="ce6" office:value-type="string" calcext:value-type="string">
            <text:p>[]</text:p>
          </table:table-cell>
          <table:table-cell table:style-name="ce6" office:value-type="string" calcext:value-type="string">
            <text:p>[[5, 'है', "है'"]]</text:p>
          </table:table-cell>
          <table:table-cell table:number-columns-repeated="16378"/>
        </table:table-row>
        <table:table-row table:style-name="ro3">
          <table:table-cell office:value-type="string" calcext:value-type="string">
            <text:p>जब मैं स्क्वैश खेलता हूं तो मेरे घुटने में दर्द होता है</text:p>
          </table:table-cell>
          <table:table-cell office:value-type="string" calcext:value-type="string">
            <text:p>जब मैं स्क्वैश खेलता हू तो मेरे घुटने में दर्द होता है।</text:p>
          </table:table-cell>
          <table:table-cell office:value-type="string" calcext:value-type="string">
            <text:p>जब मैं स्क्वैश खेलता हू तो मेरे घुटने में</text:p>
          </table:table-cell>
          <table:table-cell table:number-columns-repeated="2" office:value-type="string" calcext:value-type="string">
            <text:p>[[4, 'हू', 'हूं']]</text:p>
          </table:table-cell>
          <table:table-cell office:value-type="string" calcext:value-type="string">
            <text:p>[]</text:p>
          </table:table-cell>
          <table:table-cell table:number-columns-repeated="16378"/>
        </table:table-row>
        <table:table-row table:style-name="ro4">
          <table:table-cell table:style-name="ce3" office:value-type="string" calcext:value-type="string">
            <text:p>मैं ठीक से नहीं देख सकता</text:p>
          </table:table-cell>
          <table:table-cell table:style-name="ce3" office:value-type="string" calcext:value-type="string">
            <text:p>मैं ठीक से नहीं देख सका।</text:p>
          </table:table-cell>
          <table:table-cell table:style-name="ce3" office:value-type="string" calcext:value-type="string">
            <text:p>मैं ठीक से नहीं देख सकता</text:p>
          </table:table-cell>
          <table:table-cell table:style-name="ce6" office:value-type="string" calcext:value-type="string">
            <text:p>[[5, 'सका', 'सकता']]</text:p>
          </table:table-cell>
          <table:table-cell table:style-name="ce6" office:value-type="string" calcext:value-type="string">
            <text:p>[]</text:p>
          </table:table-cell>
          <table:table-cell table:style-name="ce6" office:value-type="string" calcext:value-type="string">
            <text:p>[[5, 'सकता', 'सका']]</text:p>
          </table:table-cell>
          <table:table-cell table:number-columns-repeated="16378"/>
        </table:table-row>
        <table:table-row table:style-name="ro3">
          <table:table-cell office:value-type="string" calcext:value-type="string">
            <text:p>मैंने बहुत सारी क्रीम आज़माई लेकिन मुझे अभी भी वही त्वचा संबंधी समस्या महसूस हो रही है</text:p>
          </table:table-cell>
          <table:table-cell office:value-type="string" calcext:value-type="string">
            <text:p>मैंने बहुत सारी क्रीम आज़माई लेकिन मुझे अभी भी वही त्वचा संबंधी समस्या महसूस हो रही है।</text:p>
          </table:table-cell>
          <table:table-cell office:value-type="string" calcext:value-type="string">
            <text:p>मैंने बहुत सारी क्रीम आज़माई लेकिन मुझे अ</text:p>
          </table:table-cell>
          <table:table-cell office:value-type="string" calcext:value-type="string">
            <text:p>[]</text:p>
          </table:table-cell>
          <table:table-cell table:number-columns-repeated="2" office:value-type="string" calcext:value-type="string">
            <text:p>[[7, 'अ', 'अभी']]</text:p>
          </table:table-cell>
          <table:table-cell table:number-columns-repeated="16378"/>
        </table:table-row>
        <table:table-row table:style-name="ro3">
          <table:table-cell office:value-type="string" calcext:value-type="string">
            <text:p>ऐसा लगता है जैसे किसी ने मेरे कंधे में चाकू घोंप दिया हो</text:p>
          </table:table-cell>
          <table:table-cell office:value-type="string" calcext:value-type="string">
            <text:p>ऐसा लगता है जैसे किसी ने मेरे कंधे में चाकू घोंप दिया हो।</text:p>
          </table:table-cell>
          <table:table-cell office:value-type="string" calcext:value-type="string">
            <text:p>ऐसा लगता है जैसे किसी ने मेरे कंधे में चाकू घो</text:p>
          </table:table-cell>
          <table:table-cell office:value-type="string" calcext:value-type="string">
            <text:p>[]</text:p>
          </table:table-cell>
          <table:table-cell table:number-columns-repeated="2" office:value-type="string" calcext:value-type="string">
            <text:p>[[10, 'घो', 'घोंप']]</text:p>
          </table:table-cell>
          <table:table-cell table:number-columns-repeated="16378"/>
        </table:table-row>
        <table:table-row table:style-name="ro3">
          <table:table-cell table:style-name="ce3" office:value-type="string" calcext:value-type="string">
            <text:p>मुझे अपने कंधे की मांसपेशियों में जलन महसूस हो रही है।</text:p>
          </table:table-cell>
          <table:table-cell table:style-name="ce3" office:value-type="string" calcext:value-type="string">
            <text:p>मुझे अपने कन्ने की मांसपेशियों में जलन महसूस हो रही है।</text:p>
          </table:table-cell>
          <table:table-cell table:style-name="ce3" office:value-type="string" calcext:value-type="string">
            <text:p>मुझे अपने कंधे की मांसपेशियों में जलन महसूस हो</text:p>
          </table:table-cell>
          <table:table-cell table:style-name="ce6" office:value-type="string" calcext:value-type="string">
            <text:p>[[2, 'कन्ने', 'कंधे']]</text:p>
          </table:table-cell>
          <table:table-cell table:style-name="ce6" office:value-type="string" calcext:value-type="string">
            <text:p>[]</text:p>
          </table:table-cell>
          <table:table-cell table:style-name="ce6" office:value-type="string" calcext:value-type="string">
            <text:p>[[2, 'कंधे', 'कन्ने']]</text:p>
          </table:table-cell>
          <table:table-cell table:number-columns-repeated="16378"/>
        </table:table-row>
        <table:table-row table:style-name="ro3">
          <table:table-cell office:value-type="string" calcext:value-type="string">
            <text:p>पूल में मेरा पैर कट गया और जब भी मैं उस पर चलता हूं तो वह हर दिन टूट जाता है।</text:p>
          </table:table-cell>
          <table:table-cell office:value-type="string" calcext:value-type="string">
            <text:p>पूल में मेरा पैर कट गया और जब ही मैं उस पर चलता हूँ तो वह हर दिन टूट जाता है।</text:p>
          </table:table-cell>
          <table:table-cell office:value-type="string" calcext:value-type="string">
            <text:p>मेरा पैर कट गया और जब ही मैं उस पर</text:p>
          </table:table-cell>
          <table:table-cell office:value-type="string" calcext:value-type="string">
            <text:p>[[8, 'ही', 'भी'], [13, 'हूँ', 'हूं']]</text:p>
          </table:table-cell>
          <table:table-cell office:value-type="string" calcext:value-type="string">
            <text:p>[[0, 'मेरा', 'पूल'], [1, 'पैर', 'में'], [2, 'कट', 'मेरा'], [3, 'गया', 'पैर'], [4, 'और', 'कट'], [5, 'जब', 'गया'], [6, 'ही', 'और'], [7, 'मैं', 'जब'], [8, 'उस', 'भी'], [9, 'पर', 'मैं']]</text:p>
          </table:table-cell>
          <table:table-cell office:value-type="string" calcext:value-type="string">
            <text:p>[[0, 'मेरा', 'पूल'], [1, 'पैर', 'में'], [2, 'कट', 'मेरा'], [3, 'गया', 'पैर'], [4, 'और', 'कट'], [5, 'जब', 'गया'], [6, 'ही', 'और'], [7, 'मैं', 'जब'], [8, 'उस', 'ही'], [9, 'पर', 'मैं']]</text:p>
          </table:table-cell>
          <table:table-cell table:number-columns-repeated="16378"/>
        </table:table-row>
        <table:table-row table:style-name="ro3">
          <table:table-cell table:style-name="ce3" office:value-type="string" calcext:value-type="string">
            <text:p>जब मैं बैठने के बाद पहली बार खड़ा होता हूं तो मेरा घुटना पकड़ता है और दर्द होता है।</text:p>
          </table:table-cell>
          <table:table-cell table:style-name="ce3" office:value-type="string" calcext:value-type="string">
            <text:p>जब मैं बैठने के बाद पहली बार खड़ा होता हूँ तो मेरा घोटना पकड़ता है और दर्द होता है।</text:p>
          </table:table-cell>
          <table:table-cell table:style-name="ce3" office:value-type="string" calcext:value-type="string">
            <text:p>जब मैं बैठने के बाद पहली बार खड़ा होता हूं</text:p>
          </table:table-cell>
          <table:table-cell table:style-name="ce6" office:value-type="string" calcext:value-type="string">
            <text:p>[[9, 'हूँ', 'हूं'], [12, 'घोटना', 'घुटना']]</text:p>
          </table:table-cell>
          <table:table-cell table:style-name="ce6" office:value-type="string" calcext:value-type="string">
            <text:p>[]</text:p>
          </table:table-cell>
          <table:table-cell table:style-name="ce6" office:value-type="string" calcext:value-type="string">
            <text:p>[[9, 'हूं', 'हूँ']]</text:p>
          </table:table-cell>
          <table:table-cell table:number-columns-repeated="16378"/>
        </table:table-row>
        <table:table-row table:style-name="ro2">
          <table:table-cell office:value-type="string" calcext:value-type="string">
            <text:p>कुछ सप्ताह पहले मेरा हाथ कट गया था और एंटीबायोटिक क्रीम का उपयोग करने के बावजूद भी यह ठीक नहीं हो रहा है।</text:p>
          </table:table-cell>
          <table:table-cell office:value-type="string" calcext:value-type="string">
            <text:p>कुछ सप्ताह पहले मेरा हाथ कट गया था और एक इवारो के क्रीम का उपयोग करने के बावजूद भी यह ठीक नहीं हो रहा है'।</text:p>
          </table:table-cell>
          <table:table-cell office:value-type="string" calcext:value-type="string">
            <text:p>मेरा हाथ कट गया था और एक इवारो के क्रीम का</text:p>
          </table:table-cell>
          <table:table-cell office:value-type="string" calcext:value-type="string">
            <text:p>[[9, 'एक', 'एंटीबायोटिक'], [10, 'इवारो', 'क्रीम'], [11, 'के', 'का'], [12, 'क्रीम', 'उपयोग'], [13, 'का', 'करने'], [14, 'उपयोग', 'के'], [15, 'करने', 'बावजूद'], [16, 'के', 'भी'], [17, 'बावजूद', 'यह'], [18, 'भी', 'ठीक'], [19, 'यह', 'नहीं'], [20, 'ठीक', 'हो'], [21, 'नहीं', 'रहा'], [22, 'हो', 'है']]</text:p>
          </table:table-cell>
          <table:table-cell office:value-type="string" calcext:value-type="string">
            <text:p>[[0, 'मेरा', 'कुछ'], [1, 'हाथ', 'सप्ताह'], [2, 'कट', 'पहले'], [3, 'गया', 'मेरा'], [4, 'था', 'हाथ'], [5, 'और', 'कट'], [6, 'एक', 'गया'], [7, 'इवारो', 'था'], [8, 'के', 'और'], [9, 'क्रीम', 'एंटीबायोटिक'], [10, 'का', 'क्रीम']]</text:p>
          </table:table-cell>
          <table:table-cell office:value-type="string" calcext:value-type="string">
            <text:p>[[0, 'मेरा', 'कुछ'], [1, 'हाथ', 'सप्ताह'], [2, 'कट', 'पहले'], [3, 'गया', 'मेरा'], [4, 'था', 'हाथ'], [5, 'और', 'कट'], [6, 'एक', 'गया'], [7, 'इवारो', 'था'], [8, 'के', 'और'], [9, 'क्रीम', 'एक'], [10, 'का', 'इवारो']]</text:p>
          </table:table-cell>
          <table:table-cell table:number-columns-repeated="16378"/>
        </table:table-row>
        <table:table-row table:style-name="ro3">
          <table:table-cell table:style-name="ce3" office:value-type="string" calcext:value-type="string">
            <text:p>जब मैं कीबोर्ड पर लिखता हूं तो मेरे कंधों में दर्द महसूस होता है।</text:p>
          </table:table-cell>
          <table:table-cell table:style-name="ce3" office:value-type="string" calcext:value-type="string">
            <text:p>जब मैं कीबोर्ड पर लिखता हूँ तो मेरे कंधों में दर्द महसूस होता है।</text:p>
          </table:table-cell>
          <table:table-cell table:style-name="ce3" office:value-type="string" calcext:value-type="string">
            <text:p>जब मैं कीबोर्ड पर लिखता हूं तो मेरे कंधों</text:p>
          </table:table-cell>
          <table:table-cell table:style-name="ce6" office:value-type="string" calcext:value-type="string">
            <text:p>[[5, 'हूँ', 'हूं']]</text:p>
          </table:table-cell>
          <table:table-cell table:style-name="ce6" office:value-type="string" calcext:value-type="string">
            <text:p>[]</text:p>
          </table:table-cell>
          <table:table-cell table:style-name="ce6" office:value-type="string" calcext:value-type="string">
            <text:p>[[5, 'हूं', 'हूँ']]</text:p>
          </table:table-cell>
          <table:table-cell table:number-columns-repeated="16378"/>
        </table:table-row>
        <table:table-row table:style-name="ro3">
          <table:table-cell office:value-type="string" calcext:value-type="string">
            <text:p>मुझे वस्तुओं को देखने में समस्या होती है इन्हें देखना बहुत कठिन होता है</text:p>
          </table:table-cell>
          <table:table-cell office:value-type="string" calcext:value-type="string">
            <text:p>मुझे वस्तुओं को देखने में समस्या होती है, इन्हें देखना बहुत कठिन होता है।</text:p>
          </table:table-cell>
          <table:table-cell office:value-type="string" calcext:value-type="string">
            <text:p>मुझे वस्तुओं को देखने में समस्या होती है इन्हें देखना</text:p>
          </table:table-cell>
          <table:table-cell table:number-columns-repeated="3" office:value-type="string" calcext:value-type="string">
            <text:p>[]</text:p>
          </table:table-cell>
          <table:table-cell table:number-columns-repeated="16378"/>
        </table:table-row>
        <table:table-row table:style-name="ro3">
          <table:table-cell office:value-type="string" calcext:value-type="string">
            <text:p>शीशा टूट गया और मेरा पैर बुरी तरह जख्मी हो गया जख्म इतना चौड़ा है</text:p>
          </table:table-cell>
          <table:table-cell office:value-type="string" calcext:value-type="string">
            <text:p>शीशा टूट गया और मेरा पैर बुरी तरह जख्मी हो गया। जख्म इतना चौड़ा है।</text:p>
          </table:table-cell>
          <table:table-cell office:value-type="string" calcext:value-type="string">
            <text:p>मेरा पैर बुरी तरह जख्मी हो गया। जख्म इत</text:p>
          </table:table-cell>
          <table:table-cell office:value-type="string" calcext:value-type="string">
            <text:p>[]</text:p>
          </table:table-cell>
          <table:table-cell table:number-columns-repeated="2" office:value-type="string" calcext:value-type="string">
            <text:p>[[0, 'मेरा', 'शीशा'], [1, 'पैर', 'टूट'], [2, 'बुरी', 'गया'], [3, 'तरह', 'और'], [4, 'जख्मी', 'मेरा'], [5, 'हो', 'पैर'], [6, 'गया', 'बुरी'], [7, 'जख्म', 'तरह'], [8, 'इत', 'जख्मी']]</text:p>
          </table:table-cell>
          <table:table-cell table:number-columns-repeated="16378"/>
        </table:table-row>
        <table:table-row table:style-name="ro3">
          <table:table-cell office:value-type="string" calcext:value-type="string">
            <text:p>पूल में तैराकी प्रशिक्षण के दौरान मुझे धुंधली दृष्टि आती है क्यों?</text:p>
          </table:table-cell>
          <table:table-cell office:value-type="string" calcext:value-type="string">
            <text:p>पूल में तैराकी प्रशिक्षण के दौरान मुझे धूम्रली दृष्टि आती है, क्यों?</text:p>
          </table:table-cell>
          <table:table-cell office:value-type="string" calcext:value-type="string">
            <text:p>पूल में तैराकी प्रशिक्षण के दौरान मुझे धू</text:p>
          </table:table-cell>
          <table:table-cell office:value-type="string" calcext:value-type="string">
            <text:p>[[7, 'धूम्रली', 'धुंधली']]</text:p>
          </table:table-cell>
          <table:table-cell office:value-type="string" calcext:value-type="string">
            <text:p>[[7, 'धू', 'धुंधली']]</text:p>
          </table:table-cell>
          <table:table-cell office:value-type="string" calcext:value-type="string">
            <text:p>[[7, 'धू', 'धूम्रली']]</text:p>
          </table:table-cell>
          <table:table-cell table:number-columns-repeated="16378"/>
        </table:table-row>
        <table:table-row table:style-name="ro2">
          <table:table-cell office:value-type="string" calcext:value-type="string">
            <text:p>मुझे घूमना और बाहर रहना पसंद है लेकिन मेरे पैरों के निचले हिस्से में बहुत जल्दी दर्द हो जाता है।</text:p>
          </table:table-cell>
          <table:table-cell office:value-type="string" calcext:value-type="string">
            <text:p>मुझे घूमना और बाहर रहना पसंद है, लेकिन मेरे पैरों के निचले हिस्से में बहुत जल्दी दर्द हो जाता है।</text:p>
          </table:table-cell>
          <table:table-cell office:value-type="string" calcext:value-type="string">
            <text:p>मुझे घूमना और बाहर रहना पसंद है लेकिन मे</text:p>
          </table:table-cell>
          <table:table-cell office:value-type="string" calcext:value-type="string">
            <text:p>[]</text:p>
          </table:table-cell>
          <table:table-cell table:number-columns-repeated="2" office:value-type="string" calcext:value-type="string">
            <text:p>[[8, 'मे', 'मेरे']]</text:p>
          </table:table-cell>
          <table:table-cell table:number-columns-repeated="16378"/>
        </table:table-row>
        <table:table-row table:style-name="ro3">
          <table:table-cell office:value-type="string" calcext:value-type="string">
            <text:p>जब मैं सीढ़ियाँ चढ़ता हूँ तो मेरे घुटने में दर्द महसूस होता है।</text:p>
          </table:table-cell>
          <table:table-cell office:value-type="string" calcext:value-type="string">
            <text:p>जब मैं सीढ़िया चढ़ता हू तो मेरे घुटने में दर्द महसूस होता है।</text:p>
          </table:table-cell>
          <table:table-cell office:value-type="string" calcext:value-type="string">
            <text:p>जब मैं सीढ़िया चढ़ता हू तो मेरे घुटने में</text:p>
          </table:table-cell>
          <table:table-cell table:number-columns-repeated="2" office:value-type="string" calcext:value-type="string">
            <text:p>[[2, 'सीढ़िया', 'सीढ़ियाँ'], [4, 'हू', 'हूँ']]</text:p>
          </table:table-cell>
          <table:table-cell office:value-type="string" calcext:value-type="string">
            <text:p>[]</text:p>
          </table:table-cell>
          <table:table-cell table:number-columns-repeated="16378"/>
        </table:table-row>
        <table:table-row table:style-name="ro3">
          <table:table-cell table:style-name="ce3" office:value-type="string" calcext:value-type="string">
            <text:p>मैं बहुत जल्दी थक जाता हूं सुबह मैं मुश्किल से अपने कपड़े पहन पाता हूं।</text:p>
          </table:table-cell>
          <table:table-cell table:style-name="ce3" office:value-type="string" calcext:value-type="string">
            <text:p>मैं बहुत जल्दी थक जाता हूँ सुबह मैं मुश्किल से अपने कपड़े पहन पाता हूँ।</text:p>
          </table:table-cell>
          <table:table-cell table:style-name="ce3" office:value-type="string" calcext:value-type="string">
            <text:p>मैं बहुत जल्दी थक जाता हूं सुबह मैं मुश्किल</text:p>
          </table:table-cell>
          <table:table-cell table:style-name="ce6" office:value-type="string" calcext:value-type="string">
            <text:p>[[5, 'हूँ', 'हूं'], [14, 'हूँ', 'हूं']]</text:p>
          </table:table-cell>
          <table:table-cell table:style-name="ce6" office:value-type="string" calcext:value-type="string">
            <text:p>[]</text:p>
          </table:table-cell>
          <table:table-cell table:style-name="ce6" office:value-type="string" calcext:value-type="string">
            <text:p>[[5, 'हूं', 'हूँ']]</text:p>
          </table:table-cell>
          <table:table-cell table:number-columns-repeated="16378"/>
        </table:table-row>
        <table:table-row table:style-name="ro4">
          <table:table-cell office:value-type="string" calcext:value-type="string">
            <text:p>मैं अपनी गर्दन नहीं घुमा सकता</text:p>
          </table:table-cell>
          <table:table-cell office:value-type="string" calcext:value-type="string">
            <text:p>मैं अपनी गर्दन नहीं घूमा सका।</text:p>
          </table:table-cell>
          <table:table-cell office:value-type="string" calcext:value-type="string">
            <text:p>मैं अपनी गर्दन नहीं घूमा सका</text:p>
          </table:table-cell>
          <table:table-cell table:number-columns-repeated="2" office:value-type="string" calcext:value-type="string">
            <text:p>[[4, 'घूमा', 'घुमा'], [5, 'सका', 'सकता']]</text:p>
          </table:table-cell>
          <table:table-cell office:value-type="string" calcext:value-type="string">
            <text:p>[]</text:p>
          </table:table-cell>
          <table:table-cell table:number-columns-repeated="16378"/>
        </table:table-row>
        <table:table-row table:style-name="ro2">
          <table:table-cell office:value-type="string" calcext:value-type="string">
            <text:p>मेरे बेटे ने एक पुराने रेजर से अपनी गर्दन काट ली और उस स्थान पर सूजन आ गई है और ऐसा लग रहा है कि वह संक्रमित है।</text:p>
          </table:table-cell>
          <table:table-cell office:value-type="string" calcext:value-type="string">
            <text:p>मेरे बेटे ने एक पुराने रह जैसे अपनी गर्दन काट ली और उस स्थान पर सूजन आ गई है और ऐसा लग रहा है कि वह संक्रमित है।</text:p>
          </table:table-cell>
          <table:table-cell office:value-type="string" calcext:value-type="string">
            <text:p>मेरे बेटे ने एक पुराने रह जैसे अपनी गर्दन काट</text:p>
          </table:table-cell>
          <table:table-cell table:number-columns-repeated="2" office:value-type="string" calcext:value-type="string">
            <text:p>[[5, 'रह', 'रेजर'], [6, 'जैसे', 'से']]</text:p>
          </table:table-cell>
          <table:table-cell office:value-type="string" calcext:value-type="string">
            <text:p>[]</text:p>
          </table:table-cell>
          <table:table-cell table:number-columns-repeated="16378"/>
        </table:table-row>
        <table:table-row table:style-name="ro4">
          <table:table-cell table:style-name="ce3" office:value-type="string" calcext:value-type="string">
            <text:p>मेरी पीठ में समस्या है मैं इसे बढ़ा नहीं सकता</text:p>
          </table:table-cell>
          <table:table-cell table:style-name="ce3" office:value-type="string" calcext:value-type="string">
            <text:p>मेरी पीक में समस्या है, मैं इसे बढ़ा नहीं सकता था।</text:p>
          </table:table-cell>
          <table:table-cell table:style-name="ce3" office:value-type="string" calcext:value-type="string">
            <text:p>मेरी पीठ में समस्या है मैं इसे बढ़ा नहीं सकता था</text:p>
          </table:table-cell>
          <table:table-cell table:style-name="ce6" office:value-type="string" calcext:value-type="string">
            <text:p>[[1, 'पीक', 'पीठ']]</text:p>
          </table:table-cell>
          <table:table-cell table:style-name="ce6" office:value-type="string" calcext:value-type="string">
            <text:p>[]</text:p>
          </table:table-cell>
          <table:table-cell table:style-name="ce6" office:value-type="string" calcext:value-type="string">
            <text:p>[[1, 'पीठ', 'पीक']]</text:p>
          </table:table-cell>
          <table:table-cell table:number-columns-repeated="16378"/>
        </table:table-row>
        <table:table-row table:style-name="ro4">
          <table:table-cell office:value-type="string" calcext:value-type="string">
            <text:p>मैं चल नहीं सकता क्योंकि मेरे पैर में बहुत दर्द है</text:p>
          </table:table-cell>
          <table:table-cell office:value-type="string" calcext:value-type="string">
            <text:p>मैं चल नहीं सकता क्योंकि मेरे पैर में बहुत दर्द है।</text:p>
          </table:table-cell>
          <table:table-cell office:value-type="string" calcext:value-type="string">
            <text:p>मैं चल नहीं सकता क्योंकि मेरे पैर में बहुत दर्द है</text:p>
          </table:table-cell>
          <table:table-cell table:number-columns-repeated="3" office:value-type="string" calcext:value-type="string">
            <text:p>[]</text:p>
          </table:table-cell>
          <table:table-cell table:number-columns-repeated="16378"/>
        </table:table-row>
        <table:table-row table:style-name="ro3">
          <table:table-cell table:style-name="ce3" office:value-type="string" calcext:value-type="string">
            <text:p>मेरा दिल तेजी से धड़क रहा है और यह मुझे डराता है।</text:p>
          </table:table-cell>
          <table:table-cell table:style-name="ce3" office:value-type="string" calcext:value-type="string">
            <text:p>मेरा दिल तेजी से धड़क रहा है और ये मुझे गरा का है।</text:p>
          </table:table-cell>
          <table:table-cell table:style-name="ce3" office:value-type="string" calcext:value-type="string">
            <text:p>मेरा दिल तेजी से धड़क रहा है और ये मुझे </text:p>
          </table:table-cell>
          <table:table-cell table:style-name="ce6" office:value-type="string" calcext:value-type="string">
            <text:p>[[8, 'ये', 'यह'], [10, 'गरा', 'डराता'], [11, 'का', 'है']]</text:p>
          </table:table-cell>
          <table:table-cell table:style-name="ce6" office:value-type="string" calcext:value-type="string">
            <text:p>[[8, 'ये', 'यह']]</text:p>
          </table:table-cell>
          <table:table-cell table:style-name="ce6" office:value-type="string" calcext:value-type="string">
            <text:p>[]</text:p>
          </table:table-cell>
          <table:table-cell table:number-columns-repeated="16378"/>
        </table:table-row>
        <table:table-row table:style-name="ro3">
          <table:table-cell office:value-type="string" calcext:value-type="string">
            <text:p>जब मैं 15 साल की थी तब मुझे मुहांसे हुआ करते थे</text:p>
          </table:table-cell>
          <table:table-cell office:value-type="string" calcext:value-type="string">
            <text:p>जब मैं किस साल की थी तब मुझे मोहर से हुआ करते थे।</text:p>
          </table:table-cell>
          <table:table-cell office:value-type="string" calcext:value-type="string">
            <text:p>जब मैं किस साल की थी तब मुझे मोहर से</text:p>
          </table:table-cell>
          <table:table-cell office:value-type="string" calcext:value-type="string">
            <text:p>[[2, 'किस', '15'], [8, 'मोहर', 'मुहांसे'], [9, 'से', 'हुआ'], [10, 'हुआ', 'करते'], [11, 'करते', 'थे']]</text:p>
          </table:table-cell>
          <table:table-cell office:value-type="string" calcext:value-type="string">
            <text:p>[[2, 'किस', '15'], [8, 'मोहर', 'मुहांसे'], [9, 'से', 'हुआ']]</text:p>
          </table:table-cell>
          <table:table-cell office:value-type="string" calcext:value-type="string">
            <text:p>[]</text:p>
          </table:table-cell>
          <table:table-cell table:number-columns-repeated="16378"/>
        </table:table-row>
        <table:table-row table:style-name="ro3">
          <table:table-cell office:value-type="string" calcext:value-type="string">
            <text:p>मेरी पीठ के निचले हिस्से की मांसपेशियाँ दर्द कर रही हैं।</text:p>
          </table:table-cell>
          <table:table-cell office:value-type="string" calcext:value-type="string">
            <text:p>मेरी पीठ के नीचे ले हिस्से की माँ सपेशिया दर्द कर रही हैं।</text:p>
          </table:table-cell>
          <table:table-cell office:value-type="string" calcext:value-type="string">
            <text:p>मेरी पीठ के नीचे ले हिस्से की माँ सपेशिया दर्</text:p>
          </table:table-cell>
          <table:table-cell office:value-type="string" calcext:value-type="string">
            <text:p>[[3, 'नीचे', 'निचले'], [4, 'ले', 'हिस्से'], [5, 'हिस्से', 'की'], [6, 'की', 'मांसपेशियाँ'], [7, 'माँ', 'दर्द'], [8, 'सपेशिया', 'कर'], [9, 'दर्द', 'रही'], [10, 'कर', 'हैं']]</text:p>
          </table:table-cell>
          <table:table-cell office:value-type="string" calcext:value-type="string">
            <text:p>[[3, 'नीचे', 'निचले'], [4, 'ले', 'हिस्से'], [5, 'हिस्से', 'की'], [6, 'की', 'मांसपेशियाँ'], [7, 'माँ', 'दर्द'], [8, 'सपेशिया', 'कर'], [9, 'दर्', 'रही']]</text:p>
          </table:table-cell>
          <table:table-cell office:value-type="string" calcext:value-type="string">
            <text:p>[[9, 'दर्', 'दर्द']]</text:p>
          </table:table-cell>
          <table:table-cell table:number-columns-repeated="16378"/>
        </table:table-row>
        <table:table-row table:style-name="ro3">
          <table:table-cell office:value-type="string" calcext:value-type="string">
            <text:p>जब मैं ऊपर पहुंचने की कोशिश करता हूं तो मेरे कंधे की मांसपेशियों में दर्द होता है।</text:p>
          </table:table-cell>
          <table:table-cell office:value-type="string" calcext:value-type="string">
            <text:p>जब मैं हुपर पहुंचने की कोशिश करता हूँ तो मेरे कंधे की माँ सपेशियों में दर्द होता है।</text:p>
          </table:table-cell>
          <table:table-cell office:value-type="string" calcext:value-type="string">
            <text:p>जब मैं हुपर पहुंचने की कोशिश करता हूं तो</text:p>
          </table:table-cell>
          <table:table-cell office:value-type="string" calcext:value-type="string">
            <text:p>[[2, 'हुपर', 'ऊपर'], [7, 'हूँ', 'हूं'], [12, 'माँ', 'मांसपेशियों'], [13, 'सपेशियों', 'में'], [14, 'में', 'दर्द'], [15, 'दर्द', 'होता'], [16, 'होता', 'है']]</text:p>
          </table:table-cell>
          <table:table-cell office:value-type="string" calcext:value-type="string">
            <text:p>[[2, 'हुपर', 'ऊपर']]</text:p>
          </table:table-cell>
          <table:table-cell office:value-type="string" calcext:value-type="string">
            <text:p>[[7, 'हूं', 'हूँ']]</text:p>
          </table:table-cell>
          <table:table-cell table:number-columns-repeated="16378"/>
        </table:table-row>
        <table:table-row table:style-name="ro3">
          <table:table-cell office:value-type="string" calcext:value-type="string">
            <text:p>जब मैं बहुत अधिक चलता हूं तो मुझे दिल में दर्द महसूस होता है</text:p>
          </table:table-cell>
          <table:table-cell office:value-type="string" calcext:value-type="string">
            <text:p>जब मैं बहुत अधिक चिंता हूँ तो मुझे दिन में दर्द महसूस होता है।</text:p>
          </table:table-cell>
          <table:table-cell office:value-type="string" calcext:value-type="string">
            <text:p>जब मैं बहुत अधिक चिंता हूं तो मुझे दिन में दर्</text:p>
          </table:table-cell>
          <table:table-cell office:value-type="string" calcext:value-type="string">
            <text:p>[[4, 'चिंता', 'चलता'], [5, 'हूँ', 'हूं'], [8, 'दिन', 'दिल']]</text:p>
          </table:table-cell>
          <table:table-cell office:value-type="string" calcext:value-type="string">
            <text:p>[[4, 'चिंता', 'चलता'], [8, 'दिन', 'दिल'], [10, 'दर्', 'दर्द']]</text:p>
          </table:table-cell>
          <table:table-cell office:value-type="string" calcext:value-type="string">
            <text:p>[[5, 'हूं', 'हूँ'], [10, 'दर्', 'दर्द']]</text:p>
          </table:table-cell>
          <table:table-cell table:number-columns-repeated="16378"/>
        </table:table-row>
        <table:table-row table:style-name="ro4">
          <table:table-cell office:value-type="string" calcext:value-type="string">
            <text:p>मेरे बाल भारी मात्रा में झड़ रहे हैं</text:p>
          </table:table-cell>
          <table:table-cell office:value-type="string" calcext:value-type="string">
            <text:p>मेरे बाल भारी मात्रा में जुड़ रहे हैं।</text:p>
          </table:table-cell>
          <table:table-cell office:value-type="string" calcext:value-type="string">
            <text:p>मेरे बाल भारी मात्रा में जुड़ रहे हैं</text:p>
          </table:table-cell>
          <table:table-cell table:number-columns-repeated="2" office:value-type="string" calcext:value-type="string">
            <text:p>[[5, 'जुड़', 'झड़']]</text:p>
          </table:table-cell>
          <table:table-cell office:value-type="string" calcext:value-type="string">
            <text:p>[]</text:p>
          </table:table-cell>
          <table:table-cell table:number-columns-repeated="16378"/>
        </table:table-row>
        <table:table-row table:style-name="ro4">
          <table:table-cell table:style-name="ce3" office:value-type="string" calcext:value-type="string">
            <text:p>मुझे अपनी पीठ में दर्द महसूस हो रहा है</text:p>
          </table:table-cell>
          <table:table-cell table:style-name="ce3" office:value-type="string" calcext:value-type="string">
            <text:p>मुझे अपनी पीक में दर्द महसूस हो रहा है।</text:p>
          </table:table-cell>
          <table:table-cell table:style-name="ce3" office:value-type="string" calcext:value-type="string">
            <text:p>मुझे अपनी पीठ में दर्द महसूस हो रहा है</text:p>
          </table:table-cell>
          <table:table-cell table:style-name="ce6" office:value-type="string" calcext:value-type="string">
            <text:p>[[2, 'पीक', 'पीठ']]</text:p>
          </table:table-cell>
          <table:table-cell table:style-name="ce6" office:value-type="string" calcext:value-type="string">
            <text:p>[]</text:p>
          </table:table-cell>
          <table:table-cell table:style-name="ce6" office:value-type="string" calcext:value-type="string">
            <text:p>[[2, 'पीठ', 'पीक']]</text:p>
          </table:table-cell>
          <table:table-cell table:number-columns-repeated="16378"/>
        </table:table-row>
        <table:table-row table:style-name="ro4">
          <table:table-cell office:value-type="string" calcext:value-type="string">
            <text:p>मेरी त्वचा में खुजली और सूजन है</text:p>
          </table:table-cell>
          <table:table-cell office:value-type="string" calcext:value-type="string">
            <text:p>मेरी त्वचा में खुजली और सूजन है।</text:p>
          </table:table-cell>
          <table:table-cell office:value-type="string" calcext:value-type="string">
            <text:p>मेरी त्वचा में खुजली और सूजन है</text:p>
          </table:table-cell>
          <table:table-cell table:number-columns-repeated="3" office:value-type="string" calcext:value-type="string">
            <text:p>[]</text:p>
          </table:table-cell>
          <table:table-cell table:number-columns-repeated="16378"/>
        </table:table-row>
        <table:table-row table:style-name="ro4">
          <table:table-cell table:style-name="ce3" office:value-type="string" calcext:value-type="string">
            <text:p>मैं ठीक से नहीं देख सकता</text:p>
          </table:table-cell>
          <table:table-cell table:style-name="ce3" office:value-type="string" calcext:value-type="string">
            <text:p>मैं ठीक से नहीं देख सका।</text:p>
          </table:table-cell>
          <table:table-cell table:style-name="ce3" office:value-type="string" calcext:value-type="string">
            <text:p>मैं ठीक से नहीं देख सकता</text:p>
          </table:table-cell>
          <table:table-cell table:style-name="ce6" office:value-type="string" calcext:value-type="string">
            <text:p>[[5, 'सका', 'सकता']]</text:p>
          </table:table-cell>
          <table:table-cell table:style-name="ce6" office:value-type="string" calcext:value-type="string">
            <text:p>[]</text:p>
          </table:table-cell>
          <table:table-cell table:style-name="ce6" office:value-type="string" calcext:value-type="string">
            <text:p>[[5, 'सकता', 'सका']]</text:p>
          </table:table-cell>
          <table:table-cell table:number-columns-repeated="16378"/>
        </table:table-row>
        <table:table-row table:style-name="ro4">
          <table:table-cell office:value-type="string" calcext:value-type="string">
            <text:p>मुझे सर्दी है और इससे मुझे बहुत खांसी आती है</text:p>
          </table:table-cell>
          <table:table-cell office:value-type="string" calcext:value-type="string">
            <text:p>मुझे सर्दी है और इससे मुझे बहुत खांसी आती है।</text:p>
          </table:table-cell>
          <table:table-cell office:value-type="string" calcext:value-type="string">
            <text:p>मुझे सर्दी है और इससे मुझे बहुत खांसी आ</text:p>
          </table:table-cell>
          <table:table-cell office:value-type="string" calcext:value-type="string">
            <text:p>[]</text:p>
          </table:table-cell>
          <table:table-cell table:number-columns-repeated="2" office:value-type="string" calcext:value-type="string">
            <text:p>[[8, 'आ', 'आती']]</text:p>
          </table:table-cell>
          <table:table-cell table:number-columns-repeated="16378"/>
        </table:table-row>
        <table:table-row table:style-name="ro4">
          <table:table-cell office:value-type="string" calcext:value-type="string">
            <text:p>मेरा गला सूख रहा है</text:p>
          </table:table-cell>
          <table:table-cell office:value-type="string" calcext:value-type="string">
            <text:p>मेरा गला सूख रहा है।</text:p>
          </table:table-cell>
          <table:table-cell office:value-type="string" calcext:value-type="string">
            <text:p>मेरा गला सूख रहा है</text:p>
          </table:table-cell>
          <table:table-cell table:number-columns-repeated="3" office:value-type="string" calcext:value-type="string">
            <text:p>[]</text:p>
          </table:table-cell>
          <table:table-cell table:number-columns-repeated="16378"/>
        </table:table-row>
        <table:table-row table:style-name="ro3">
          <table:table-cell office:value-type="string" calcext:value-type="string">
            <text:p>मुझे ठीक से सुनाई नहीं देता मेरे कान में समस्या है</text:p>
          </table:table-cell>
          <table:table-cell office:value-type="string" calcext:value-type="string">
            <text:p>मुझे ठीक से सुनाई नहीं देता। मेरे काम में समस्या है।</text:p>
          </table:table-cell>
          <table:table-cell office:value-type="string" calcext:value-type="string">
            <text:p>मुझे ठीक से सुनाई नहीं देता मेरे काम में समस्या है</text:p>
          </table:table-cell>
          <table:table-cell table:number-columns-repeated="2" office:value-type="string" calcext:value-type="string">
            <text:p>[[7, 'काम', 'कान']]</text:p>
          </table:table-cell>
          <table:table-cell office:value-type="string" calcext:value-type="string">
            <text:p>[]</text:p>
          </table:table-cell>
          <table:table-cell table:number-columns-repeated="16378"/>
        </table:table-row>
        <table:table-row table:style-name="ro4">
          <table:table-cell table:style-name="ce3" office:value-type="string" calcext:value-type="string">
            <text:p>मेरे पैर में बहुत दर्द हो रहा है.</text:p>
          </table:table-cell>
          <table:table-cell table:style-name="ce3" office:value-type="string" calcext:value-type="string">
            <text:p>मेरे पैर में बहुत दर्द हो रहा है'।</text:p>
          </table:table-cell>
          <table:table-cell table:style-name="ce3" office:value-type="string" calcext:value-type="string">
            <text:p>मेरे पैर में बहुत दर्द हो रहा है</text:p>
          </table:table-cell>
          <table:table-cell table:style-name="ce6" office:value-type="string" calcext:value-type="string">
            <text:p>[[7, "है'", 'है']]</text:p>
          </table:table-cell>
          <table:table-cell table:style-name="ce6" office:value-type="string" calcext:value-type="string">
            <text:p>[]</text:p>
          </table:table-cell>
          <table:table-cell table:style-name="ce6" office:value-type="string" calcext:value-type="string">
            <text:p>[[7, 'है', "है'"]]</text:p>
          </table:table-cell>
          <table:table-cell table:number-columns-repeated="16378"/>
        </table:table-row>
        <table:table-row table:style-name="ro5">
          <table:table-cell table:style-name="ce4" office:value-type="string" calcext:value-type="string">
            <text:p>मेरा शॉवर ड्रेन हर समय बालों से भरा रहता है।</text:p>
          </table:table-cell>
          <table:table-cell table:style-name="ce4" office:value-type="string" calcext:value-type="string">
            <text:p>Speech Recognition canceled: CancellationReason.Error, Connection was closed by the remote host. Error code: 1013. Error details: Unable to service the request due to resource constraints. Please try again later. SessionId: 93001339374743aa9e7016516031cbc0</text:p>
          </table:table-cell>
          <table:table-cell table:style-name="ce4" office:value-type="string" calcext:value-type="string">
            <text:p>Please try again later. Error details: Unable to service the request due to resource c</text:p>
          </table:table-cell>
          <table:table-cell table:style-name="ce7" office:value-type="string" calcext:value-type="string">
            <text:p>[[0, 'Speech', 'मेरा'], [1, 'Recognition', 'शॉवर'], [2, 'canceled:', 'ड्रेन'], [3, 'CancellationReasonError', 'हर'], [4, 'Connection', 'समय'], [5, 'was', 'बालों'], [6, 'closed', 'से'], [7, 'by', 'भरा'], [8, 'the', 'रहता'], [9, 'remote', 'है']]</text:p>
          </table:table-cell>
          <table:table-cell table:style-name="ce7" office:value-type="string" calcext:value-type="string">
            <text:p>[[0, 'Please', 'मेरा'], [1, 'try', 'शॉवर'], [2, 'again', 'ड्रेन'], [3, 'later', 'हर'], [4, 'Error', 'समय'], [5, 'details:', 'बालों'], [6, 'Unable', 'से'], [7, 'to', 'भरा'], [8, 'service', 'रहता'], [9, 'the', 'है']]</text:p>
          </table:table-cell>
          <table:table-cell table:style-name="ce7" office:value-type="string" calcext:value-type="string">
            <text:p>[[0, 'Please', 'Speech'], [1, 'try', 'Recognition'], [2, 'again', 'canceled:'], [3, 'later', 'CancellationReasonError'], [4, 'Error', 'Connection'], [5, 'details:', 'was'], [6, 'Unable', 'closed'], [7, 'to', 'by'], [8, 'service', 'the'], [9, 'the', 'remote'], [10, 'request', 'host'], [11, 'due', 'Error'], [12, 'to', 'code:'], [13, 'resource', '1013'], [14, 'c', 'Error']]</text:p>
          </table:table-cell>
          <table:table-cell table:number-columns-repeated="16378"/>
        </table:table-row>
        <table:table-row table:style-name="ro2">
          <table:table-cell table:style-name="ce3" office:value-type="string" calcext:value-type="string">
            <text:p>मेरे सिर के अगले हिस्से में दर्द होता है और जब मुझे दर्द होता है तो रोशनी मुझे परेशान करती है।</text:p>
          </table:table-cell>
          <table:table-cell table:style-name="ce3" office:value-type="string" calcext:value-type="string">
            <text:p>मेरे सिर के अगले हिस्से में दर्द होता है और जब मुझे दर्द होता है तो रौशनी मुझे परेशान करती है।</text:p>
          </table:table-cell>
          <table:table-cell table:style-name="ce3" office:value-type="string" calcext:value-type="string">
            <text:p>मेरे सिर के अगले हिस्से में दर्द होता है और जब</text:p>
          </table:table-cell>
          <table:table-cell table:style-name="ce6" office:value-type="string" calcext:value-type="string">
            <text:p>[[16, 'रौशनी', 'रोशनी']]</text:p>
          </table:table-cell>
          <table:table-cell table:number-columns-repeated="2" table:style-name="ce6" office:value-type="string" calcext:value-type="string">
            <text:p>[]</text:p>
          </table:table-cell>
          <table:table-cell table:number-columns-repeated="16378"/>
        </table:table-row>
        <table:table-row table:style-name="ro3">
          <table:table-cell table:style-name="ce3" office:value-type="string" calcext:value-type="string">
            <text:p>भले ही मैं वयस्क हूं लेकिन मेरे चेहरे पर मुंहासे निकलते रहते हैं।</text:p>
          </table:table-cell>
          <table:table-cell table:style-name="ce3" office:value-type="string" calcext:value-type="string">
            <text:p>भले ही मैं वयस्क हूँ, लेकिन मेरे चेहरे पर मुहां से निकलते रहते हैं।</text:p>
          </table:table-cell>
          <table:table-cell table:style-name="ce3" office:value-type="string" calcext:value-type="string">
            <text:p>भले ही मैं वयस्क हूं लेकिन मेरे चेहरे पर</text:p>
          </table:table-cell>
          <table:table-cell table:style-name="ce6" office:value-type="string" calcext:value-type="string">
            <text:p>[[4, 'हूँ', 'हूं'], [9, 'मुहां', 'मुंहासे'], [10, 'से', 'निकलते'], [11, 'निकलते', 'रहते'], [12, 'रहते', 'हैं']]</text:p>
          </table:table-cell>
          <table:table-cell table:style-name="ce6" office:value-type="string" calcext:value-type="string">
            <text:p>[]</text:p>
          </table:table-cell>
          <table:table-cell table:style-name="ce6" office:value-type="string" calcext:value-type="string">
            <text:p>[[4, 'हूं', 'हूँ']]</text:p>
          </table:table-cell>
          <table:table-cell table:number-columns-repeated="16378"/>
        </table:table-row>
        <table:table-row table:style-name="ro3">
          <table:table-cell office:value-type="string" calcext:value-type="string">
            <text:p>जब मैं सुबह बिस्तर से उठता हूं तो मेरा शरीर बहुत कमजोर महसूस करता है।</text:p>
          </table:table-cell>
          <table:table-cell office:value-type="string" calcext:value-type="string">
            <text:p>जब मैं सुबह बिस्तर से उठता हूँ तो मेरा शरीर बहुत कमजोर महसूस करता है।</text:p>
          </table:table-cell>
          <table:table-cell office:value-type="string" calcext:value-type="string">
            <text:p>जब मैं सुबह बिस्तर से उठता हूं तो मेरा शरीर बहु</text:p>
          </table:table-cell>
          <table:table-cell office:value-type="string" calcext:value-type="string">
            <text:p>[[6, 'हूँ', 'हूं']]</text:p>
          </table:table-cell>
          <table:table-cell office:value-type="string" calcext:value-type="string">
            <text:p>[[10, 'बहु', 'बहुत']]</text:p>
          </table:table-cell>
          <table:table-cell office:value-type="string" calcext:value-type="string">
            <text:p>[[6, 'हूं', 'हूँ'], [10, 'बहु', 'बहुत']]</text:p>
          </table:table-cell>
          <table:table-cell table:number-columns-repeated="16378"/>
        </table:table-row>
        <table:table-row table:style-name="ro3">
          <table:table-cell table:style-name="ce3" office:value-type="string" calcext:value-type="string">
            <text:p>जब मैं बैठने के बाद पहली बार खड़ा होता हूं तो मेरा घुटना पकड़ता है और दर्द होता है।</text:p>
          </table:table-cell>
          <table:table-cell table:style-name="ce3" office:value-type="string" calcext:value-type="string">
            <text:p>जब मैं बैठने के बाद पहली बार खड़ा होता हूँ तो मेरा घुटना पकड़ता है और दर्द होता है।</text:p>
          </table:table-cell>
          <table:table-cell table:style-name="ce3" office:value-type="string" calcext:value-type="string">
            <text:p>जब मैं बैठने के बाद पहली बार खड़ा होता हूं</text:p>
          </table:table-cell>
          <table:table-cell table:style-name="ce6" office:value-type="string" calcext:value-type="string">
            <text:p>[[9, 'हूँ', 'हूं']]</text:p>
          </table:table-cell>
          <table:table-cell table:style-name="ce6" office:value-type="string" calcext:value-type="string">
            <text:p>[]</text:p>
          </table:table-cell>
          <table:table-cell table:style-name="ce6" office:value-type="string" calcext:value-type="string">
            <text:p>[[9, 'हूं', 'हूँ']]</text:p>
          </table:table-cell>
          <table:table-cell table:number-columns-repeated="16378"/>
        </table:table-row>
        <table:table-row table:style-name="ro3">
          <table:table-cell office:value-type="string" calcext:value-type="string">
            <text:p>सर्जिकल घाव लाल तेज मवाद छूने पर दर्दनाक और गर्म</text:p>
          </table:table-cell>
          <table:table-cell office:value-type="string" calcext:value-type="string">
            <text:p>स जिक्र घावलान तेज मवाद छूने पर दर्दनाक और गर्म।</text:p>
          </table:table-cell>
          <table:table-cell office:value-type="string" calcext:value-type="string">
            <text:p>मेरे जिक्र घावलान तेज मवाद छूने पर दर्दनाक</text:p>
          </table:table-cell>
          <table:table-cell office:value-type="string" calcext:value-type="string">
            <text:p>[[0, 'स', 'सर्जिकल'], [1, 'जिक्र', 'घाव'], [2, 'घावलान', 'लाल']]</text:p>
          </table:table-cell>
          <table:table-cell office:value-type="string" calcext:value-type="string">
            <text:p>[[0, 'मेरे', 'सर्जिकल'], [1, 'जिक्र', 'घाव'], [2, 'घावलान', 'लाल']]</text:p>
          </table:table-cell>
          <table:table-cell office:value-type="string" calcext:value-type="string">
            <text:p>[[0, 'मेरे', 'स']]</text:p>
          </table:table-cell>
          <table:table-cell table:number-columns-repeated="16378"/>
        </table:table-row>
        <table:table-row table:style-name="ro3">
          <table:table-cell office:value-type="string" calcext:value-type="string">
            <text:p>ऐसा महसूस हो रहा है जैसे मेरे जोड़ों में कुछ ठोका जा रहा है</text:p>
          </table:table-cell>
          <table:table-cell office:value-type="string" calcext:value-type="string">
            <text:p>ऐसा महसूस हो रहा है' जैसे मेरे जोड़ों में कुछ खोखा जा रहा है।</text:p>
          </table:table-cell>
          <table:table-cell office:value-type="string" calcext:value-type="string">
            <text:p>ऐसा महसूस हो रहा है जैसे मेरे जोड़ों में कु</text:p>
          </table:table-cell>
          <table:table-cell office:value-type="string" calcext:value-type="string">
            <text:p>[[4, "है'", 'है'], [10, 'खोखा', 'ठोका']]</text:p>
          </table:table-cell>
          <table:table-cell office:value-type="string" calcext:value-type="string">
            <text:p>[[9, 'कु', 'कुछ']]</text:p>
          </table:table-cell>
          <table:table-cell office:value-type="string" calcext:value-type="string">
            <text:p>[[4, 'है', "है'"], [9, 'कु', 'कुछ']]</text:p>
          </table:table-cell>
          <table:table-cell table:number-columns-repeated="16378"/>
        </table:table-row>
        <table:table-row table:style-name="ro3">
          <table:table-cell office:value-type="string" calcext:value-type="string">
            <text:p>जब मैं हील्स पहनती हूं तो मेरे पैरों के तलवों में दर्द होता है</text:p>
          </table:table-cell>
          <table:table-cell office:value-type="string" calcext:value-type="string">
            <text:p>जब मैं हिल्स पहनती हूँ तो मेरे पैरों के तलवों में दर्द होता है।</text:p>
          </table:table-cell>
          <table:table-cell office:value-type="string" calcext:value-type="string">
            <text:p>जब मैं हिल्स पहनती हूं तो मेरे पैरों के तलव</text:p>
          </table:table-cell>
          <table:table-cell office:value-type="string" calcext:value-type="string">
            <text:p>[[2, 'हिल्स', 'हील्स'], [4, 'हूँ', 'हूं']]</text:p>
          </table:table-cell>
          <table:table-cell office:value-type="string" calcext:value-type="string">
            <text:p>[[2, 'हिल्स', 'हील्स'], [9, 'तलव', 'तलवों']]</text:p>
          </table:table-cell>
          <table:table-cell office:value-type="string" calcext:value-type="string">
            <text:p>[[4, 'हूं', 'हूँ'], [9, 'तलव', 'तलवों']]</text:p>
          </table:table-cell>
          <table:table-cell table:number-columns-repeated="16378"/>
        </table:table-row>
        <table:table-row table:style-name="ro3">
          <table:table-cell table:style-name="ce3" office:value-type="string" calcext:value-type="string">
            <text:p>मुझे पीठ के निचले हिस्से में दर्द महसूस हो रहा है</text:p>
          </table:table-cell>
          <table:table-cell table:style-name="ce3" office:value-type="string" calcext:value-type="string">
            <text:p>मुझे पीठ के निचले हिस्से में दर्द महसूस हो रहा है'।</text:p>
          </table:table-cell>
          <table:table-cell table:style-name="ce3" office:value-type="string" calcext:value-type="string">
            <text:p>मुझे पीठ के निचले हिस्से में दर्द महसूस हो</text:p>
          </table:table-cell>
          <table:table-cell table:style-name="ce6" office:value-type="string" calcext:value-type="string">
            <text:p>[[10, "है'", 'है']]</text:p>
          </table:table-cell>
          <table:table-cell table:number-columns-repeated="2" table:style-name="ce6" office:value-type="string" calcext:value-type="string">
            <text:p>[]</text:p>
          </table:table-cell>
          <table:table-cell table:number-columns-repeated="16378"/>
        </table:table-row>
        <table:table-row table:style-name="ro4">
          <table:table-cell office:value-type="string" calcext:value-type="string">
            <text:p>मेरे सिर में हल्का दर्द है</text:p>
          </table:table-cell>
          <table:table-cell office:value-type="string" calcext:value-type="string">
            <text:p>मेरे सिर में हल्का दर्द है।</text:p>
          </table:table-cell>
          <table:table-cell office:value-type="string" calcext:value-type="string">
            <text:p>मेरे सिर में हल्का दर्द है</text:p>
          </table:table-cell>
          <table:table-cell table:number-columns-repeated="3" office:value-type="string" calcext:value-type="string">
            <text:p>[]</text:p>
          </table:table-cell>
          <table:table-cell table:number-columns-repeated="16378"/>
        </table:table-row>
        <table:table-row table:style-name="ro3">
          <table:table-cell office:value-type="string" calcext:value-type="string">
            <text:p>जब मैं हील्स पहनती हूं तो मेरे पैरों के तलवों में दर्द होता है</text:p>
          </table:table-cell>
          <table:table-cell office:value-type="string" calcext:value-type="string">
            <text:p>जब मैं हीस पहनती हूँ तो मेरे पैरों के तरवों में दर्द होता है।</text:p>
          </table:table-cell>
          <table:table-cell office:value-type="string" calcext:value-type="string">
            <text:p>जब मैं हीस पहनती हूं तो मेरे पैरों के तर</text:p>
          </table:table-cell>
          <table:table-cell office:value-type="string" calcext:value-type="string">
            <text:p>[[2, 'हीस', 'हील्स'], [4, 'हूँ', 'हूं'], [9, 'तरवों', 'तलवों']]</text:p>
          </table:table-cell>
          <table:table-cell office:value-type="string" calcext:value-type="string">
            <text:p>[[2, 'हीस', 'हील्स'], [9, 'तर', 'तलवों']]</text:p>
          </table:table-cell>
          <table:table-cell office:value-type="string" calcext:value-type="string">
            <text:p>[[4, 'हूं', 'हूँ'], [9, 'तर', 'तरवों']]</text:p>
          </table:table-cell>
          <table:table-cell table:number-columns-repeated="16378"/>
        </table:table-row>
        <table:table-row table:style-name="ro4">
          <table:table-cell table:style-name="ce3" office:value-type="string" calcext:value-type="string">
            <text:p>मुझे अपनी गर्दन में दर्द महसूस हो रहा है</text:p>
          </table:table-cell>
          <table:table-cell table:style-name="ce3" office:value-type="string" calcext:value-type="string">
            <text:p>मुझे अपनी गर्दन में दर्द महसूस हो रहा है'।</text:p>
          </table:table-cell>
          <table:table-cell table:style-name="ce3" office:value-type="string" calcext:value-type="string">
            <text:p>मुझे अपनी गर्दन में दर्द महसूस हो रहा है</text:p>
          </table:table-cell>
          <table:table-cell table:style-name="ce6" office:value-type="string" calcext:value-type="string">
            <text:p>[[8, "है'", 'है']]</text:p>
          </table:table-cell>
          <table:table-cell table:style-name="ce6" office:value-type="string" calcext:value-type="string">
            <text:p>[]</text:p>
          </table:table-cell>
          <table:table-cell table:style-name="ce6" office:value-type="string" calcext:value-type="string">
            <text:p>[[8, 'है', "है'"]]</text:p>
          </table:table-cell>
          <table:table-cell table:number-columns-repeated="16378"/>
        </table:table-row>
        <table:table-row table:style-name="ro4">
          <table:table-cell office:value-type="string" calcext:value-type="string">
            <text:p>मेरी गर्दन में तेज़ दर्द है</text:p>
          </table:table-cell>
          <table:table-cell office:value-type="string" calcext:value-type="string">
            <text:p>मेरी गर्दन में तेज दर्द है।</text:p>
          </table:table-cell>
          <table:table-cell office:value-type="string" calcext:value-type="string">
            <text:p>मेरी गर्दन में तेज दर्द है</text:p>
          </table:table-cell>
          <table:table-cell table:number-columns-repeated="2" office:value-type="string" calcext:value-type="string">
            <text:p>[[3, 'तेज', 'तेज़']]</text:p>
          </table:table-cell>
          <table:table-cell office:value-type="string" calcext:value-type="string">
            <text:p>[]</text:p>
          </table:table-cell>
          <table:table-cell table:number-columns-repeated="16378"/>
        </table:table-row>
        <table:table-row table:style-name="ro4">
          <table:table-cell office:value-type="string" calcext:value-type="string">
            <text:p>मुझे दर्द है लेकिन मैं जगह नहीं बता सकता</text:p>
          </table:table-cell>
          <table:table-cell office:value-type="string" calcext:value-type="string">
            <text:p>मुझे दर्द है, लेकिन मैं जगह नहीं बता सकता।</text:p>
          </table:table-cell>
          <table:table-cell office:value-type="string" calcext:value-type="string">
            <text:p>मुझे दर्द है लेकिन मैं जगह नहीं बता सकता</text:p>
          </table:table-cell>
          <table:table-cell table:number-columns-repeated="3" office:value-type="string" calcext:value-type="string">
            <text:p>[]</text:p>
          </table:table-cell>
          <table:table-cell table:number-columns-repeated="16378"/>
        </table:table-row>
        <table:table-row table:style-name="ro2">
          <table:table-cell table:style-name="ce3" office:value-type="string" calcext:value-type="string">
            <text:p>मेरे कान में दर्द है जो ठीक नहीं होगा। <text:s/>मुझे सर्दी या सिरदर्द या कोई अन्य लक्षण नहीं है। <text:s/>बस कान का दर्द है.</text:p>
          </table:table-cell>
          <table:table-cell table:style-name="ce3" office:value-type="string" calcext:value-type="string">
            <text:p>मेरे कान में दर्द है, जो ठीक नहीं होगा मुझे सर्दी या सर दर्द या कोई अन्य लक्षण नहीं है बस कान का दर्द है।</text:p>
          </table:table-cell>
          <table:table-cell table:style-name="ce3" office:value-type="string" calcext:value-type="string">
            <text:p>मेरे कान में दर्द है जो ठीक नहीं होगा मुझे सर्दी</text:p>
          </table:table-cell>
          <table:table-cell table:style-name="ce6" office:value-type="string" calcext:value-type="string">
            <text:p>[[12, 'सर', 'सिरदर्द'], [13, 'दर्द', 'या'], [14, 'या', 'कोई'], [15, 'कोई', 'अन्य'], [16, 'अन्य', 'लक्षण'], [17, 'लक्षण', 'नहीं'], [18, 'नहीं', 'है'], [19, 'है', 'बस'], [20, 'बस', 'कान'], [21, 'कान', 'का'], [22, 'का', 'दर्द'], [23, 'दर्द', 'है']]</text:p>
          </table:table-cell>
          <table:table-cell table:number-columns-repeated="2" table:style-name="ce6" office:value-type="string" calcext:value-type="string">
            <text:p>[]</text:p>
          </table:table-cell>
          <table:table-cell table:number-columns-repeated="16378"/>
        </table:table-row>
        <table:table-row table:style-name="ro4">
          <table:table-cell table:style-name="ce3" office:value-type="string" calcext:value-type="string">
            <text:p>मेरी आंखें धुंधली हैं</text:p>
          </table:table-cell>
          <table:table-cell table:style-name="ce3" office:value-type="string" calcext:value-type="string">
            <text:p>मेरी आँखें धुंधली है।</text:p>
          </table:table-cell>
          <table:table-cell table:style-name="ce3" office:value-type="string" calcext:value-type="string">
            <text:p>मेरी आंखें धुंधली है</text:p>
          </table:table-cell>
          <table:table-cell table:style-name="ce6" office:value-type="string" calcext:value-type="string">
            <text:p>[[1, 'आँखें', 'आंखें'], [3, 'है', 'हैं']]</text:p>
          </table:table-cell>
          <table:table-cell table:style-name="ce6" office:value-type="string" calcext:value-type="string">
            <text:p>[[3, 'है', 'हैं']]</text:p>
          </table:table-cell>
          <table:table-cell table:style-name="ce6" office:value-type="string" calcext:value-type="string">
            <text:p>[[1, 'आंखें', 'आँखें']]</text:p>
          </table:table-cell>
          <table:table-cell table:number-columns-repeated="16378"/>
        </table:table-row>
        <table:table-row table:style-name="ro3">
          <table:table-cell office:value-type="string" calcext:value-type="string">
            <text:p>जब भी मैं हिलता हूँ तो मुझे जोड़ों में दर्द महसूस होता है</text:p>
          </table:table-cell>
          <table:table-cell office:value-type="string" calcext:value-type="string">
            <text:p>जब भी मैं हिलता हूँ तो मुझे जोड़ो में दर्द महसूस होता है।</text:p>
          </table:table-cell>
          <table:table-cell office:value-type="string" calcext:value-type="string">
            <text:p>जब भी मैं हिलता हूं तो मुझे जोड़ो में दर्द</text:p>
          </table:table-cell>
          <table:table-cell office:value-type="string" calcext:value-type="string">
            <text:p>[[7, 'जोड़ो', 'जोड़ों']]</text:p>
          </table:table-cell>
          <table:table-cell office:value-type="string" calcext:value-type="string">
            <text:p>[[4, 'हूं', 'हूँ'], [7, 'जोड़ो', 'जोड़ों']]</text:p>
          </table:table-cell>
          <table:table-cell office:value-type="string" calcext:value-type="string">
            <text:p>[[4, 'हूं', 'हूँ']]</text:p>
          </table:table-cell>
          <table:table-cell table:number-columns-repeated="16378"/>
        </table:table-row>
        <table:table-row table:style-name="ro4">
          <table:table-cell office:value-type="string" calcext:value-type="string">
            <text:p>मेरे पेट में बहुत तेज दर्द हो रहा है</text:p>
          </table:table-cell>
          <table:table-cell office:value-type="string" calcext:value-type="string">
            <text:p>मेरे पेक में बहुत तेज़ दर्द हो रहा है'।</text:p>
          </table:table-cell>
          <table:table-cell office:value-type="string" calcext:value-type="string">
            <text:p>मेरे पेक में बहुत तेज़ दर्द हो रहा है</text:p>
          </table:table-cell>
          <table:table-cell office:value-type="string" calcext:value-type="string">
            <text:p>[[1, 'पेक', 'पेट'], [4, 'तेज़', 'तेज'], [8, "है'", 'है']]</text:p>
          </table:table-cell>
          <table:table-cell office:value-type="string" calcext:value-type="string">
            <text:p>[[1, 'पेक', 'पेट'], [4, 'तेज़', 'तेज']]</text:p>
          </table:table-cell>
          <table:table-cell office:value-type="string" calcext:value-type="string">
            <text:p>[[8, 'है', "है'"]]</text:p>
          </table:table-cell>
          <table:table-cell table:number-columns-repeated="16378"/>
        </table:table-row>
        <table:table-row table:style-name="ro3">
          <table:table-cell office:value-type="string" calcext:value-type="string">
            <text:p>मेरा बायां कान ठीक है लेकिन दायां कान ऐसा लगता है जैसे उस पर कील ठोंक दी गई हो।</text:p>
          </table:table-cell>
          <table:table-cell office:value-type="string" calcext:value-type="string">
            <text:p>नया बयान कान ठीक है लेकिन दाया कान ऐसा लगता है जैसे उस पर कील ठोक दी गई हो।</text:p>
          </table:table-cell>
          <table:table-cell office:value-type="string" calcext:value-type="string">
            <text:p>मेरा बयान कान ठीक है लेकिन दाया कान ऐसा लगता है</text:p>
          </table:table-cell>
          <table:table-cell office:value-type="string" calcext:value-type="string">
            <text:p>[[0, 'नया', 'मेरा'], [1, 'बयान', 'बायां'], [6, 'दाया', 'दायां'], [15, 'ठोक', 'ठोंक']]</text:p>
          </table:table-cell>
          <table:table-cell office:value-type="string" calcext:value-type="string">
            <text:p>[[1, 'बयान', 'बायां'], [6, 'दाया', 'दायां']]</text:p>
          </table:table-cell>
          <table:table-cell office:value-type="string" calcext:value-type="string">
            <text:p>[[0, 'मेरा', 'नया']]</text:p>
          </table:table-cell>
          <table:table-cell table:number-columns-repeated="16378"/>
        </table:table-row>
        <table:table-row table:style-name="ro3">
          <table:table-cell office:value-type="string" calcext:value-type="string">
            <text:p>मुझे एक प्रकार की क्रीम की आवश्यकता है जो मेरी मांसपेशियों को अधिक आराम दे</text:p>
          </table:table-cell>
          <table:table-cell office:value-type="string" calcext:value-type="string">
            <text:p>मुझे एक प्रकार की किम की आवश्यकता है जो मेरी मानस पेशियों को अधिक आराम दे।</text:p>
          </table:table-cell>
          <table:table-cell office:value-type="string" calcext:value-type="string">
            <text:p>मुझे एक प्रकार की किम की आवश्यकता है जो मेरी मानस</text:p>
          </table:table-cell>
          <table:table-cell office:value-type="string" calcext:value-type="string">
            <text:p>[[4, 'किम', 'क्रीम'], [10, 'मानस', 'मांसपेशियों'], [11, 'पेशियों', 'को'], [12, 'को', 'अधिक'], [13, 'अधिक', 'आराम'], [14, 'आराम', 'दे']]</text:p>
          </table:table-cell>
          <table:table-cell office:value-type="string" calcext:value-type="string">
            <text:p>[[4, 'किम', 'क्रीम'], [10, 'मानस', 'मांसपेशियों']]</text:p>
          </table:table-cell>
          <table:table-cell office:value-type="string" calcext:value-type="string">
            <text:p>[]</text:p>
          </table:table-cell>
          <table:table-cell table:number-columns-repeated="16378"/>
        </table:table-row>
        <table:table-row table:style-name="ro3">
          <table:table-cell office:value-type="string" calcext:value-type="string">
            <text:p>फर्श पर गिरने के बाद से मेरी पीठ में दर्द हो रहा है।</text:p>
          </table:table-cell>
          <table:table-cell office:value-type="string" calcext:value-type="string">
            <text:p>फर्श पर गिरने के बाद से मेरी प्रीठ में दर्द हो रहा है'।</text:p>
          </table:table-cell>
          <table:table-cell office:value-type="string" calcext:value-type="string">
            <text:p>मेरी प्रीठ में दर्द हो रहा है।</text:p>
          </table:table-cell>
          <table:table-cell office:value-type="string" calcext:value-type="string">
            <text:p>[[7, 'प्रीठ', 'पीठ'], [12, "है'", 'है']]</text:p>
          </table:table-cell>
          <table:table-cell table:number-columns-repeated="2" office:value-type="string" calcext:value-type="string">
            <text:p>[[0, 'मेरी', 'फर्श'], [1, 'प्रीठ', 'पर'], [2, 'में', 'गिरने'], [3, 'दर्द', 'के'], [4, 'हो', 'बाद'], [5, 'रहा', 'से'], [6, 'है', 'मेरी']]</text:p>
          </table:table-cell>
          <table:table-cell table:number-columns-repeated="16378"/>
        </table:table-row>
        <table:table-row table:style-name="ro4">
          <table:table-cell office:value-type="string" calcext:value-type="string">
            <text:p>मैं हल्का महसूस कर रहा हूँ</text:p>
          </table:table-cell>
          <table:table-cell office:value-type="string" calcext:value-type="string">
            <text:p>मैं हरका महसूस कर रहा हूँ।</text:p>
          </table:table-cell>
          <table:table-cell office:value-type="string" calcext:value-type="string">
            <text:p>मैं हरका महसूस कर रहा हूं</text:p>
          </table:table-cell>
          <table:table-cell office:value-type="string" calcext:value-type="string">
            <text:p>[[1, 'हरका', 'हल्का']]</text:p>
          </table:table-cell>
          <table:table-cell office:value-type="string" calcext:value-type="string">
            <text:p>[[1, 'हरका', 'हल्का'], [5, 'हूं', 'हूँ']]</text:p>
          </table:table-cell>
          <table:table-cell office:value-type="string" calcext:value-type="string">
            <text:p>[[5, 'हूं', 'हूँ']]</text:p>
          </table:table-cell>
          <table:table-cell table:number-columns-repeated="16378"/>
        </table:table-row>
        <table:table-row table:style-name="ro3">
          <table:table-cell office:value-type="string" calcext:value-type="string">
            <text:p>मेरे शरीर में मेरे कूल्हों और कंधों के बीच अंदर की तरफ दर्द होता है।</text:p>
          </table:table-cell>
          <table:table-cell office:value-type="string" calcext:value-type="string">
            <text:p>मेरे शरीर में मेरे कूल्हो और कन्नों के बीच अंदर की तरफ दर्द होता है।</text:p>
          </table:table-cell>
          <table:table-cell office:value-type="string" calcext:value-type="string">
            <text:p>मेरे शरीर में मेरे कूल्हो और कंनों के बीच अ</text:p>
          </table:table-cell>
          <table:table-cell office:value-type="string" calcext:value-type="string">
            <text:p>[[4, 'कूल्हो', 'कूल्हों'], [6, 'कन्नों', 'कंधों']]</text:p>
          </table:table-cell>
          <table:table-cell office:value-type="string" calcext:value-type="string">
            <text:p>[[4, 'कूल्हो', 'कूल्हों'], [6, 'कंनों', 'कंधों'], [9, 'अ', 'अंदर']]</text:p>
          </table:table-cell>
          <table:table-cell office:value-type="string" calcext:value-type="string">
            <text:p>[[6, 'कंनों', 'कन्नों'], [9, 'अ', 'अंदर']]</text:p>
          </table:table-cell>
          <table:table-cell table:number-columns-repeated="16378"/>
        </table:table-row>
        <table:table-row table:style-name="ro3">
          <table:table-cell office:value-type="string" calcext:value-type="string">
            <text:p>अपने दौड़ने वाले जूतों के साथ 500 मीटर दौड़ने के बाद मेरे पैर में दर्द हो गया है।</text:p>
          </table:table-cell>
          <table:table-cell office:value-type="string" calcext:value-type="string">
            <text:p>अपने दौड़ने वाले जूतों के साथ छह मीटर दौड़ने के बाद मेरे पैर में दर्द हो गया है।</text:p>
          </table:table-cell>
          <table:table-cell office:value-type="string" calcext:value-type="string">
            <text:p>मेरे दौड़ने वाले जूतों के साथ छह मीटर द</text:p>
          </table:table-cell>
          <table:table-cell office:value-type="string" calcext:value-type="string">
            <text:p>[[6, 'छह', '500']]</text:p>
          </table:table-cell>
          <table:table-cell office:value-type="string" calcext:value-type="string">
            <text:p>[[0, 'मेरे', 'अपने'], [6, 'छह', '500'], [8, 'द', 'दौड़ने']]</text:p>
          </table:table-cell>
          <table:table-cell office:value-type="string" calcext:value-type="string">
            <text:p>[[0, 'मेरे', 'अपने'], [8, 'द', 'दौड़ने']]</text:p>
          </table:table-cell>
          <table:table-cell table:number-columns-repeated="16378"/>
        </table:table-row>
        <table:table-row table:style-name="ro2">
          <table:table-cell office:value-type="string" calcext:value-type="string">
            <text:p>मुझे बी12 की कमी वाले एनीमिया का पता चला था जो बताता है कि मुझे हमेशा ठंड क्यों लगती थी।</text:p>
          </table:table-cell>
          <table:table-cell office:value-type="string" calcext:value-type="string">
            <text:p>मुझे बीज की कमी वाले एनीमिया का पता चला था, जो बताता है की मुझे हमेशा तंग क्यों नती थी।</text:p>
          </table:table-cell>
          <table:table-cell office:value-type="string" calcext:value-type="string">
            <text:p>मुझे बीज की कमी वाले एनीमिया का पता चला था</text:p>
          </table:table-cell>
          <table:table-cell office:value-type="string" calcext:value-type="string">
            <text:p>[[1, 'बीज', 'बी12'], [13, 'की', 'कि'], [16, 'तंग', 'ठंड'], [18, 'नती', 'लगती']]</text:p>
          </table:table-cell>
          <table:table-cell office:value-type="string" calcext:value-type="string">
            <text:p>[[1, 'बीज', 'बी12']]</text:p>
          </table:table-cell>
          <table:table-cell office:value-type="string" calcext:value-type="string">
            <text:p>[]</text:p>
          </table:table-cell>
          <table:table-cell table:number-columns-repeated="16378"/>
        </table:table-row>
        <table:table-row table:style-name="ro4">
          <table:table-cell table:style-name="ce3" office:value-type="string" calcext:value-type="string">
            <text:p>मुझे दुख हो रहा है मेरे दिल में बहुत दर्द है</text:p>
          </table:table-cell>
          <table:table-cell table:style-name="ce3" office:value-type="string" calcext:value-type="string">
            <text:p>मुझे दुख हो रहा है' मेरे दिल में बहुत दर्द है।</text:p>
          </table:table-cell>
          <table:table-cell table:style-name="ce3" office:value-type="string" calcext:value-type="string">
            <text:p>मुझे दुख हो रहा है मेरे दिल में बहुत दर्द है।</text:p>
          </table:table-cell>
          <table:table-cell table:style-name="ce6" office:value-type="string" calcext:value-type="string">
            <text:p>[[4, "है'", 'है']]</text:p>
          </table:table-cell>
          <table:table-cell table:style-name="ce6" office:value-type="string" calcext:value-type="string">
            <text:p>[]</text:p>
          </table:table-cell>
          <table:table-cell table:style-name="ce6" office:value-type="string" calcext:value-type="string">
            <text:p>[[4, 'है', "है'"]]</text:p>
          </table:table-cell>
          <table:table-cell table:number-columns-repeated="16378"/>
        </table:table-row>
        <table:table-row table:style-name="ro2">
          <table:table-cell table:style-name="ce3" office:value-type="string" calcext:value-type="string">
            <text:p>मैं काफी समय तक एक किताब पढ़ता हूं और जब मैं पढ़ना समाप्त करता हूं तो मुझे सिर में दर्द होने लगता है</text:p>
          </table:table-cell>
          <table:table-cell table:style-name="ce3" office:value-type="string" calcext:value-type="string">
            <text:p>मैं काफी समय तक एक किताब पढ़ता हूँ और जब मैं पढ़ना समाप्त करता हूँ तो मुझे सिर में दर्द होने लगता है।</text:p>
          </table:table-cell>
          <table:table-cell table:style-name="ce3" office:value-type="string" calcext:value-type="string">
            <text:p>मैं काफी समय तक एक किताब पढ़ता हूं और जब</text:p>
          </table:table-cell>
          <table:table-cell table:style-name="ce6" office:value-type="string" calcext:value-type="string">
            <text:p>[[7, 'हूँ', 'हूं'], [14, 'हूँ', 'हूं']]</text:p>
          </table:table-cell>
          <table:table-cell table:style-name="ce6" office:value-type="string" calcext:value-type="string">
            <text:p>[]</text:p>
          </table:table-cell>
          <table:table-cell table:style-name="ce6" office:value-type="string" calcext:value-type="string">
            <text:p>[[7, 'हूं', 'हूँ']]</text:p>
          </table:table-cell>
          <table:table-cell table:number-columns-repeated="16378"/>
        </table:table-row>
        <table:table-row table:style-name="ro4">
          <table:table-cell office:value-type="string" calcext:value-type="string">
            <text:p>मेरे चेहरे पर बहुत बार दाने निकल आते हैं</text:p>
          </table:table-cell>
          <table:table-cell office:value-type="string" calcext:value-type="string">
            <text:p>मेरे चेहरे पर बहुत बार ताने निकल आते हैं।</text:p>
          </table:table-cell>
          <table:table-cell office:value-type="string" calcext:value-type="string">
            <text:p>मेरे चेहरे पर बहुत बार ताने निकल आते हैं</text:p>
          </table:table-cell>
          <table:table-cell table:number-columns-repeated="2" office:value-type="string" calcext:value-type="string">
            <text:p>[[5, 'ताने', 'दाने']]</text:p>
          </table:table-cell>
          <table:table-cell office:value-type="string" calcext:value-type="string">
            <text:p>[]</text:p>
          </table:table-cell>
          <table:table-cell table:number-columns-repeated="16378"/>
        </table:table-row>
        <table:table-row table:style-name="ro3">
          <table:table-cell office:value-type="string" calcext:value-type="string">
            <text:p>मैंने इसे राहत देने की कोशिश की है लेकिन मैं नहीं कर सकता</text:p>
          </table:table-cell>
          <table:table-cell office:value-type="string" calcext:value-type="string">
            <text:p>मैंने इसे राहत देने की कोशिश की है लेकिन मैं नहीं कर सकता।</text:p>
          </table:table-cell>
          <table:table-cell office:value-type="string" calcext:value-type="string">
            <text:p>मैंने इसे राहत देने की कोशिश की है लेकिन मैं</text:p>
          </table:table-cell>
          <table:table-cell table:number-columns-repeated="3" office:value-type="string" calcext:value-type="string">
            <text:p>[]</text:p>
          </table:table-cell>
          <table:table-cell table:number-columns-repeated="16378"/>
        </table:table-row>
        <table:table-row table:style-name="ro3">
          <table:table-cell office:value-type="string" calcext:value-type="string">
            <text:p>मैंने खेल बंद कर दिया क्योंकि मुझे खेल से चोट लग जाती है</text:p>
          </table:table-cell>
          <table:table-cell office:value-type="string" calcext:value-type="string">
            <text:p>मैंने खेल बंद कर दिया क्योंकि मुझे खेल से चोट लग जाती है।</text:p>
          </table:table-cell>
          <table:table-cell office:value-type="string" calcext:value-type="string">
            <text:p>मैंने खेल बंद कर दिया क्योंकि मुझे खेल से चोट</text:p>
          </table:table-cell>
          <table:table-cell table:number-columns-repeated="3" office:value-type="string" calcext:value-type="string">
            <text:p>[]</text:p>
          </table:table-cell>
          <table:table-cell table:number-columns-repeated="16378"/>
        </table:table-row>
        <table:table-row table:style-name="ro3">
          <table:table-cell office:value-type="string" calcext:value-type="string">
            <text:p>जब भी मैं गहरी सांस लेता हूं तो मुझे खांसी होने लगती है</text:p>
          </table:table-cell>
          <table:table-cell office:value-type="string" calcext:value-type="string">
            <text:p>जब भी मैं गहरी सांस लेता हूँ तो मुझे खासी होने लगती है।</text:p>
          </table:table-cell>
          <table:table-cell office:value-type="string" calcext:value-type="string">
            <text:p>जब भी मैं गहरी सांस लेता हूं तो मुझे खां</text:p>
          </table:table-cell>
          <table:table-cell office:value-type="string" calcext:value-type="string">
            <text:p>[[6, 'हूँ', 'हूं'], [9, 'खासी', 'खांसी']]</text:p>
          </table:table-cell>
          <table:table-cell office:value-type="string" calcext:value-type="string">
            <text:p>[[9, 'खां', 'खांसी']]</text:p>
          </table:table-cell>
          <table:table-cell office:value-type="string" calcext:value-type="string">
            <text:p>[[6, 'हूं', 'हूँ'], [9, 'खां', 'खासी']]</text:p>
          </table:table-cell>
          <table:table-cell table:number-columns-repeated="16378"/>
        </table:table-row>
        <table:table-row table:style-name="ro3">
          <table:table-cell office:value-type="string" calcext:value-type="string">
            <text:p>जब मैं अपना पैर फैलाता हूं तो घुटने के जोड़ में दर्द होता है</text:p>
          </table:table-cell>
          <table:table-cell office:value-type="string" calcext:value-type="string">
            <text:p>जब मैं अपना पैक फैलाता हूँ तो घुटने के जोड़ में दर्द होता है।</text:p>
          </table:table-cell>
          <table:table-cell office:value-type="string" calcext:value-type="string">
            <text:p>जब मैं अपना पैक फैलाता हूं तो घुटने के जो</text:p>
          </table:table-cell>
          <table:table-cell office:value-type="string" calcext:value-type="string">
            <text:p>[[3, 'पैक', 'पैर'], [5, 'हूँ', 'हूं']]</text:p>
          </table:table-cell>
          <table:table-cell office:value-type="string" calcext:value-type="string">
            <text:p>[[3, 'पैक', 'पैर'], [9, 'जो', 'जोड़']]</text:p>
          </table:table-cell>
          <table:table-cell office:value-type="string" calcext:value-type="string">
            <text:p>[[5, 'हूं', 'हूँ'], [9, 'जो', 'जोड़']]</text:p>
          </table:table-cell>
          <table:table-cell table:number-columns-repeated="16378"/>
        </table:table-row>
        <table:table-row table:style-name="ro4">
          <table:table-cell table:style-name="ce3" office:value-type="string" calcext:value-type="string">
            <text:p>मेरे सिर में बहुत दर्द हो रहा है</text:p>
          </table:table-cell>
          <table:table-cell table:style-name="ce3" office:value-type="string" calcext:value-type="string">
            <text:p>मेरे सिर में बहुत दर्द हो रहा है'।</text:p>
          </table:table-cell>
          <table:table-cell table:style-name="ce3" office:value-type="string" calcext:value-type="string">
            <text:p>मेरे सिर में बहुत दर्द हो रहा है</text:p>
          </table:table-cell>
          <table:table-cell table:style-name="ce6" office:value-type="string" calcext:value-type="string">
            <text:p>[[7, "है'", 'है']]</text:p>
          </table:table-cell>
          <table:table-cell table:style-name="ce6" office:value-type="string" calcext:value-type="string">
            <text:p>[]</text:p>
          </table:table-cell>
          <table:table-cell table:style-name="ce6" office:value-type="string" calcext:value-type="string">
            <text:p>[[7, 'है', "है'"]]</text:p>
          </table:table-cell>
          <table:table-cell table:number-columns-repeated="16378"/>
        </table:table-row>
        <table:table-row table:style-name="ro3">
          <table:table-cell office:value-type="string" calcext:value-type="string">
            <text:p>जब मैं अपने बाल धो रहा था तो बाल जोर से झड़ रहे थे</text:p>
          </table:table-cell>
          <table:table-cell office:value-type="string" calcext:value-type="string">
            <text:p>जब मैं अपने बाल धो रहा था तो बाल ज़ोर से झड़ रहे थे।</text:p>
          </table:table-cell>
          <table:table-cell office:value-type="string" calcext:value-type="string">
            <text:p>जब मैं अपने बाल धो रहा था तो बाल ज़ोर से झड़</text:p>
          </table:table-cell>
          <table:table-cell table:number-columns-repeated="2" office:value-type="string" calcext:value-type="string">
            <text:p>[[9, 'ज़ोर', 'जोर']]</text:p>
          </table:table-cell>
          <table:table-cell office:value-type="string" calcext:value-type="string">
            <text:p>[]</text:p>
          </table:table-cell>
          <table:table-cell table:number-columns-repeated="16378"/>
        </table:table-row>
        <table:table-row table:style-name="ro4">
          <table:table-cell office:value-type="string" calcext:value-type="string">
            <text:p>मुझे अपने मुहांसों से नफरत है.</text:p>
          </table:table-cell>
          <table:table-cell office:value-type="string" calcext:value-type="string">
            <text:p>मुझे अपने महासों से नफरत है।</text:p>
          </table:table-cell>
          <table:table-cell office:value-type="string" calcext:value-type="string">
            <text:p>मुझे अपने महासों से नफरत है</text:p>
          </table:table-cell>
          <table:table-cell table:number-columns-repeated="2" office:value-type="string" calcext:value-type="string">
            <text:p>[[2, 'महासों', 'मुहांसों']]</text:p>
          </table:table-cell>
          <table:table-cell office:value-type="string" calcext:value-type="string">
            <text:p>[]</text:p>
          </table:table-cell>
          <table:table-cell table:number-columns-repeated="16378"/>
        </table:table-row>
        <table:table-row table:style-name="ro2">
          <table:table-cell office:value-type="string" calcext:value-type="string">
            <text:p>मेरे बेटे ने एक पुराने रेजर से अपनी गर्दन काट ली और उस स्थान पर सूजन आ गई है और ऐसा लग रहा है कि वह संक्रमित है।</text:p>
          </table:table-cell>
          <table:table-cell office:value-type="string" calcext:value-type="string">
            <text:p>मेरे बेटे ने ये पुराने रेजर से अपनी गर्दन कात ले और उस स्थान पर सूजन बागी है और ऐसा लग रहा है कि वह संक्रमित है।</text:p>
          </table:table-cell>
          <table:table-cell office:value-type="string" calcext:value-type="string">
            <text:p>मेरे बेटे ने ये पुराने रेजर से अपनी गर्दन कात ले</text:p>
          </table:table-cell>
          <table:table-cell office:value-type="string" calcext:value-type="string">
            <text:p>[[3, 'ये', 'एक'], [9, 'कात', 'काट'], [10, 'ले', 'ली'], [16, 'बागी', 'आ'], [17, 'है', 'गई'], [18, 'और', 'है'], [19, 'ऐसा', 'और'], [20, 'लग', 'ऐसा'], [21, 'रहा', 'लग'], [22, 'है', 'रहा'], [23, 'कि', 'है'], [24, 'वह', 'कि'], [25, 'संक्रमित', 'वह'], [26, 'है', 'संक्रमित']]</text:p>
          </table:table-cell>
          <table:table-cell office:value-type="string" calcext:value-type="string">
            <text:p>[[3, 'ये', 'एक'], [9, 'कात', 'काट'], [10, 'ले', 'ली']]</text:p>
          </table:table-cell>
          <table:table-cell office:value-type="string" calcext:value-type="string">
            <text:p>[]</text:p>
          </table:table-cell>
          <table:table-cell table:number-columns-repeated="16378"/>
        </table:table-row>
        <table:table-row table:style-name="ro4">
          <table:table-cell office:value-type="string" calcext:value-type="string">
            <text:p>मेरे जोड़ों में सुईयों जैसा दर्द है।</text:p>
          </table:table-cell>
          <table:table-cell office:value-type="string" calcext:value-type="string">
            <text:p>मेरे जोड़ों में सुयोग जैसा दर्द है।</text:p>
          </table:table-cell>
          <table:table-cell office:value-type="string" calcext:value-type="string">
            <text:p>मेरे जोड़ों में सुयोग जैसा दर्द है</text:p>
          </table:table-cell>
          <table:table-cell table:number-columns-repeated="2" office:value-type="string" calcext:value-type="string">
            <text:p>[[3, 'सुयोग', 'सुईयों']]</text:p>
          </table:table-cell>
          <table:table-cell office:value-type="string" calcext:value-type="string">
            <text:p>[]</text:p>
          </table:table-cell>
          <table:table-cell table:number-columns-repeated="16378"/>
        </table:table-row>
        <table:table-row table:style-name="ro3">
          <table:table-cell office:value-type="string" calcext:value-type="string">
            <text:p>हृदय की चोट के कारण मेरे वक्ष में बहुत दर्द हो रहा है</text:p>
          </table:table-cell>
          <table:table-cell office:value-type="string" calcext:value-type="string">
            <text:p>हृदय की चोट के कारण मेरे वक्ष में बहुत दर्द हो रहा है'।</text:p>
          </table:table-cell>
          <table:table-cell office:value-type="string" calcext:value-type="string">
            <text:p>मेरे वक्ष में बहुत दर्द हो रहा है।</text:p>
          </table:table-cell>
          <table:table-cell office:value-type="string" calcext:value-type="string">
            <text:p>[[12, "है'", 'है']]</text:p>
          </table:table-cell>
          <table:table-cell table:number-columns-repeated="2" office:value-type="string" calcext:value-type="string">
            <text:p>[[0, 'मेरे', 'हृदय'], [1, 'वक्ष', 'की'], [2, 'में', 'चोट'], [3, 'बहुत', 'के'], [4, 'दर्द', 'कारण'], [5, 'हो', 'मेरे'], [6, 'रहा', 'वक्ष'], [7, 'है', 'में']]</text:p>
          </table:table-cell>
          <table:table-cell table:number-columns-repeated="16378"/>
        </table:table-row>
        <table:table-row table:style-name="ro3">
          <table:table-cell table:style-name="ce3" office:value-type="string" calcext:value-type="string">
            <text:p>मुझे नहीं पता कि मैं लगातार उदास क्यों रहता हूं।</text:p>
          </table:table-cell>
          <table:table-cell table:style-name="ce3" office:value-type="string" calcext:value-type="string">
            <text:p>मुझे नहीं पता कि मैं लगातार उदास क्यों रहता हूँ।</text:p>
          </table:table-cell>
          <table:table-cell table:style-name="ce3" office:value-type="string" calcext:value-type="string">
            <text:p>मुझे नहीं पता कि मैं लगातार उदास क्यों रहता हूं</text:p>
          </table:table-cell>
          <table:table-cell table:style-name="ce6" office:value-type="string" calcext:value-type="string">
            <text:p>[[9, 'हूँ', 'हूं']]</text:p>
          </table:table-cell>
          <table:table-cell table:style-name="ce6" office:value-type="string" calcext:value-type="string">
            <text:p>[]</text:p>
          </table:table-cell>
          <table:table-cell table:style-name="ce6" office:value-type="string" calcext:value-type="string">
            <text:p>[[9, 'हूं', 'हूँ']]</text:p>
          </table:table-cell>
          <table:table-cell table:number-columns-repeated="16378"/>
        </table:table-row>
        <table:table-row table:style-name="ro4">
          <table:table-cell table:style-name="ce3" office:value-type="string" calcext:value-type="string">
            <text:p>मुझे अपनी गर्दन में दर्द महसूस हो रहा है</text:p>
          </table:table-cell>
          <table:table-cell table:style-name="ce3" office:value-type="string" calcext:value-type="string">
            <text:p>मुझे अपनी गर्दन में दर्द महसूस हो रहा है'।</text:p>
          </table:table-cell>
          <table:table-cell table:style-name="ce3" office:value-type="string" calcext:value-type="string">
            <text:p>मुझे अपनी गर्दन में दर्द महसूस हो रहा है</text:p>
          </table:table-cell>
          <table:table-cell table:style-name="ce6" office:value-type="string" calcext:value-type="string">
            <text:p>[[8, "है'", 'है']]</text:p>
          </table:table-cell>
          <table:table-cell table:style-name="ce6" office:value-type="string" calcext:value-type="string">
            <text:p>[]</text:p>
          </table:table-cell>
          <table:table-cell table:style-name="ce6" office:value-type="string" calcext:value-type="string">
            <text:p>[[8, 'है', "है'"]]</text:p>
          </table:table-cell>
          <table:table-cell table:number-columns-repeated="16378"/>
        </table:table-row>
        <table:table-row table:style-name="ro4">
          <table:table-cell office:value-type="string" calcext:value-type="string">
            <text:p>मेरी मांसपेशियाँ थकी हुई महसूस होती हैं</text:p>
          </table:table-cell>
          <table:table-cell office:value-type="string" calcext:value-type="string">
            <text:p>मेरी माँ स्पेशल की हुई महसूस होती है।</text:p>
          </table:table-cell>
          <table:table-cell office:value-type="string" calcext:value-type="string">
            <text:p>मेरी माँ स्पेशल की हुई महसूस होती है</text:p>
          </table:table-cell>
          <table:table-cell table:number-columns-repeated="2" office:value-type="string" calcext:value-type="string">
            <text:p>[[1, 'माँ', 'मांसपेशियाँ'], [2, 'स्पेशल', 'थकी'], [3, 'की', 'हुई'], [4, 'हुई', 'महसूस'], [5, 'महसूस', 'होती'], [6, 'होती', 'हैं']]</text:p>
          </table:table-cell>
          <table:table-cell office:value-type="string" calcext:value-type="string">
            <text:p>[]</text:p>
          </table:table-cell>
          <table:table-cell table:number-columns-repeated="16378"/>
        </table:table-row>
        <table:table-row table:style-name="ro2">
          <table:table-cell office:value-type="string" calcext:value-type="string">
            <text:p>मैंने अधिक स्पष्ट देखने के लिए अपना चश्मा लगाने की कोशिश की लेकिन कोई बदलाव नहीं मिला</text:p>
          </table:table-cell>
          <table:table-cell office:value-type="string" calcext:value-type="string">
            <text:p>मैंने अधिक स्पष्ट देखने के लिए अपना चश्मा लगाने की कोशिश की लेकिन कोई बदलाव नहीं मिला।</text:p>
          </table:table-cell>
          <table:table-cell office:value-type="string" calcext:value-type="string">
            <text:p>मैंने अधिक स्पष्ट देखने के लिए अपना चश्मा लगाने की</text:p>
          </table:table-cell>
          <table:table-cell table:number-columns-repeated="3" office:value-type="string" calcext:value-type="string">
            <text:p>[]</text:p>
          </table:table-cell>
          <table:table-cell table:number-columns-repeated="16378"/>
        </table:table-row>
        <table:table-row table:style-name="ro4">
          <table:table-cell office:value-type="string" calcext:value-type="string">
            <text:p>मेरे पेट में दर्द हो रहा है</text:p>
          </table:table-cell>
          <table:table-cell office:value-type="string" calcext:value-type="string">
            <text:p>मेरे फेक में दर्द हो रहा है'।</text:p>
          </table:table-cell>
          <table:table-cell office:value-type="string" calcext:value-type="string">
            <text:p>मेरे फेक में दर्द हो रहा है</text:p>
          </table:table-cell>
          <table:table-cell office:value-type="string" calcext:value-type="string">
            <text:p>[[1, 'फेक', 'पेट'], [6, "है'", 'है']]</text:p>
          </table:table-cell>
          <table:table-cell office:value-type="string" calcext:value-type="string">
            <text:p>[[1, 'फेक', 'पेट']]</text:p>
          </table:table-cell>
          <table:table-cell office:value-type="string" calcext:value-type="string">
            <text:p>[[6, 'है', "है'"]]</text:p>
          </table:table-cell>
          <table:table-cell table:number-columns-repeated="16378"/>
        </table:table-row>
        <table:table-row table:style-name="ro3">
          <table:table-cell office:value-type="string" calcext:value-type="string">
            <text:p>जब मैं हील्स पहनती हूं तो मेरे पैरों के तलवों में दर्द होता है</text:p>
          </table:table-cell>
          <table:table-cell office:value-type="string" calcext:value-type="string">
            <text:p>जब मैं हिज़ पहनती हूँ, तो मेरे पैरों के तलवों में दर्द होता है।</text:p>
          </table:table-cell>
          <table:table-cell office:value-type="string" calcext:value-type="string">
            <text:p>जब मैं हिज़ पहनती हूं तो मेरे पैरों के तलव</text:p>
          </table:table-cell>
          <table:table-cell office:value-type="string" calcext:value-type="string">
            <text:p>[[2, 'हिज़', 'हील्स'], [4, 'हूँ', 'हूं']]</text:p>
          </table:table-cell>
          <table:table-cell office:value-type="string" calcext:value-type="string">
            <text:p>[[2, 'हिज़', 'हील्स'], [9, 'तलव', 'तलवों']]</text:p>
          </table:table-cell>
          <table:table-cell office:value-type="string" calcext:value-type="string">
            <text:p>[[4, 'हूं', 'हूँ'], [9, 'तलव', 'तलवों']]</text:p>
          </table:table-cell>
          <table:table-cell table:number-columns-repeated="16378"/>
        </table:table-row>
        <table:table-row table:style-name="ro3">
          <table:table-cell office:value-type="string" calcext:value-type="string">
            <text:p>सर्दियों में या ठंड लगने पर मेरे पैरों में दर्द होता है क्यों?</text:p>
          </table:table-cell>
          <table:table-cell office:value-type="string" calcext:value-type="string">
            <text:p>सर्दियों में या ठंड लड़ने पर मेरे पैरों में दर्द होता है, क्यों?</text:p>
          </table:table-cell>
          <table:table-cell office:value-type="string" calcext:value-type="string">
            <text:p>मेरे पैरों में दर्द होता है क्यों?</text:p>
          </table:table-cell>
          <table:table-cell office:value-type="string" calcext:value-type="string">
            <text:p>[[4, 'लड़ने', 'लगने']]</text:p>
          </table:table-cell>
          <table:table-cell office:value-type="string" calcext:value-type="string">
            <text:p>[[0, 'मेरे', 'सर्दियों'], [1, 'पैरों', 'में'], [2, 'में', 'या'], [3, 'दर्द', 'ठंड'], [4, 'होता', 'लगने'], [5, 'है', 'पर'], [6, 'क्यों?', 'मेरे']]</text:p>
          </table:table-cell>
          <table:table-cell office:value-type="string" calcext:value-type="string">
            <text:p>[[0, 'मेरे', 'सर्दियों'], [1, 'पैरों', 'में'], [2, 'में', 'या'], [3, 'दर्द', 'ठंड'], [4, 'होता', 'लड़ने'], [5, 'है', 'पर'], [6, 'क्यों?', 'मेरे']]</text:p>
          </table:table-cell>
          <table:table-cell table:number-columns-repeated="16378"/>
        </table:table-row>
        <table:table-row table:style-name="ro4">
          <table:table-cell table:style-name="ce3" office:value-type="string" calcext:value-type="string">
            <text:p>मेरी पीठ में बहुत दर्द हो रहा है</text:p>
          </table:table-cell>
          <table:table-cell table:style-name="ce3" office:value-type="string" calcext:value-type="string">
            <text:p>मेरी पीक में बहुत दर्द हो रहा है'।</text:p>
          </table:table-cell>
          <table:table-cell table:style-name="ce3" office:value-type="string" calcext:value-type="string">
            <text:p>मेरी पीठ में बहुत दर्द हो रहा है</text:p>
          </table:table-cell>
          <table:table-cell table:style-name="ce6" office:value-type="string" calcext:value-type="string">
            <text:p>[[1, 'पीक', 'पीठ'], [7, "है'", 'है']]</text:p>
          </table:table-cell>
          <table:table-cell table:style-name="ce6" office:value-type="string" calcext:value-type="string">
            <text:p>[]</text:p>
          </table:table-cell>
          <table:table-cell table:style-name="ce6" office:value-type="string" calcext:value-type="string">
            <text:p>[[1, 'पीठ', 'पीक'], [7, 'है', "है'"]]</text:p>
          </table:table-cell>
          <table:table-cell table:number-columns-repeated="16378"/>
        </table:table-row>
        <table:table-row table:style-name="ro3">
          <table:table-cell office:value-type="string" calcext:value-type="string">
            <text:p>दर्द ऐसा महसूस होता है जैसे यह त्वचा के ठीक नीचे है</text:p>
          </table:table-cell>
          <table:table-cell office:value-type="string" calcext:value-type="string">
            <text:p>दर्द ऐसा महसूस होता है जैसे यतोश के ठीक नीचे है।</text:p>
          </table:table-cell>
          <table:table-cell office:value-type="string" calcext:value-type="string">
            <text:p>मुँहास होता है जैसे यतोश के ठीक </text:p>
          </table:table-cell>
          <table:table-cell office:value-type="string" calcext:value-type="string">
            <text:p>[[6, 'यतोश', 'यह'], [7, 'के', 'त्वचा'], [8, 'ठीक', 'के'], [9, 'नीचे', 'ठीक'], [10, 'है', 'नीचे']]</text:p>
          </table:table-cell>
          <table:table-cell office:value-type="string" calcext:value-type="string">
            <text:p>[[0, 'मुँहास', 'दर्द'], [1, 'होता', 'ऐसा'], [2, 'है', 'महसूस'], [3, 'जैसे', 'होता'], [4, 'यतोश', 'है'], [5, 'के', 'जैसे'], [6, 'ठीक', 'यह']]</text:p>
          </table:table-cell>
          <table:table-cell office:value-type="string" calcext:value-type="string">
            <text:p>[[0, 'मुँहास', 'दर्द'], [1, 'होता', 'ऐसा'], [2, 'है', 'महसूस'], [3, 'जैसे', 'होता'], [4, 'यतोश', 'है'], [5, 'के', 'जैसे'], [6, 'ठीक', 'यतोश']]</text:p>
          </table:table-cell>
          <table:table-cell table:number-columns-repeated="16378"/>
        </table:table-row>
        <table:table-row table:style-name="ro6">
          <table:table-cell office:value-type="string" calcext:value-type="string">
            <text:p>मुझे अपने घुटने पर वजन सहने के लिए संघर्ष करना पड़ रहा है जब मैं सीधा खड़ा होता हूं तो मुझे जोर से पॉपिंग की आवाज महसूस होती है और सुनाई देती है।</text:p>
          </table:table-cell>
          <table:table-cell office:value-type="string" calcext:value-type="string">
            <text:p>मुझे अपने घुटने पर वजन सहने के लिए संघर्ष करना पड़ रहा है। जब मैं सीधा खड़ा होता हूँ तो मुझे ज़ोर से पापींद की आवाज महसूस होती है और सुनाई देती है।</text:p>
          </table:table-cell>
          <table:table-cell office:value-type="string" calcext:value-type="string">
            <text:p>मुझे अपने घुटने पर वजन सहने के लिए संघर्ष कर</text:p>
          </table:table-cell>
          <table:table-cell office:value-type="string" calcext:value-type="string">
            <text:p>[[18, 'हूँ', 'हूं'], [21, 'ज़ोर', 'जोर'], [23, 'पापींद', 'पॉपिंग']]</text:p>
          </table:table-cell>
          <table:table-cell table:number-columns-repeated="2" office:value-type="string" calcext:value-type="string">
            <text:p>[[9, 'कर', 'करना']]</text:p>
          </table:table-cell>
          <table:table-cell table:number-columns-repeated="16378"/>
        </table:table-row>
        <table:table-row table:style-name="ro2">
          <table:table-cell office:value-type="string" calcext:value-type="string">
            <text:p>मेरे बाइसेप्स में तेज दर्द हो रहा है. मैंने दर्द निवारक क्रीम लगाने की कोशिश की है लेकिन इससे कोई फायदा नहीं हुआ।</text:p>
          </table:table-cell>
          <table:table-cell office:value-type="string" calcext:value-type="string">
            <text:p>में बाइसेप्स में 23 दर्द हो रहा है' मैंने दर्द निवारक क्रीम लगाने की कोशिश की है लेकिन इससे कोई फायदा नहीं हुआ।</text:p>
          </table:table-cell>
          <table:table-cell office:value-type="string" calcext:value-type="string">
            <text:p>मेरे बाइसेप्स में 23 दर्द हो रहा है मैंने दर्द</text:p>
          </table:table-cell>
          <table:table-cell office:value-type="string" calcext:value-type="string">
            <text:p>[[0, 'में', 'मेरे'], [3, '23', 'तेज'], [7, "है'", 'है']]</text:p>
          </table:table-cell>
          <table:table-cell office:value-type="string" calcext:value-type="string">
            <text:p>[[3, '23', 'तेज']]</text:p>
          </table:table-cell>
          <table:table-cell office:value-type="string" calcext:value-type="string">
            <text:p>[[0, 'मेरे', 'में'], [7, 'है', "है'"]]</text:p>
          </table:table-cell>
          <table:table-cell table:number-columns-repeated="16378"/>
        </table:table-row>
        <table:table-row table:style-name="ro4">
          <table:table-cell office:value-type="string" calcext:value-type="string">
            <text:p>मुझे अंदरुनी दर्द है</text:p>
          </table:table-cell>
          <table:table-cell office:value-type="string" calcext:value-type="string">
            <text:p>मुझे अंदरूनी दर्द है।</text:p>
          </table:table-cell>
          <table:table-cell office:value-type="string" calcext:value-type="string">
            <text:p>मुझे अंदरूनी दर्द है</text:p>
          </table:table-cell>
          <table:table-cell table:number-columns-repeated="2" office:value-type="string" calcext:value-type="string">
            <text:p>[[1, 'अंदरूनी', 'अंदरुनी']]</text:p>
          </table:table-cell>
          <table:table-cell office:value-type="string" calcext:value-type="string">
            <text:p>[]</text:p>
          </table:table-cell>
          <table:table-cell table:number-columns-repeated="16378"/>
        </table:table-row>
        <table:table-row table:style-name="ro3">
          <table:table-cell office:value-type="string" calcext:value-type="string">
            <text:p>मेरे बच्चे को पूरी रात खांसी रहती है वह सो नहीं पाती है</text:p>
          </table:table-cell>
          <table:table-cell office:value-type="string" calcext:value-type="string">
            <text:p>मेरे बच्चे को पूरी रात खासी रहती है, वो सो नहीं पाती है।</text:p>
          </table:table-cell>
          <table:table-cell office:value-type="string" calcext:value-type="string">
            <text:p>मेरे बच्चे को पूरी रात खांसी रहती है वो सो</text:p>
          </table:table-cell>
          <table:table-cell office:value-type="string" calcext:value-type="string">
            <text:p>[[5, 'खासी', 'खांसी'], [8, 'वो', 'वह']]</text:p>
          </table:table-cell>
          <table:table-cell office:value-type="string" calcext:value-type="string">
            <text:p>[[8, 'वो', 'वह']]</text:p>
          </table:table-cell>
          <table:table-cell office:value-type="string" calcext:value-type="string">
            <text:p>[[5, 'खांसी', 'खासी']]</text:p>
          </table:table-cell>
          <table:table-cell table:number-columns-repeated="16378"/>
        </table:table-row>
        <table:table-row table:style-name="ro2">
          <table:table-cell office:value-type="string" calcext:value-type="string">
            <text:p>जब मैं अपने लैपटॉप के सामने एक या दो घंटे तक बैठा रहता हूं तो मुझे चक्कर आने लगता है संभवतः इसका क्या कारण हो सकता है?</text:p>
          </table:table-cell>
          <table:table-cell office:value-type="string" calcext:value-type="string">
            <text:p>जब मैं अपने लैपटॉप के सामने एक या 2 घंटे तक बैठा रहता हूँ तो मुझे चक्कर आने लगता है। संभवत इसका क्या कारण हो सकता है?</text:p>
          </table:table-cell>
          <table:table-cell office:value-type="string" calcext:value-type="string">
            <text:p>जब मैं अपने लैपटॉप के सामने एक या 2 घंट</text:p>
          </table:table-cell>
          <table:table-cell office:value-type="string" calcext:value-type="string">
            <text:p>[[8, '2', 'दो'], [13, 'हूँ', 'हूं'], [20, 'संभवत', 'संभवतः']]</text:p>
          </table:table-cell>
          <table:table-cell office:value-type="string" calcext:value-type="string">
            <text:p>[[8, '2', 'दो'], [9, 'घंट', 'घंटे']]</text:p>
          </table:table-cell>
          <table:table-cell office:value-type="string" calcext:value-type="string">
            <text:p>[[9, 'घंट', 'घंटे']]</text:p>
          </table:table-cell>
          <table:table-cell table:number-columns-repeated="16378"/>
        </table:table-row>
        <table:table-row table:style-name="ro3">
          <table:table-cell table:style-name="ce3" office:value-type="string" calcext:value-type="string">
            <text:p>जब मैं खेल खेलता हूं तो मेरी रीढ़ की हड्डी में कुछ जलन होती है</text:p>
          </table:table-cell>
          <table:table-cell table:style-name="ce3" office:value-type="string" calcext:value-type="string">
            <text:p>जब मैं खेल खेलता हूँ तो मेरी रीढ़ की हड्डी में कुछ जलन होती है।</text:p>
          </table:table-cell>
          <table:table-cell table:style-name="ce3" office:value-type="string" calcext:value-type="string">
            <text:p>जब मैं खेल खेलता हूं तो मेरी रीढ़ की हड्डी</text:p>
          </table:table-cell>
          <table:table-cell table:style-name="ce6" office:value-type="string" calcext:value-type="string">
            <text:p>[[4, 'हूँ', 'हूं']]</text:p>
          </table:table-cell>
          <table:table-cell table:style-name="ce6" office:value-type="string" calcext:value-type="string">
            <text:p>[]</text:p>
          </table:table-cell>
          <table:table-cell table:style-name="ce6" office:value-type="string" calcext:value-type="string">
            <text:p>[[4, 'हूं', 'हूँ']]</text:p>
          </table:table-cell>
          <table:table-cell table:number-columns-repeated="16378"/>
        </table:table-row>
        <table:table-row table:style-name="ro3">
          <table:table-cell office:value-type="string" calcext:value-type="string">
            <text:p>जब से मैं जिम गया हूं तब से मेरी मांसपेशियों में तेज दर्द हो रहा है</text:p>
          </table:table-cell>
          <table:table-cell office:value-type="string" calcext:value-type="string">
            <text:p>जब से मैं जिम गया हूँ, तब से मेरी मानसपेशियों में तेज दर्द हो रहा है'।</text:p>
          </table:table-cell>
          <table:table-cell office:value-type="string" calcext:value-type="string">
            <text:p>जब से मैं जिम गया हूं तब से मेरी मानसपेश</text:p>
          </table:table-cell>
          <table:table-cell office:value-type="string" calcext:value-type="string">
            <text:p>[[5, 'हूँ', 'हूं'], [9, 'मानसपेशियों', 'मांसपेशियों'], [15, "है'", 'है']]</text:p>
          </table:table-cell>
          <table:table-cell office:value-type="string" calcext:value-type="string">
            <text:p>[[9, 'मानसपेश', 'मांसपेशियों']]</text:p>
          </table:table-cell>
          <table:table-cell office:value-type="string" calcext:value-type="string">
            <text:p>[[5, 'हूं', 'हूँ'], [9, 'मानसपेश', 'मानसपेशियों']]</text:p>
          </table:table-cell>
          <table:table-cell table:number-columns-repeated="16378"/>
        </table:table-row>
        <table:table-row table:style-name="ro4">
          <table:table-cell office:value-type="string" calcext:value-type="string">
            <text:p>मेरे बाल झड़ रहे हैं</text:p>
          </table:table-cell>
          <table:table-cell office:value-type="string" calcext:value-type="string">
            <text:p>मेरे बाल झड़ रहे हैं।</text:p>
          </table:table-cell>
          <table:table-cell office:value-type="string" calcext:value-type="string">
            <text:p>मेरे बाल झड़ रहे हैं</text:p>
          </table:table-cell>
          <table:table-cell table:number-columns-repeated="3" office:value-type="string" calcext:value-type="string">
            <text:p>[]</text:p>
          </table:table-cell>
          <table:table-cell table:number-columns-repeated="16378"/>
        </table:table-row>
        <table:table-row table:style-name="ro3">
          <table:table-cell office:value-type="string" calcext:value-type="string">
            <text:p>जब भी मैं हिलता हूँ तो मुझे जोड़ों में दर्द महसूस होता है</text:p>
          </table:table-cell>
          <table:table-cell office:value-type="string" calcext:value-type="string">
            <text:p>जब भी मैं हिलता हूँ तो मुझे जोड़ों में दर्द महसूस होता है।</text:p>
          </table:table-cell>
          <table:table-cell office:value-type="string" calcext:value-type="string">
            <text:p>जब भी मैं हिलता हूं तो मुझे जोड़ों में दर्द</text:p>
          </table:table-cell>
          <table:table-cell office:value-type="string" calcext:value-type="string">
            <text:p>[]</text:p>
          </table:table-cell>
          <table:table-cell table:number-columns-repeated="2" office:value-type="string" calcext:value-type="string">
            <text:p>[[4, 'हूं', 'हूँ']]</text:p>
          </table:table-cell>
          <table:table-cell table:number-columns-repeated="16378"/>
        </table:table-row>
        <table:table-row table:style-name="ro4">
          <table:table-cell table:style-name="ce3" office:value-type="string" calcext:value-type="string">
            <text:p>मुझे अंदर से दर्द महसूस हो रहा है.</text:p>
          </table:table-cell>
          <table:table-cell table:style-name="ce3" office:value-type="string" calcext:value-type="string">
            <text:p>मुझे अंदर से दर्द महसूस हो रहा है'।</text:p>
          </table:table-cell>
          <table:table-cell table:style-name="ce3" office:value-type="string" calcext:value-type="string">
            <text:p>मुझे अंदर से दर्द महसूस हो रहा है</text:p>
          </table:table-cell>
          <table:table-cell table:style-name="ce6" office:value-type="string" calcext:value-type="string">
            <text:p>[[7, "है'", 'है']]</text:p>
          </table:table-cell>
          <table:table-cell table:style-name="ce6" office:value-type="string" calcext:value-type="string">
            <text:p>[]</text:p>
          </table:table-cell>
          <table:table-cell table:style-name="ce6" office:value-type="string" calcext:value-type="string">
            <text:p>[[7, 'है', "है'"]]</text:p>
          </table:table-cell>
          <table:table-cell table:number-columns-repeated="16378"/>
        </table:table-row>
        <table:table-row table:style-name="ro4">
          <table:table-cell office:value-type="string" calcext:value-type="string">
            <text:p>मेरी बांह पर यह अजीब दाने हैं।</text:p>
          </table:table-cell>
          <table:table-cell office:value-type="string" calcext:value-type="string">
            <text:p>मेरी बांह पर ये अजीब दाने हैं।</text:p>
          </table:table-cell>
          <table:table-cell office:value-type="string" calcext:value-type="string">
            <text:p>मेरी बांह पर ये अजीब दाने हैं</text:p>
          </table:table-cell>
          <table:table-cell table:number-columns-repeated="2" office:value-type="string" calcext:value-type="string">
            <text:p>[[3, 'ये', 'यह']]</text:p>
          </table:table-cell>
          <table:table-cell office:value-type="string" calcext:value-type="string">
            <text:p>[]</text:p>
          </table:table-cell>
          <table:table-cell table:number-columns-repeated="16378"/>
        </table:table-row>
        <table:table-row table:style-name="ro3">
          <table:table-cell office:value-type="string" calcext:value-type="string">
            <text:p>मेरे मासिक चक्र के आसपास हर महीने मेरे चेहरे पर बुरी तरह से दरारें पड़ जाती हैं।</text:p>
          </table:table-cell>
          <table:table-cell office:value-type="string" calcext:value-type="string">
            <text:p>मेरे मासिक चक्र के आस पास हर महीने मेरे चेहरे पर बुरी तरह से दरारें पड़ जाते हैं।</text:p>
          </table:table-cell>
          <table:table-cell office:value-type="string" calcext:value-type="string">
            <text:p>मेरे मासिक चक्र के आसपास हर महीने मेरे चेहरे पर बु</text:p>
          </table:table-cell>
          <table:table-cell office:value-type="string" calcext:value-type="string">
            <text:p>[[4, 'आस', 'आसपास'], [5, 'पास', 'हर'], [6, 'हर', 'महीने'], [7, 'महीने', 'मेरे'], [8, 'मेरे', 'चेहरे'], [9, 'चेहरे', 'पर'], [10, 'पर', 'बुरी'], [11, 'बुरी', 'तरह'], [12, 'तरह', 'से'], [13, 'से', 'दरारें'], [14, 'दरारें', 'पड़'], [15, 'पड़', 'जाती'], [16, 'जाते', 'हैं']]</text:p>
          </table:table-cell>
          <table:table-cell office:value-type="string" calcext:value-type="string">
            <text:p>[[10, 'बु', 'बुरी']]</text:p>
          </table:table-cell>
          <table:table-cell office:value-type="string" calcext:value-type="string">
            <text:p>[[4, 'आसपास', 'आस'], [5, 'हर', 'पास'], [6, 'महीने', 'हर'], [7, 'मेरे', 'महीने'], [8, 'चेहरे', 'मेरे'], [9, 'पर', 'चेहरे'], [10, 'बु', 'पर']]</text:p>
          </table:table-cell>
          <table:table-cell table:number-columns-repeated="16378"/>
        </table:table-row>
        <table:table-row table:style-name="ro3">
          <table:table-cell office:value-type="string" calcext:value-type="string">
            <text:p>खांसी होने पर मुझे बहुत अधिक बलगम आता है।</text:p>
          </table:table-cell>
          <table:table-cell office:value-type="string" calcext:value-type="string">
            <text:p>हाथ सी होने पर मुझे बहुत अधिक बरगम आता है।</text:p>
          </table:table-cell>
          <table:table-cell office:value-type="string" calcext:value-type="string">
            <text:p>मुझे बहुत अधिक बरगम आता है</text:p>
          </table:table-cell>
          <table:table-cell office:value-type="string" calcext:value-type="string">
            <text:p>[[0, 'हाथ', 'खांसी'], [1, 'सी', 'होने'], [2, 'होने', 'पर'], [3, 'पर', 'मुझे'], [4, 'मुझे', 'बहुत'], [5, 'बहुत', 'अधिक'], [6, 'अधिक', 'बलगम'], [7, 'बरगम', 'आता'], [8, 'आता', 'है']]</text:p>
          </table:table-cell>
          <table:table-cell office:value-type="string" calcext:value-type="string">
            <text:p>[[0, 'मुझे', 'खांसी'], [1, 'बहुत', 'होने'], [2, 'अधिक', 'पर'], [3, 'बरगम', 'मुझे'], [4, 'आता', 'बहुत'], [5, 'है', 'अधिक']]</text:p>
          </table:table-cell>
          <table:table-cell office:value-type="string" calcext:value-type="string">
            <text:p>[[0, 'मुझे', 'हाथ'], [1, 'बहुत', 'सी'], [2, 'अधिक', 'होने'], [3, 'बरगम', 'पर'], [4, 'आता', 'मुझे'], [5, 'है', 'बहुत']]</text:p>
          </table:table-cell>
          <table:table-cell table:number-columns-repeated="16378"/>
        </table:table-row>
        <table:table-row table:style-name="ro4">
          <table:table-cell office:value-type="string" calcext:value-type="string">
            <text:p>निराश हूँ</text:p>
          </table:table-cell>
          <table:table-cell office:value-type="string" calcext:value-type="string">
            <text:p>निराश हो।</text:p>
          </table:table-cell>
          <table:table-cell office:value-type="string" calcext:value-type="string">
            <text:p>निराश हो</text:p>
          </table:table-cell>
          <table:table-cell table:number-columns-repeated="2" office:value-type="string" calcext:value-type="string">
            <text:p>[[1, 'हो', 'हूँ']]</text:p>
          </table:table-cell>
          <table:table-cell office:value-type="string" calcext:value-type="string">
            <text:p>[]</text:p>
          </table:table-cell>
          <table:table-cell table:number-columns-repeated="16378"/>
        </table:table-row>
        <table:table-row table:style-name="ro2">
          <table:table-cell office:value-type="string" calcext:value-type="string">
            <text:p>खाने के बाद मुझे अक्सर पेट में दर्द होता है। <text:s/>मैं यह बताने में सक्षम नहीं हूं कि कौन से खाद्य पदार्थ ट्रिगर हो सकते हैं।</text:p>
          </table:table-cell>
          <table:table-cell office:value-type="string" calcext:value-type="string">
            <text:p>खाने के बाद मुझे अक्सर पेट में दर्द होता है, मैं यह बताने में सक्षम नहीं हूँ कि कौन से खाद्य पदार्थ क्रिकर हो सकते।</text:p>
          </table:table-cell>
          <table:table-cell office:value-type="string" calcext:value-type="string">
            <text:p>मुझे अक्सर पेट में दर्द होता है मैं यह बताने</text:p>
          </table:table-cell>
          <table:table-cell office:value-type="string" calcext:value-type="string">
            <text:p>[[16, 'हूँ', 'हूं'], [22, 'क्रिकर', 'ट्रिगर']]</text:p>
          </table:table-cell>
          <table:table-cell table:number-columns-repeated="2" office:value-type="string" calcext:value-type="string">
            <text:p>[[0, 'मुझे', 'खाने'], [1, 'अक्सर', 'के'], [2, 'पेट', 'बाद'], [3, 'में', 'मुझे'], [4, 'दर्द', 'अक्सर'], [5, 'होता', 'पेट'], [6, 'है', 'में'], [7, 'मैं', 'दर्द'], [8, 'यह', 'होता'], [9, 'बताने', 'है']]</text:p>
          </table:table-cell>
          <table:table-cell table:number-columns-repeated="16378"/>
        </table:table-row>
        <table:table-row table:style-name="ro2">
          <table:table-cell office:value-type="string" calcext:value-type="string">
            <text:p>जब मैं अपने लैपटॉप के सामने एक या दो घंटे तक बैठा रहता हूं तो मुझे चक्कर आने लगता है संभवतः इसका क्या कारण हो सकता है?</text:p>
          </table:table-cell>
          <table:table-cell office:value-type="string" calcext:value-type="string">
            <text:p>जब मैं अपने लैपटॉप के सामने एक या 2 घंटे तक बैठा रहता हूँ तो मुझे चक्कर आने लगता है। संभवत इसका क्या कारण हो सकता है?</text:p>
          </table:table-cell>
          <table:table-cell office:value-type="string" calcext:value-type="string">
            <text:p>जब मैं अपने लैपटॉप के सामने एक या 2 घंट</text:p>
          </table:table-cell>
          <table:table-cell office:value-type="string" calcext:value-type="string">
            <text:p>[[8, '2', 'दो'], [13, 'हूँ', 'हूं'], [20, 'संभवत', 'संभवतः']]</text:p>
          </table:table-cell>
          <table:table-cell office:value-type="string" calcext:value-type="string">
            <text:p>[[8, '2', 'दो'], [9, 'घंट', 'घंटे']]</text:p>
          </table:table-cell>
          <table:table-cell office:value-type="string" calcext:value-type="string">
            <text:p>[[9, 'घंट', 'घंटे']]</text:p>
          </table:table-cell>
          <table:table-cell table:number-columns-repeated="16378"/>
        </table:table-row>
        <table:table-row table:style-name="ro3">
          <table:table-cell office:value-type="string" calcext:value-type="string">
            <text:p>मैं फुटबॉल खेल रहा था और मेरा टखना मुड़ गया</text:p>
          </table:table-cell>
          <table:table-cell office:value-type="string" calcext:value-type="string">
            <text:p>मैं फुटबॉल खेल रहा था और मेराक ना मुड़ गया।</text:p>
          </table:table-cell>
          <table:table-cell office:value-type="string" calcext:value-type="string">
            <text:p>मैं फुटबॉल खेल रहा था और मेराक ना मुड़ ग</text:p>
          </table:table-cell>
          <table:table-cell office:value-type="string" calcext:value-type="string">
            <text:p>[[6, 'मेराक', 'मेरा'], [7, 'ना', 'टखना']]</text:p>
          </table:table-cell>
          <table:table-cell office:value-type="string" calcext:value-type="string">
            <text:p>[[6, 'मेराक', 'मेरा'], [7, 'ना', 'टखना'], [9, 'ग', 'गया']]</text:p>
          </table:table-cell>
          <table:table-cell office:value-type="string" calcext:value-type="string">
            <text:p>[[9, 'ग', 'गया']]</text:p>
          </table:table-cell>
          <table:table-cell table:number-columns-repeated="16378"/>
        </table:table-row>
        <table:table-row table:style-name="ro2">
          <table:table-cell office:value-type="string" calcext:value-type="string">
            <text:p>मेरे बेटे ने एक दाना दबाया और वह फूटकर पपड़ी बन गया और अब ऐसा लग रहा है कि वह संक्रमित है।</text:p>
          </table:table-cell>
          <table:table-cell office:value-type="string" calcext:value-type="string">
            <text:p>मेरे बेटे ने एक दाना दबाया और वो फूट कर पपड़ी बन गया और अब ऐसा लग रहा है कि वह संक्रमित है।</text:p>
          </table:table-cell>
          <table:table-cell office:value-type="string" calcext:value-type="string">
            <text:p>मेरे बेटे ने एक दाना दबाया और वो फूट कर प</text:p>
          </table:table-cell>
          <table:table-cell office:value-type="string" calcext:value-type="string">
            <text:p>[[7, 'वो', 'वह'], [8, 'फूट', 'फूटकर'], [9, 'कर', 'पपड़ी'], [10, 'पपड़ी', 'बन'], [11, 'बन', 'गया'], [12, 'गया', 'और'], [13, 'और', 'अब'], [14, 'अब', 'ऐसा'], [15, 'ऐसा', 'लग'], [16, 'लग', 'रहा'], [17, 'रहा', 'है'], [18, 'है', 'कि'], [19, 'कि', 'वह'], [20, 'वह', 'संक्रमित'], [21, 'संक्रमित', 'है']]</text:p>
          </table:table-cell>
          <table:table-cell office:value-type="string" calcext:value-type="string">
            <text:p>[[7, 'वो', 'वह'], [8, 'फूट', 'फूटकर'], [9, 'कर', 'पपड़ी'], [10, 'प', 'बन']]</text:p>
          </table:table-cell>
          <table:table-cell office:value-type="string" calcext:value-type="string">
            <text:p>[[10, 'प', 'पपड़ी']]</text:p>
          </table:table-cell>
          <table:table-cell table:number-columns-repeated="16378"/>
        </table:table-row>
        <table:table-row table:style-name="ro4">
          <table:table-cell office:value-type="string" calcext:value-type="string">
            <text:p>त्वचा में घाव फटना या खुलना</text:p>
          </table:table-cell>
          <table:table-cell office:value-type="string" calcext:value-type="string">
            <text:p>त्वचा में घाव फटना या खोना।</text:p>
          </table:table-cell>
          <table:table-cell office:value-type="string" calcext:value-type="string">
            <text:p>मुँहा में घाव फटना या खोना</text:p>
          </table:table-cell>
          <table:table-cell office:value-type="string" calcext:value-type="string">
            <text:p>[[5, 'खोना', 'खुलना']]</text:p>
          </table:table-cell>
          <table:table-cell office:value-type="string" calcext:value-type="string">
            <text:p>[[0, 'मुँहा', 'त्वचा'], [5, 'खोना', 'खुलना']]</text:p>
          </table:table-cell>
          <table:table-cell office:value-type="string" calcext:value-type="string">
            <text:p>[[0, 'मुँहा', 'त्वचा']]</text:p>
          </table:table-cell>
          <table:table-cell table:number-columns-repeated="16378"/>
        </table:table-row>
        <table:table-row table:style-name="ro4">
          <table:table-cell office:value-type="string" calcext:value-type="string">
            <text:p>मैं कुछ भी नहीं ले जा सकता मेरे कंधे में दर्द है</text:p>
          </table:table-cell>
          <table:table-cell office:value-type="string" calcext:value-type="string">
            <text:p>मैं कुछ भी नहीं ले जा सकता मैं कंधे में दर्द है।</text:p>
          </table:table-cell>
          <table:table-cell office:value-type="string" calcext:value-type="string">
            <text:p>मैं कुछ भी नहीं ले जा सकता मैं कंधे में दर्द है</text:p>
          </table:table-cell>
          <table:table-cell table:number-columns-repeated="2" office:value-type="string" calcext:value-type="string">
            <text:p>[[7, 'मैं', 'मेरे']]</text:p>
          </table:table-cell>
          <table:table-cell office:value-type="string" calcext:value-type="string">
            <text:p>[]</text:p>
          </table:table-cell>
          <table:table-cell table:number-columns-repeated="16378"/>
        </table:table-row>
        <table:table-row table:style-name="ro3">
          <table:table-cell office:value-type="string" calcext:value-type="string">
            <text:p>आपको कैसे पता चलेगा कि आपके घुटने में मेनिस्कस फट गया है?</text:p>
          </table:table-cell>
          <table:table-cell office:value-type="string" calcext:value-type="string">
            <text:p>आपको कैसे पता चलेगा कि आपके घुटने में मेलिस्कस फट रहा है?</text:p>
          </table:table-cell>
          <table:table-cell office:value-type="string" calcext:value-type="string">
            <text:p>मैं कैसे पता चलेगा कि आपके घुटने में मेलिस्कस</text:p>
          </table:table-cell>
          <table:table-cell office:value-type="string" calcext:value-type="string">
            <text:p>[[8, 'मेलिस्कस', 'मेनिस्कस'], [10, 'रहा', 'गया']]</text:p>
          </table:table-cell>
          <table:table-cell office:value-type="string" calcext:value-type="string">
            <text:p>[[0, 'मैं', 'आपको'], [8, 'मेलिस्कस', 'मेनिस्कस']]</text:p>
          </table:table-cell>
          <table:table-cell office:value-type="string" calcext:value-type="string">
            <text:p>[[0, 'मैं', 'आपको']]</text:p>
          </table:table-cell>
          <table:table-cell table:number-columns-repeated="16378"/>
        </table:table-row>
        <table:table-row table:style-name="ro3">
          <table:table-cell office:value-type="string" calcext:value-type="string">
            <text:p>जब मैं उठने की कोशिश करता हूं तो मेरा सिर चकरा जाता है।</text:p>
          </table:table-cell>
          <table:table-cell office:value-type="string" calcext:value-type="string">
            <text:p>जब मैं उठने की कोशिश करता हूँ तो मेरा सिर चकरा जाता है।</text:p>
          </table:table-cell>
          <table:table-cell office:value-type="string" calcext:value-type="string">
            <text:p>जब मैं उठने की कोशिश करता हूं तो मेरा सिर </text:p>
          </table:table-cell>
          <table:table-cell office:value-type="string" calcext:value-type="string">
            <text:p>[[6, 'हूँ', 'हूं']]</text:p>
          </table:table-cell>
          <table:table-cell office:value-type="string" calcext:value-type="string">
            <text:p>[]</text:p>
          </table:table-cell>
          <table:table-cell office:value-type="string" calcext:value-type="string">
            <text:p>[[6, 'हूं', 'हूँ']]</text:p>
          </table:table-cell>
          <table:table-cell table:number-columns-repeated="16378"/>
        </table:table-row>
        <table:table-row table:style-name="ro4">
          <table:table-cell office:value-type="string" calcext:value-type="string">
            <text:p>अपनों के बिछड़ने पर मुझे दर्द होता है</text:p>
          </table:table-cell>
          <table:table-cell office:value-type="string" calcext:value-type="string">
            <text:p>अपनों के बिछड़ने पर मुझे दर्द होता है।</text:p>
          </table:table-cell>
          <table:table-cell office:value-type="string" calcext:value-type="string">
            <text:p>मेरे बिछड़ने पर मुझे दर्द होता है</text:p>
          </table:table-cell>
          <table:table-cell office:value-type="string" calcext:value-type="string">
            <text:p>[]</text:p>
          </table:table-cell>
          <table:table-cell table:number-columns-repeated="2" office:value-type="string" calcext:value-type="string">
            <text:p>[[0, 'मेरे', 'अपनों'], [1, 'बिछड़ने', 'के'], [2, 'पर', 'बिछड़ने'], [3, 'मुझे', 'पर'], [4, 'दर्द', 'मुझे'], [5, 'होता', 'दर्द'], [6, 'है', 'होता']]</text:p>
          </table:table-cell>
          <table:table-cell table:number-columns-repeated="16378"/>
        </table:table-row>
        <table:table-row table:style-name="ro4">
          <table:table-cell office:value-type="string" calcext:value-type="string">
            <text:p>मुझे लगता है मेरा घाव संक्रमित हो गया है</text:p>
          </table:table-cell>
          <table:table-cell office:value-type="string" calcext:value-type="string">
            <text:p>मुझे लगता है मेरा घाव संक्रमित हो गया है।</text:p>
          </table:table-cell>
          <table:table-cell office:value-type="string" calcext:value-type="string">
            <text:p>मुझे लगता है मेरा घाव संक्रमित हो गया है</text:p>
          </table:table-cell>
          <table:table-cell table:number-columns-repeated="3" office:value-type="string" calcext:value-type="string">
            <text:p>[]</text:p>
          </table:table-cell>
          <table:table-cell table:number-columns-repeated="16378"/>
        </table:table-row>
        <table:table-row table:style-name="ro4">
          <table:table-cell office:value-type="string" calcext:value-type="string">
            <text:p>गंभीर दस्त के बाद मुझे चक्कर आ रहा है</text:p>
          </table:table-cell>
          <table:table-cell office:value-type="string" calcext:value-type="string">
            <text:p>गंभीर दस्त के बाद मुझे चक्कर आ रहा है।</text:p>
          </table:table-cell>
          <table:table-cell office:value-type="string" calcext:value-type="string">
            <text:p>मेरे चक्कर आ रहा है</text:p>
          </table:table-cell>
          <table:table-cell office:value-type="string" calcext:value-type="string">
            <text:p>[]</text:p>
          </table:table-cell>
          <table:table-cell table:number-columns-repeated="2" office:value-type="string" calcext:value-type="string">
            <text:p>[[0, 'मेरे', 'गंभीर'], [1, 'चक्कर', 'दस्त'], [2, 'आ', 'के'], [3, 'रहा', 'बाद'], [4, 'है', 'मुझे']]</text:p>
          </table:table-cell>
          <table:table-cell table:number-columns-repeated="16378"/>
        </table:table-row>
        <table:table-row table:style-name="ro4">
          <table:table-cell office:value-type="string" calcext:value-type="string">
            <text:p>मेरी त्वचा पर एक लाल दाग है</text:p>
          </table:table-cell>
          <table:table-cell office:value-type="string" calcext:value-type="string">
            <text:p>मेरी त्वचा पर एक लाल दाग है।</text:p>
          </table:table-cell>
          <table:table-cell office:value-type="string" calcext:value-type="string">
            <text:p>मेरी त्वचा पर एक लाल दाग है</text:p>
          </table:table-cell>
          <table:table-cell table:number-columns-repeated="3" office:value-type="string" calcext:value-type="string">
            <text:p>[]</text:p>
          </table:table-cell>
          <table:table-cell table:number-columns-repeated="16378"/>
        </table:table-row>
        <table:table-row table:style-name="ro4">
          <table:table-cell office:value-type="string" calcext:value-type="string">
            <text:p>मैं चल नहीं सकता मेरे घुटने में दर्द रहता है</text:p>
          </table:table-cell>
          <table:table-cell office:value-type="string" calcext:value-type="string">
            <text:p>मैं चल नहीं सकता मेरे घुटने में दर्द रहता है।</text:p>
          </table:table-cell>
          <table:table-cell office:value-type="string" calcext:value-type="string">
            <text:p>मैं चल नहीं सकता मेरे घुटने में दर्द रहता है</text:p>
          </table:table-cell>
          <table:table-cell table:number-columns-repeated="3" office:value-type="string" calcext:value-type="string">
            <text:p>[]</text:p>
          </table:table-cell>
          <table:table-cell table:number-columns-repeated="16378"/>
        </table:table-row>
        <table:table-row table:style-name="ro4">
          <table:table-cell table:style-name="ce3" office:value-type="string" calcext:value-type="string">
            <text:p>मुझे अपनी पीठ में दर्द महसूस हो रहा है</text:p>
          </table:table-cell>
          <table:table-cell table:style-name="ce3" office:value-type="string" calcext:value-type="string">
            <text:p>मुझे अपनी पीक में दर्द महसूस हो रहा है'।</text:p>
          </table:table-cell>
          <table:table-cell table:style-name="ce3" office:value-type="string" calcext:value-type="string">
            <text:p>मुझे अपनी पीठ में दर्द महसूस हो रहा है</text:p>
          </table:table-cell>
          <table:table-cell table:style-name="ce6" office:value-type="string" calcext:value-type="string">
            <text:p>[[2, 'पीक', 'पीठ'], [8, "है'", 'है']]</text:p>
          </table:table-cell>
          <table:table-cell table:style-name="ce6" office:value-type="string" calcext:value-type="string">
            <text:p>[]</text:p>
          </table:table-cell>
          <table:table-cell table:style-name="ce6" office:value-type="string" calcext:value-type="string">
            <text:p>[[2, 'पीठ', 'पीक'], [8, 'है', "है'"]]</text:p>
          </table:table-cell>
          <table:table-cell table:number-columns-repeated="16378"/>
        </table:table-row>
        <table:table-row table:style-name="ro2">
          <table:table-cell office:value-type="string" calcext:value-type="string">
            <text:p>मेरा शरीर कमज़ोर महसूस करता है और मैंने इसे आराम देने की कोशिश की लेकिन फिर भी मुझे दर्द होता है</text:p>
          </table:table-cell>
          <table:table-cell office:value-type="string" calcext:value-type="string">
            <text:p>मेरा शरीर कमज़ोर महसूस करता है और मैंने इसे आराम देने की कोशिश की लेकिन फिर भी मुझे दर्द होता है।</text:p>
          </table:table-cell>
          <table:table-cell office:value-type="string" calcext:value-type="string">
            <text:p>मेरा शरीर कमज़ोर महसूस करता है और मैंने इस</text:p>
          </table:table-cell>
          <table:table-cell office:value-type="string" calcext:value-type="string">
            <text:p>[]</text:p>
          </table:table-cell>
          <table:table-cell table:number-columns-repeated="2" office:value-type="string" calcext:value-type="string">
            <text:p>[[8, 'इस', 'इसे']]</text:p>
          </table:table-cell>
          <table:table-cell table:number-columns-repeated="16378"/>
        </table:table-row>
        <table:table-row table:style-name="ro3">
          <table:table-cell office:value-type="string" calcext:value-type="string">
            <text:p>मुझे चुभन के साथ हृदय गति बढ़ी हुई महसूस होती है</text:p>
          </table:table-cell>
          <table:table-cell office:value-type="string" calcext:value-type="string">
            <text:p>मुझे चुभन के साथ ह्रदय गति बढ़ी हुई महसूस होती है।</text:p>
          </table:table-cell>
          <table:table-cell office:value-type="string" calcext:value-type="string">
            <text:p>मुझे चुभन के साथ ह्रदय गति बढ़ी हुई</text:p>
          </table:table-cell>
          <table:table-cell table:number-columns-repeated="2" office:value-type="string" calcext:value-type="string">
            <text:p>[[4, 'ह्रदय', 'हृदय']]</text:p>
          </table:table-cell>
          <table:table-cell office:value-type="string" calcext:value-type="string">
            <text:p>[]</text:p>
          </table:table-cell>
          <table:table-cell table:number-columns-repeated="16378"/>
        </table:table-row>
        <table:table-row table:style-name="ro2">
          <table:table-cell table:style-name="ce3" office:value-type="string" calcext:value-type="string">
            <text:p>मेरे पोते का पैर समुद्र में एक सीप पर कट गया और अब उसका पैर भूरा हो गया है और फूला हुआ है।</text:p>
          </table:table-cell>
          <table:table-cell table:style-name="ce3" office:value-type="string" calcext:value-type="string">
            <text:p>मेरे पोते का पैस समुद्र में एक सीप पर कट गया और अब उसका पै भूरा हो गया है और फोला हुआ है।</text:p>
          </table:table-cell>
          <table:table-cell table:style-name="ce3" office:value-type="string" calcext:value-type="string">
            <text:p>मेरे पोते का पैस समुद्र में एक सीप पर कट गया </text:p>
          </table:table-cell>
          <table:table-cell table:style-name="ce6" office:value-type="string" calcext:value-type="string">
            <text:p>[[3, 'पैस', 'पैर'], [14, 'पै', 'पैर'], [20, 'फोला', 'फूला']]</text:p>
          </table:table-cell>
          <table:table-cell table:style-name="ce6" office:value-type="string" calcext:value-type="string">
            <text:p>[[3, 'पैस', 'पैर']]</text:p>
          </table:table-cell>
          <table:table-cell table:style-name="ce6" office:value-type="string" calcext:value-type="string">
            <text:p>[]</text:p>
          </table:table-cell>
          <table:table-cell table:number-columns-repeated="16378"/>
        </table:table-row>
        <table:table-row table:style-name="ro3">
          <table:table-cell office:value-type="string" calcext:value-type="string">
            <text:p>मुझे चुभन के साथ हृदय गति बढ़ी हुई महसूस होती है</text:p>
          </table:table-cell>
          <table:table-cell office:value-type="string" calcext:value-type="string">
            <text:p>मुझे चौबन के साथ हृदय गति बढ़ी हुई महसूस होती है।</text:p>
          </table:table-cell>
          <table:table-cell office:value-type="string" calcext:value-type="string">
            <text:p>मुझे चौबन के साथ हृदय गति बढ़ी हुई महसू</text:p>
          </table:table-cell>
          <table:table-cell office:value-type="string" calcext:value-type="string">
            <text:p>[[1, 'चौबन', 'चुभन']]</text:p>
          </table:table-cell>
          <table:table-cell office:value-type="string" calcext:value-type="string">
            <text:p>[[1, 'चौबन', 'चुभन'], [8, 'महसू', 'महसूस']]</text:p>
          </table:table-cell>
          <table:table-cell office:value-type="string" calcext:value-type="string">
            <text:p>[[8, 'महसू', 'महसूस']]</text:p>
          </table:table-cell>
          <table:table-cell table:number-columns-repeated="16378"/>
        </table:table-row>
        <table:table-row table:style-name="ro2">
          <table:table-cell office:value-type="string" calcext:value-type="string">
            <text:p>सबसे बुरा सिरदर्द मेरे बीसवें वर्ष में हैंगओवर के दौरान था: मैंने ईमानदारी से सोचा था कि मैं मस्तिष्क की सूजन से मरने वाला था।</text:p>
          </table:table-cell>
          <table:table-cell office:value-type="string" calcext:value-type="string">
            <text:p>सबसे बुरा सिरदर्द मेरे बीसवें वर्ष में हैं गोअर के दौरान था मैंने ईमानदारी से सोचा था की मैं मस्तिष्क की सूजन से मरने वाला था।</text:p>
          </table:table-cell>
          <table:table-cell office:value-type="string" calcext:value-type="string">
            <text:p>मेरे बीसवें वर्ष में हैं गोअर के दौरान था मैंने </text:p>
          </table:table-cell>
          <table:table-cell office:value-type="string" calcext:value-type="string">
            <text:p>[[7, 'हैं', 'हैंगओवर'], [8, 'गोअर', 'के'], [9, 'के', 'दौरान'], [10, 'दौरान', 'था:'], [11, 'था', 'मैंने'], [12, 'मैंने', 'ईमानदारी'], [13, 'ईमानदारी', 'से'], [14, 'से', 'सोचा'], [15, 'सोचा', 'था'], [16, 'था', 'कि'], [17, 'की', 'मैं'], [18, 'मैं', 'मस्तिष्क'], [19, 'मस्तिष्क', 'की'], [20, 'की', 'सूजन'], [21, 'सूजन', 'से'], [22, 'से', 'मरने'], [23, 'मरने', 'वाला'], [24, 'वाला', 'था']]</text:p>
          </table:table-cell>
          <table:table-cell office:value-type="string" calcext:value-type="string">
            <text:p>[[0, 'मेरे', 'सबसे'], [1, 'बीसवें', 'बुरा'], [2, 'वर्ष', 'सिरदर्द'], [3, 'में', 'मेरे'], [4, 'हैं', 'बीसवें'], [5, 'गोअर', 'वर्ष'], [6, 'के', 'में'], [7, 'दौरान', 'हैंगओवर'], [8, 'था', 'के'], [9, 'मैंने', 'दौरान']]</text:p>
          </table:table-cell>
          <table:table-cell office:value-type="string" calcext:value-type="string">
            <text:p>[[0, 'मेरे', 'सबसे'], [1, 'बीसवें', 'बुरा'], [2, 'वर्ष', 'सिरदर्द'], [3, 'में', 'मेरे'], [4, 'हैं', 'बीसवें'], [5, 'गोअर', 'वर्ष'], [6, 'के', 'में'], [7, 'दौरान', 'हैं'], [8, 'था', 'गोअर'], [9, 'मैंने', 'के']]</text:p>
          </table:table-cell>
          <table:table-cell table:number-columns-repeated="16378"/>
        </table:table-row>
        <table:table-row table:style-name="ro3">
          <table:table-cell office:value-type="string" calcext:value-type="string">
            <text:p>मेरे मध्य कान में संक्रमण के कारण समस्या हो गई है</text:p>
          </table:table-cell>
          <table:table-cell office:value-type="string" calcext:value-type="string">
            <text:p>मेरे मध्यकान में संक्रमण के कारण समस्या हो गई है।</text:p>
          </table:table-cell>
          <table:table-cell office:value-type="string" calcext:value-type="string">
            <text:p>मेरे मध्यकान में संक्रमण के कारण समस्या हो गई है</text:p>
          </table:table-cell>
          <table:table-cell table:number-columns-repeated="2" office:value-type="string" calcext:value-type="string">
            <text:p>[[1, 'मध्यकान', 'मध्य'], [2, 'में', 'कान'], [3, 'संक्रमण', 'में'], [4, 'के', 'संक्रमण'], [5, 'कारण', 'के'], [6, 'समस्या', 'कारण'], [7, 'हो', 'समस्या'], [8, 'गई', 'हो'], [9, 'है', 'गई']]</text:p>
          </table:table-cell>
          <table:table-cell office:value-type="string" calcext:value-type="string">
            <text:p>[]</text:p>
          </table:table-cell>
          <table:table-cell table:number-columns-repeated="16378"/>
        </table:table-row>
        <table:table-row table:style-name="ro3">
          <table:table-cell office:value-type="string" calcext:value-type="string">
            <text:p>मेरे अंगूठे और तर्जनी के बीच की त्वचा में चोट है और यह बंद नहीं हो रही है।</text:p>
          </table:table-cell>
          <table:table-cell office:value-type="string" calcext:value-type="string">
            <text:p>मेरे अंगू के और तर्जनी के बीच की त्वचा में चोट है और ये बंद नहीं हो रही है।</text:p>
          </table:table-cell>
          <table:table-cell office:value-type="string" calcext:value-type="string">
            <text:p>मेरे अंगू के और तर्जनी के बीच की त्वचा में</text:p>
          </table:table-cell>
          <table:table-cell office:value-type="string" calcext:value-type="string">
            <text:p>[[1, 'अंगू', 'अंगूठे'], [2, 'के', 'और'], [3, 'और', 'तर्जनी'], [4, 'तर्जनी', 'के'], [5, 'के', 'बीच'], [6, 'बीच', 'की'], [7, 'की', 'त्वचा'], [8, 'त्वचा', 'में'], [9, 'में', 'चोट'], [10, 'चोट', 'है'], [11, 'है', 'और'], [12, 'और', 'यह'], [13, 'ये', 'बंद'], [14, 'बंद', 'नहीं'], [15, 'नहीं', 'हो'], [16, 'हो', 'रही'], [17, 'रही', 'है']]</text:p>
          </table:table-cell>
          <table:table-cell office:value-type="string" calcext:value-type="string">
            <text:p>[[1, 'अंगू', 'अंगूठे'], [2, 'के', 'और'], [3, 'और', 'तर्जनी'], [4, 'तर्जनी', 'के'], [5, 'के', 'बीच'], [6, 'बीच', 'की'], [7, 'की', 'त्वचा'], [8, 'त्वचा', 'में'], [9, 'में', 'चोट']]</text:p>
          </table:table-cell>
          <table:table-cell office:value-type="string" calcext:value-type="string">
            <text:p>[]</text:p>
          </table:table-cell>
          <table:table-cell table:number-columns-repeated="16378"/>
        </table:table-row>
        <table:table-row table:style-name="ro3">
          <table:table-cell office:value-type="string" calcext:value-type="string">
            <text:p>जब मैं अपने बालों को ब्रश करता हूं तो देखता हूं कि ब्रश में बालों के बड़े-बड़े गुच्छे निकल रहे हैं।</text:p>
          </table:table-cell>
          <table:table-cell office:value-type="string" calcext:value-type="string">
            <text:p>जब मैं अपने बालों को वृष करता हूँ तो देखता हूँ कि वृष में बालों के बड़े बड़े गुच्छ निकल रहे हैं।</text:p>
          </table:table-cell>
          <table:table-cell office:value-type="string" calcext:value-type="string">
            <text:p>जब मैं अपने बालों को वृष करता हूं तो देखता ह</text:p>
          </table:table-cell>
          <table:table-cell office:value-type="string" calcext:value-type="string">
            <text:p>[[5, 'वृष', 'ब्रश'], [7, 'हूँ', 'हूं'], [10, 'हूँ', 'हूं'], [12, 'वृष', 'ब्रश'], [16, 'बड़े', 'बड़े-बड़े'], [17, 'बड़े', 'गुच्छे'], [18, 'गुच्छ', 'निकल'], [19, 'निकल', 'रहे'], [20, 'रहे', 'हैं']]</text:p>
          </table:table-cell>
          <table:table-cell office:value-type="string" calcext:value-type="string">
            <text:p>[[5, 'वृष', 'ब्रश'], [10, 'ह', 'हूं']]</text:p>
          </table:table-cell>
          <table:table-cell office:value-type="string" calcext:value-type="string">
            <text:p>[[7, 'हूं', 'हूँ'], [10, 'ह', 'हूँ']]</text:p>
          </table:table-cell>
          <table:table-cell table:number-columns-repeated="16378"/>
        </table:table-row>
        <table:table-row table:style-name="ro4">
          <table:table-cell office:value-type="string" calcext:value-type="string">
            <text:p>चलते समय घुटने में दर्द महसूस होता है</text:p>
          </table:table-cell>
          <table:table-cell office:value-type="string" calcext:value-type="string">
            <text:p>चलते समय घुटने में दर्द महसूस होता है।</text:p>
          </table:table-cell>
          <table:table-cell office:value-type="string" calcext:value-type="string">
            <text:p>मुझते समय घुटने में दर्द महसूस होता है</text:p>
          </table:table-cell>
          <table:table-cell office:value-type="string" calcext:value-type="string">
            <text:p>[]</text:p>
          </table:table-cell>
          <table:table-cell table:number-columns-repeated="2" office:value-type="string" calcext:value-type="string">
            <text:p>[[0, 'मुझते', 'चलते']]</text:p>
          </table:table-cell>
          <table:table-cell table:number-columns-repeated="16378"/>
        </table:table-row>
        <table:table-row table:style-name="ro3">
          <table:table-cell office:value-type="string" calcext:value-type="string">
            <text:p>मुझे अच्छा महसूस नहीं हो रहा है मैं सांस नहीं ले पा रहा हूं</text:p>
          </table:table-cell>
          <table:table-cell office:value-type="string" calcext:value-type="string">
            <text:p>मुझे अच्छा महसूस नहीं हो रहा है' मैं इस साँस में ही ले पा रहा हूँ।</text:p>
          </table:table-cell>
          <table:table-cell office:value-type="string" calcext:value-type="string">
            <text:p>मुझे अच्छा महसूस नहीं हो रहा है मैं इस साँस में</text:p>
          </table:table-cell>
          <table:table-cell office:value-type="string" calcext:value-type="string">
            <text:p>[[6, "है'", 'है'], [8, 'इस', 'सांस'], [9, 'साँस', 'नहीं'], [10, 'में', 'ले'], [11, 'ही', 'पा'], [12, 'ले', 'रहा'], [13, 'पा', 'हूं']]</text:p>
          </table:table-cell>
          <table:table-cell office:value-type="string" calcext:value-type="string">
            <text:p>[[8, 'इस', 'सांस'], [9, 'साँस', 'नहीं'], [10, 'में', 'ले']]</text:p>
          </table:table-cell>
          <table:table-cell office:value-type="string" calcext:value-type="string">
            <text:p>[[6, 'है', "है'"]]</text:p>
          </table:table-cell>
          <table:table-cell table:number-columns-repeated="16378"/>
        </table:table-row>
        <table:table-row table:style-name="ro1" table:number-rows-repeated="1048408">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7-16T16:19:47.661000000</dc:date>
    <meta:editing-duration>PT48M55S</meta:editing-duration>
    <meta:editing-cycles>1</meta:editing-cycles>
    <meta:document-statistic meta:table-count="1" meta:cell-count="1002" meta:object-count="0"/>
    <meta:generator>LibreOffice/7.6.4.1$Windows_X86_64 LibreOffice_project/e19e193f88cd6c0525a17fb7a176ed8e6a3e2aa1</meta:generator>
  </office:meta>
</office:document-meta>
</file>